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2752E4F9A1C79ABC.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4f23ae6" officeooo:paragraph-rsid="04f23ae6"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4"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1"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2"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3"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4"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5"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9" style:family="paragraph" style:parent-style-name="Standard">
      <style:text-properties officeooo:paragraph-rsid="003e726d"/>
    </style:style>
    <style:style style:name="P160" style:family="paragraph" style:parent-style-name="Standard">
      <style:text-properties fo:color="#0000cc" fo:language="bg" fo:country="BG" officeooo:rsid="004e122a" officeooo:paragraph-rsid="030e3128" style:font-size-asian="10.5pt" style:font-weight-asian="normal"/>
    </style:style>
    <style:style style:name="P161" style:family="paragraph" style:parent-style-name="Standard">
      <style:text-properties fo:color="#0000cc" fo:language="bg" fo:country="BG" officeooo:rsid="0056c91e" officeooo:paragraph-rsid="030e3128" style:font-size-asian="10.5pt" style:font-weight-asian="normal"/>
    </style:style>
    <style:style style:name="P162" style:family="paragraph" style:parent-style-name="Standard">
      <style:text-properties fo:color="#0000cc" fo:language="bg" fo:country="BG" officeooo:rsid="001ad1cd" officeooo:paragraph-rsid="030e3128" style:font-size-asian="10.5pt" style:font-weight-asian="normal"/>
    </style:style>
    <style:style style:name="P163" style:family="paragraph" style:parent-style-name="Standard">
      <style:text-properties fo:color="#0000cc" fo:language="bg" fo:country="BG" officeooo:rsid="002063ae" officeooo:paragraph-rsid="030e3128" style:font-size-asian="10.5pt" style:font-weight-asian="normal"/>
    </style:style>
    <style:style style:name="P164" style:family="paragraph" style:parent-style-name="Standard">
      <style:text-properties fo:color="#0000cc" fo:language="bg" fo:country="BG" officeooo:rsid="00220246" officeooo:paragraph-rsid="030e3128" style:font-size-asian="10.5pt" style:font-weight-asian="normal"/>
    </style:style>
    <style:style style:name="P165" style:family="paragraph" style:parent-style-name="Standard">
      <style:text-properties fo:color="#0000cc" fo:language="bg" fo:country="BG" officeooo:rsid="0023081c" officeooo:paragraph-rsid="030e3128" style:font-size-asian="10.5pt" style:font-weight-asian="normal"/>
    </style:style>
    <style:style style:name="P166" style:family="paragraph" style:parent-style-name="Standard">
      <style:text-properties fo:color="#0000cc" fo:language="bg" fo:country="BG" officeooo:rsid="00250222" officeooo:paragraph-rsid="030e3128" style:font-size-asian="10.5pt" style:font-weight-asian="normal"/>
    </style:style>
    <style:style style:name="P167" style:family="paragraph" style:parent-style-name="Standard">
      <style:text-properties fo:color="#0000cc" fo:language="bg" fo:country="BG" officeooo:rsid="002f46ae" officeooo:paragraph-rsid="030e3128" style:font-size-asian="10.5pt" style:font-weight-asian="normal"/>
    </style:style>
    <style:style style:name="P168" style:family="paragraph" style:parent-style-name="Standard">
      <style:text-properties fo:color="#0000cc" fo:language="bg" fo:country="BG" officeooo:rsid="00001cdd" officeooo:paragraph-rsid="030e3128" style:font-size-asian="10.5pt" style:font-weight-asian="normal"/>
    </style:style>
    <style:style style:name="P169" style:family="paragraph" style:parent-style-name="Standard">
      <style:text-properties fo:color="#0000cc" fo:language="bg" fo:country="BG" officeooo:rsid="003b2c9c" officeooo:paragraph-rsid="030e3128" style:font-size-asian="10.5pt" style:font-weight-asian="normal"/>
    </style:style>
    <style:style style:name="P170" style:family="paragraph" style:parent-style-name="Standard">
      <style:text-properties fo:color="#0000cc" fo:language="bg" fo:country="BG" officeooo:rsid="003c1e16" officeooo:paragraph-rsid="030e3128" style:font-size-asian="10.5pt" style:font-weight-asian="normal"/>
    </style:style>
    <style:style style:name="P171" style:family="paragraph" style:parent-style-name="Standard">
      <style:text-properties fo:color="#0000cc" fo:language="bg" fo:country="BG" officeooo:rsid="003cbb11" officeooo:paragraph-rsid="030e3128" style:font-size-asian="10.5pt" style:font-weight-asian="normal"/>
    </style:style>
    <style:style style:name="P172" style:family="paragraph" style:parent-style-name="Standard">
      <style:text-properties fo:color="#0000cc" fo:language="bg" fo:country="BG" officeooo:rsid="003f5c2c" officeooo:paragraph-rsid="030e3128" style:font-size-asian="10.5pt" style:font-weight-asian="normal"/>
    </style:style>
    <style:style style:name="P173"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4"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5" style:family="paragraph" style:parent-style-name="Standard">
      <style:text-properties fo:color="#0000ff" style:font-name="Liberation Mono" fo:language="bg" fo:country="BG" officeooo:rsid="0006d2c7" officeooo:paragraph-rsid="030e3128" style:font-size-asian="10.5pt" style:font-weight-asian="normal"/>
    </style:style>
    <style:style style:name="P176" style:family="paragraph" style:parent-style-name="Standard">
      <style:text-properties fo:color="#0000ff" fo:language="bg" fo:country="BG" officeooo:rsid="00087bb0" officeooo:paragraph-rsid="030e3128" style:font-size-asian="10.5pt" style:font-weight-asian="normal"/>
    </style:style>
    <style:style style:name="P177" style:family="paragraph" style:parent-style-name="Standard">
      <style:text-properties fo:color="#0000ff" fo:language="bg" fo:country="BG" officeooo:rsid="000c282f" officeooo:paragraph-rsid="030e3128" style:font-size-asian="10.5pt" style:font-weight-asian="normal"/>
    </style:style>
    <style:style style:name="P178" style:family="paragraph" style:parent-style-name="Standard">
      <style:text-properties fo:color="#0000ff" fo:language="bg" fo:country="BG" officeooo:rsid="0010dde4" officeooo:paragraph-rsid="030e3128" style:font-size-asian="10.5pt" style:font-weight-asian="normal"/>
    </style:style>
    <style:style style:name="P179" style:family="paragraph" style:parent-style-name="Standard">
      <style:text-properties fo:color="#0000ff" fo:language="bg" fo:country="BG" officeooo:rsid="001317f0" officeooo:paragraph-rsid="030e3128" style:font-size-asian="10.5pt" style:font-weight-asian="normal"/>
    </style:style>
    <style:style style:name="P180" style:family="paragraph" style:parent-style-name="Standard">
      <style:text-properties fo:color="#0000ff" fo:language="bg" fo:country="BG" officeooo:rsid="0016f0b0" officeooo:paragraph-rsid="030e3128" style:font-size-asian="10.5pt" style:font-weight-asian="normal"/>
    </style:style>
    <style:style style:name="P181" style:family="paragraph" style:parent-style-name="Standard">
      <style:text-properties fo:color="#0000ff" fo:language="bg" fo:country="BG" officeooo:rsid="001a5015" officeooo:paragraph-rsid="030e3128" style:font-size-asian="10.5pt" style:font-weight-asian="normal"/>
    </style:style>
    <style:style style:name="P182"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3" style:family="paragraph" style:parent-style-name="Standard">
      <style:text-properties style:font-name="Liberation Mono" fo:language="bg" fo:country="BG" officeooo:rsid="00001cdd" officeooo:paragraph-rsid="030e3128" style:font-size-asian="10.5pt" style:font-weight-asian="normal"/>
    </style:style>
    <style:style style:name="P184" style:family="paragraph" style:parent-style-name="Standard">
      <style:text-properties style:font-name="Liberation Mono" fo:language="bg" fo:country="BG" officeooo:rsid="0010dde4" officeooo:paragraph-rsid="030e3128" style:font-size-asian="10.5pt" style:font-weight-asian="normal"/>
    </style:style>
    <style:style style:name="P185" style:family="paragraph" style:parent-style-name="Standard">
      <style:text-properties style:font-name="Liberation Mono" fo:language="bg" fo:country="BG" officeooo:rsid="03397028" officeooo:paragraph-rsid="03397028" style:font-size-asian="10.5pt" style:font-weight-asian="normal"/>
    </style:style>
    <style:style style:name="P186" style:family="paragraph" style:parent-style-name="Standard">
      <style:text-properties style:font-name="Liberation Mono" fo:language="bg" fo:country="BG" officeooo:rsid="033938d6" officeooo:paragraph-rsid="033938d6" style:font-size-asian="10.5pt" style:font-weight-asian="normal"/>
    </style:style>
    <style:style style:name="P187" style:family="paragraph" style:parent-style-name="Standard">
      <style:text-properties style:font-name="Liberation Mono" fo:language="bg" fo:country="BG" officeooo:rsid="03367601" officeooo:paragraph-rsid="03367601" style:font-size-asian="10.5pt" style:font-weight-asian="normal"/>
    </style:style>
    <style:style style:name="P188"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9"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0" style:family="paragraph" style:parent-style-name="Standard">
      <style:text-properties style:font-name="Courier 10 Pitch" fo:language="bg" fo:country="BG" officeooo:rsid="03a25c47" officeooo:paragraph-rsid="03a25c47" style:font-size-asian="10.5pt" style:font-weight-asian="normal"/>
    </style:style>
    <style:style style:name="P191"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2"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3" style:family="paragraph" style:parent-style-name="Standard">
      <style:text-properties style:font-name="Liberation Sans1" officeooo:rsid="046d741e" officeooo:paragraph-rsid="046d741e"/>
    </style:style>
    <style:style style:name="P194" style:family="paragraph" style:parent-style-name="Standard">
      <style:text-properties style:font-name="Liberation Sans1" officeooo:rsid="046ed247" officeooo:paragraph-rsid="046ed247"/>
    </style:style>
    <style:style style:name="P195" style:family="paragraph" style:parent-style-name="Standard">
      <style:text-properties style:font-name="Liberation Sans1" officeooo:rsid="04719a4d" officeooo:paragraph-rsid="04719a4d"/>
    </style:style>
    <style:style style:name="P196" style:family="paragraph" style:parent-style-name="Standard">
      <style:text-properties style:font-name="Liberation Sans1" officeooo:rsid="04739b24" officeooo:paragraph-rsid="04739b24"/>
    </style:style>
    <style:style style:name="P197" style:family="paragraph" style:parent-style-name="Standard">
      <style:text-properties style:font-name="Liberation Sans1" officeooo:rsid="04749831" officeooo:paragraph-rsid="04749831"/>
    </style:style>
    <style:style style:name="P198" style:family="paragraph" style:parent-style-name="Standard">
      <style:text-properties style:font-name="Liberation Sans1" officeooo:rsid="04749831" officeooo:paragraph-rsid="04aafc75"/>
    </style:style>
    <style:style style:name="P199" style:family="paragraph" style:parent-style-name="Standard">
      <style:text-properties style:font-name="Liberation Sans1" officeooo:rsid="0476437d" officeooo:paragraph-rsid="0476437d"/>
    </style:style>
    <style:style style:name="P200" style:family="paragraph" style:parent-style-name="Standard">
      <style:text-properties style:font-name="Liberation Sans1" officeooo:rsid="0476e99a" officeooo:paragraph-rsid="0476e99a"/>
    </style:style>
    <style:style style:name="P201" style:family="paragraph" style:parent-style-name="Standard">
      <style:text-properties style:font-name="Liberation Sans1" officeooo:rsid="047708b4" officeooo:paragraph-rsid="047708b4"/>
    </style:style>
    <style:style style:name="P202" style:family="paragraph" style:parent-style-name="Standard">
      <style:text-properties style:font-name="Liberation Sans1" officeooo:rsid="047708b4" officeooo:paragraph-rsid="049e0b34"/>
    </style:style>
    <style:style style:name="P203" style:family="paragraph" style:parent-style-name="Standard">
      <style:text-properties style:font-name="Liberation Sans1" officeooo:rsid="047d9080" officeooo:paragraph-rsid="047d9080"/>
    </style:style>
    <style:style style:name="P204" style:family="paragraph" style:parent-style-name="Standard">
      <style:text-properties style:font-name="Liberation Sans1" fo:font-weight="bold" officeooo:rsid="04802c72" officeooo:paragraph-rsid="04802c72" style:font-weight-asian="bold" style:font-weight-complex="bold"/>
    </style:style>
    <style:style style:name="P205" style:family="paragraph" style:parent-style-name="Standard">
      <style:text-properties style:font-name="Liberation Sans1" officeooo:rsid="048107be" officeooo:paragraph-rsid="048107be"/>
    </style:style>
    <style:style style:name="P206" style:family="paragraph" style:parent-style-name="Standard">
      <style:text-properties style:font-name="Liberation Sans1" officeooo:rsid="048264ed" officeooo:paragraph-rsid="048264ed"/>
    </style:style>
    <style:style style:name="P207" style:family="paragraph" style:parent-style-name="Standard">
      <style:text-properties style:font-name="Liberation Sans1" officeooo:rsid="0483b483" officeooo:paragraph-rsid="0483b483"/>
    </style:style>
    <style:style style:name="P208" style:family="paragraph" style:parent-style-name="Standard">
      <style:text-properties style:font-name="Liberation Sans1" officeooo:rsid="04857d37" officeooo:paragraph-rsid="04857d37"/>
    </style:style>
    <style:style style:name="P209" style:family="paragraph" style:parent-style-name="Standard">
      <style:text-properties style:font-name="Liberation Sans1" officeooo:rsid="0485f4ed" officeooo:paragraph-rsid="0485f4ed"/>
    </style:style>
    <style:style style:name="P210" style:family="paragraph" style:parent-style-name="Standard">
      <style:text-properties style:font-name="Liberation Sans1" officeooo:rsid="04876fe5" officeooo:paragraph-rsid="04876fe5"/>
    </style:style>
    <style:style style:name="P211" style:family="paragraph" style:parent-style-name="Standard">
      <style:text-properties style:font-name="Liberation Sans1" officeooo:rsid="04880f9c" officeooo:paragraph-rsid="04880f9c"/>
    </style:style>
    <style:style style:name="P212" style:family="paragraph" style:parent-style-name="Standard">
      <style:text-properties style:font-name="Liberation Sans1" officeooo:rsid="048cfc4b" officeooo:paragraph-rsid="048cfc4b"/>
    </style:style>
    <style:style style:name="P213" style:family="paragraph" style:parent-style-name="Standard">
      <style:text-properties style:font-name="Liberation Sans1" officeooo:rsid="048e3386" officeooo:paragraph-rsid="048e3386"/>
    </style:style>
    <style:style style:name="P214" style:family="paragraph" style:parent-style-name="Standard">
      <style:text-properties style:font-name="Liberation Sans1" officeooo:rsid="048f92f1" officeooo:paragraph-rsid="048f92f1"/>
    </style:style>
    <style:style style:name="P215" style:family="paragraph" style:parent-style-name="Standard">
      <style:text-properties style:font-name="Liberation Sans1" officeooo:rsid="04907dff" officeooo:paragraph-rsid="04907dff"/>
    </style:style>
    <style:style style:name="P216" style:family="paragraph" style:parent-style-name="Standard">
      <style:text-properties style:font-name="Liberation Sans1" officeooo:rsid="0492784a" officeooo:paragraph-rsid="0492784a"/>
    </style:style>
    <style:style style:name="P217" style:family="paragraph" style:parent-style-name="Standard">
      <style:text-properties style:font-name="Liberation Sans1" officeooo:rsid="0494d3ed" officeooo:paragraph-rsid="0494d3ed"/>
    </style:style>
    <style:style style:name="P218" style:family="paragraph" style:parent-style-name="Standard">
      <style:text-properties style:font-name="Liberation Sans1" officeooo:rsid="0494d3ed" officeooo:paragraph-rsid="04ae1c80"/>
    </style:style>
    <style:style style:name="P219" style:family="paragraph" style:parent-style-name="Standard">
      <style:text-properties style:font-name="Liberation Sans1" officeooo:rsid="04962b91" officeooo:paragraph-rsid="04962b91"/>
    </style:style>
    <style:style style:name="P220" style:family="paragraph" style:parent-style-name="Standard">
      <style:text-properties style:font-name="Liberation Sans1" officeooo:rsid="049844d4" officeooo:paragraph-rsid="049844d4"/>
    </style:style>
    <style:style style:name="P221" style:family="paragraph" style:parent-style-name="Standard">
      <style:text-properties style:font-name="Liberation Sans1" officeooo:rsid="049844d4" officeooo:paragraph-rsid="049a361b"/>
    </style:style>
    <style:style style:name="P222" style:family="paragraph" style:parent-style-name="Standard">
      <style:text-properties style:font-name="Liberation Sans1" officeooo:rsid="049a361b" officeooo:paragraph-rsid="049a361b"/>
    </style:style>
    <style:style style:name="P223" style:family="paragraph" style:parent-style-name="Standard">
      <style:text-properties style:font-name="Liberation Sans1" officeooo:rsid="049a361b" officeooo:paragraph-rsid="049be0df"/>
    </style:style>
    <style:style style:name="P224" style:family="paragraph" style:parent-style-name="Standard">
      <style:text-properties style:font-name="Liberation Sans1" officeooo:rsid="049be0df" officeooo:paragraph-rsid="049be0df"/>
    </style:style>
    <style:style style:name="P225" style:family="paragraph" style:parent-style-name="Standard">
      <style:text-properties style:font-name="Liberation Sans1" officeooo:rsid="049c36d4" officeooo:paragraph-rsid="049c36d4"/>
    </style:style>
    <style:style style:name="P226" style:family="paragraph" style:parent-style-name="Standard">
      <style:text-properties style:font-name="Liberation Sans1" officeooo:rsid="049e0b34" officeooo:paragraph-rsid="04aafc75"/>
    </style:style>
    <style:style style:name="P227" style:family="paragraph" style:parent-style-name="Standard">
      <style:text-properties style:font-name="Liberation Sans1" officeooo:rsid="04babbc7" officeooo:paragraph-rsid="04babbc7"/>
    </style:style>
    <style:style style:name="P228" style:family="paragraph" style:parent-style-name="Standard">
      <style:text-properties style:font-name="Liberation Sans1" officeooo:rsid="04b4a13c" officeooo:paragraph-rsid="04b4a13c"/>
    </style:style>
    <style:style style:name="P229" style:family="paragraph" style:parent-style-name="Standard">
      <style:text-properties style:font-name="Liberation Sans1" officeooo:rsid="04c17b45" officeooo:paragraph-rsid="04c17b45"/>
    </style:style>
    <style:style style:name="P230" style:family="paragraph" style:parent-style-name="Standard">
      <style:text-properties style:font-name="Liberation Sans1" officeooo:rsid="04c73b06" officeooo:paragraph-rsid="04c73b06"/>
    </style:style>
    <style:style style:name="P231" style:family="paragraph" style:parent-style-name="Standard">
      <style:text-properties style:font-name="Liberation Sans1" officeooo:rsid="04c73b06" officeooo:paragraph-rsid="04c48d5e"/>
    </style:style>
    <style:style style:name="P232" style:family="paragraph" style:parent-style-name="Standard">
      <style:text-properties style:font-name="Liberation Sans1" officeooo:rsid="04ca5614" officeooo:paragraph-rsid="04ca5614"/>
    </style:style>
    <style:style style:name="P233" style:family="paragraph" style:parent-style-name="Standard">
      <style:text-properties style:font-name="Liberation Sans1" officeooo:rsid="04ca5614" officeooo:paragraph-rsid="04daa492"/>
    </style:style>
    <style:style style:name="P234" style:family="paragraph" style:parent-style-name="Standard">
      <style:text-properties style:font-name="Liberation Sans1" officeooo:rsid="04cfbf6b" officeooo:paragraph-rsid="04d7ff60"/>
    </style:style>
    <style:style style:name="P235" style:family="paragraph" style:parent-style-name="Standard">
      <style:text-properties style:font-name="Liberation Sans1" officeooo:rsid="04d3ba05" officeooo:paragraph-rsid="04d3ba05"/>
    </style:style>
    <style:style style:name="P236" style:family="paragraph" style:parent-style-name="Standard">
      <style:text-properties style:font-name="Liberation Sans1" officeooo:rsid="04c58323" officeooo:paragraph-rsid="04d3ba05"/>
    </style:style>
    <style:style style:name="P237" style:family="paragraph" style:parent-style-name="Standard">
      <style:text-properties style:font-name="Liberation Sans1" officeooo:rsid="04d63790" officeooo:paragraph-rsid="04d63790"/>
    </style:style>
    <style:style style:name="P238" style:family="paragraph" style:parent-style-name="Standard">
      <style:text-properties style:font-name="Liberation Sans1" officeooo:rsid="04c982ed" officeooo:paragraph-rsid="04d63790"/>
    </style:style>
    <style:style style:name="P239" style:family="paragraph" style:parent-style-name="Standard">
      <style:text-properties style:font-name="Liberation Sans1" officeooo:rsid="04daa492" officeooo:paragraph-rsid="04daa492"/>
    </style:style>
    <style:style style:name="P240" style:family="paragraph" style:parent-style-name="Standard">
      <style:text-properties style:font-name="Liberation Sans1" officeooo:rsid="04dd4cc8" officeooo:paragraph-rsid="04dd4cc8"/>
    </style:style>
    <style:style style:name="P241" style:family="paragraph" style:parent-style-name="Standard">
      <style:text-properties style:font-name="Liberation Sans1" officeooo:rsid="04e5d80c" officeooo:paragraph-rsid="04e5d80c"/>
    </style:style>
    <style:style style:name="P242" style:family="paragraph" style:parent-style-name="Standard">
      <style:paragraph-properties fo:text-align="center" style:justify-single-word="false"/>
      <style:text-properties style:font-name="Liberation Sans1" officeooo:rsid="04e5d80c" officeooo:paragraph-rsid="04e5d80c"/>
    </style:style>
    <style:style style:name="P243" style:family="paragraph" style:parent-style-name="Standard">
      <style:paragraph-properties fo:text-align="start" style:justify-single-word="false"/>
      <style:text-properties style:font-name="Liberation Sans1" officeooo:rsid="04e5d80c" officeooo:paragraph-rsid="04e5d80c"/>
    </style:style>
    <style:style style:name="P244" style:family="paragraph" style:parent-style-name="Standard">
      <style:text-properties style:font-name="Liberation Sans1" officeooo:rsid="04e8b4bf" officeooo:paragraph-rsid="04e8b4bf"/>
    </style:style>
    <style:style style:name="P245" style:family="paragraph" style:parent-style-name="Standard">
      <style:text-properties style:font-name="Liberation Sans1" officeooo:rsid="04ea14ab" officeooo:paragraph-rsid="04ea14ab"/>
    </style:style>
    <style:style style:name="P246" style:family="paragraph" style:parent-style-name="Standard">
      <style:text-properties style:font-name="Liberation Sans1" officeooo:rsid="04ebeb5c" officeooo:paragraph-rsid="04ebeb5c"/>
    </style:style>
    <style:style style:name="P247" style:family="paragraph" style:parent-style-name="Standard">
      <style:text-properties style:font-name="Liberation Sans1" officeooo:rsid="04ed4547" officeooo:paragraph-rsid="04ed4547"/>
    </style:style>
    <style:style style:name="P248" style:family="paragraph" style:parent-style-name="Standard">
      <style:text-properties style:font-name="Liberation Sans1" officeooo:rsid="04eeb813" officeooo:paragraph-rsid="04eeb813"/>
    </style:style>
    <style:style style:name="P249" style:family="paragraph" style:parent-style-name="Standard">
      <style:text-properties style:font-name="Liberation Sans1" officeooo:rsid="04eff3ba" officeooo:paragraph-rsid="04eff3ba"/>
    </style:style>
    <style:style style:name="P250" style:family="paragraph" style:parent-style-name="Standard">
      <style:text-properties style:font-name="Liberation Sans1" officeooo:rsid="04f50519" officeooo:paragraph-rsid="04f50519"/>
    </style:style>
    <style:style style:name="P251" style:family="paragraph" style:parent-style-name="Standard">
      <style:text-properties style:font-name="Liberation Sans1" officeooo:rsid="04f63984" officeooo:paragraph-rsid="04f63984"/>
    </style:style>
    <style:style style:name="P252" style:family="paragraph" style:parent-style-name="Standard">
      <style:text-properties style:font-name="Liberation Sans1" officeooo:rsid="04f82d6d" officeooo:paragraph-rsid="04f82d6d"/>
    </style:style>
    <style:style style:name="P253" style:family="paragraph" style:parent-style-name="Standard">
      <style:text-properties style:font-name="Liberation Sans1" officeooo:rsid="04fa861f" officeooo:paragraph-rsid="04fa861f"/>
    </style:style>
    <style:style style:name="P254" style:family="paragraph" style:parent-style-name="Standard">
      <style:text-properties style:font-name="Liberation Sans1" officeooo:rsid="04fad271" officeooo:paragraph-rsid="04fad271"/>
    </style:style>
    <style:style style:name="P255" style:family="paragraph" style:parent-style-name="Standard">
      <style:paragraph-properties fo:text-align="center" style:justify-single-word="false"/>
    </style:style>
    <style:style style:name="P256" style:family="paragraph" style:parent-style-name="Standard">
      <style:text-properties style:font-name="DejaVu Sans Mono" fo:font-size="10pt" officeooo:rsid="04d3ba05" officeooo:paragraph-rsid="04d3ba05" style:font-size-asian="10pt" style:font-size-complex="10pt"/>
    </style:style>
    <style:style style:name="P257" style:family="paragraph" style:parent-style-name="Text_20_body">
      <style:paragraph-properties fo:line-height="150%"/>
      <style:text-properties fo:language="zxx" fo:country="none" style:language-asian="zxx" style:country-asian="none" style:language-complex="zxx" style:country-complex="none"/>
    </style:style>
    <style:style style:name="P258"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59"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60" style:family="paragraph" style:parent-style-name="Text_20_body">
      <style:text-properties fo:language="bg" fo:country="BG"/>
    </style:style>
    <style:style style:name="P261" style:family="paragraph" style:parent-style-name="Text_20_body">
      <style:text-properties fo:language="bg" fo:country="BG" style:font-weight-asian="normal"/>
    </style:style>
    <style:style style:name="P262" style:family="paragraph" style:parent-style-name="Text_20_body">
      <style:paragraph-properties fo:text-align="start" style:justify-single-word="false"/>
      <style:text-properties fo:language="bg" fo:country="BG" style:font-weight-asian="normal"/>
    </style:style>
    <style:style style:name="P263" style:family="paragraph" style:parent-style-name="Text_20_body">
      <style:text-properties fo:language="bg" fo:country="BG" fo:font-weight="bold" style:font-weight-asian="bold" style:font-weight-complex="bold"/>
    </style:style>
    <style:style style:name="P264" style:family="paragraph" style:parent-style-name="Text_20_body">
      <style:text-properties fo:language="bg" fo:country="BG" fo:font-weight="bold" officeooo:rsid="009e1c4c" officeooo:paragraph-rsid="009e1c4c" style:font-weight-asian="bold" style:font-weight-complex="bold"/>
    </style:style>
    <style:style style:name="P265" style:family="paragraph" style:parent-style-name="Text_20_body">
      <style:text-properties fo:language="bg" fo:country="BG" fo:font-weight="bold" officeooo:rsid="009f85b8" officeooo:paragraph-rsid="009f85b8" style:font-weight-asian="bold" style:font-weight-complex="bold"/>
    </style:style>
    <style:style style:name="P266" style:family="paragraph" style:parent-style-name="Text_20_body">
      <style:text-properties fo:language="bg" fo:country="BG" fo:font-weight="bold" officeooo:rsid="015f045b" officeooo:paragraph-rsid="015f5654" style:font-weight-asian="bold" style:font-weight-complex="bold"/>
    </style:style>
    <style:style style:name="P267" style:family="paragraph" style:parent-style-name="Text_20_body">
      <style:text-properties fo:language="bg" fo:country="BG" fo:font-weight="bold" officeooo:rsid="018d708d" officeooo:paragraph-rsid="018d708d" style:font-weight-asian="bold" style:font-weight-complex="bold"/>
    </style:style>
    <style:style style:name="P268" style:family="paragraph" style:parent-style-name="Text_20_body">
      <style:text-properties fo:language="bg" fo:country="BG" style:text-underline-style="none" style:font-weight-asian="normal"/>
    </style:style>
    <style:style style:name="P269"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70"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71"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72"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73"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74"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75"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6"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77"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78"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79"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80"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81"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82"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83"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84"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85"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86"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87"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88" style:family="paragraph" style:parent-style-name="Text_20_body">
      <style:text-properties fo:language="bg" fo:country="BG" fo:font-style="normal" officeooo:rsid="00b4637d" officeooo:paragraph-rsid="00b4637d" style:font-style-asian="normal" style:font-style-complex="normal"/>
    </style:style>
    <style:style style:name="P289" style:family="paragraph" style:parent-style-name="Text_20_body">
      <style:text-properties fo:language="bg" fo:country="BG" fo:font-style="normal" officeooo:rsid="00b553fe" officeooo:paragraph-rsid="00be3abe" style:font-style-asian="normal" style:font-style-complex="normal"/>
    </style:style>
    <style:style style:name="P290" style:family="paragraph" style:parent-style-name="Text_20_body">
      <style:text-properties fo:language="bg" fo:country="BG" fo:font-style="normal" officeooo:rsid="00b553fe" officeooo:paragraph-rsid="00b553fe" style:font-style-asian="normal" style:font-style-complex="normal"/>
    </style:style>
    <style:style style:name="P291" style:family="paragraph" style:parent-style-name="Text_20_body">
      <style:text-properties fo:language="bg" fo:country="BG" fo:font-style="normal" officeooo:rsid="019c3073" officeooo:paragraph-rsid="019c3073" style:font-style-asian="normal" style:font-style-complex="normal"/>
    </style:style>
    <style:style style:name="P292" style:family="paragraph" style:parent-style-name="Text_20_body">
      <style:text-properties fo:language="bg" fo:country="BG" fo:font-style="normal" officeooo:rsid="01a0847b" officeooo:paragraph-rsid="01a0847b" style:font-style-asian="normal" style:font-style-complex="normal"/>
    </style:style>
    <style:style style:name="P293" style:family="paragraph" style:parent-style-name="Text_20_body">
      <style:text-properties fo:language="bg" fo:country="BG" fo:font-style="normal" officeooo:rsid="01a10f86" officeooo:paragraph-rsid="01a10f86" style:font-style-asian="normal" style:font-style-complex="normal"/>
    </style:style>
    <style:style style:name="P294" style:family="paragraph" style:parent-style-name="Text_20_body">
      <style:text-properties fo:language="bg" fo:country="BG" fo:font-style="normal" officeooo:rsid="01a4de89" officeooo:paragraph-rsid="01a4de89" style:font-style-asian="normal" style:font-style-complex="normal"/>
    </style:style>
    <style:style style:name="P295" style:family="paragraph" style:parent-style-name="Text_20_body">
      <style:text-properties fo:language="bg" fo:country="BG" fo:font-style="normal" officeooo:rsid="01a77cf9" officeooo:paragraph-rsid="01a77cf9" style:font-style-asian="normal" style:font-style-complex="normal"/>
    </style:style>
    <style:style style:name="P296" style:family="paragraph" style:parent-style-name="Text_20_body">
      <style:text-properties fo:language="bg" fo:country="BG" fo:font-style="normal" officeooo:rsid="01a832e2" officeooo:paragraph-rsid="01a832e2" style:font-style-asian="normal" style:font-style-complex="normal"/>
    </style:style>
    <style:style style:name="P297" style:family="paragraph" style:parent-style-name="Text_20_body">
      <style:text-properties fo:language="bg" fo:country="BG" fo:font-style="normal" officeooo:rsid="01b00987" officeooo:paragraph-rsid="01b00987" style:font-style-asian="normal" style:font-style-complex="normal"/>
    </style:style>
    <style:style style:name="P298" style:family="paragraph" style:parent-style-name="Text_20_body">
      <style:text-properties fo:language="bg" fo:country="BG" fo:font-style="normal" officeooo:rsid="01b06e1d" officeooo:paragraph-rsid="01b06e1d" style:font-style-asian="normal" style:font-style-complex="normal"/>
    </style:style>
    <style:style style:name="P299" style:family="paragraph" style:parent-style-name="Text_20_body">
      <style:text-properties fo:language="bg" fo:country="BG" fo:font-style="normal" officeooo:rsid="01b342c2" officeooo:paragraph-rsid="01b342c2" style:font-style-asian="normal" style:font-style-complex="normal"/>
    </style:style>
    <style:style style:name="P300" style:family="paragraph" style:parent-style-name="Text_20_body">
      <style:text-properties fo:language="bg" fo:country="BG" fo:font-style="normal" officeooo:rsid="01b568c0" officeooo:paragraph-rsid="01b568c0" style:font-style-asian="normal" style:font-style-complex="normal"/>
    </style:style>
    <style:style style:name="P301" style:family="paragraph" style:parent-style-name="Text_20_body">
      <style:text-properties fo:language="bg" fo:country="BG" fo:font-style="normal" officeooo:rsid="01b625b3" officeooo:paragraph-rsid="01b625b3" style:font-style-asian="normal" style:font-style-complex="normal"/>
    </style:style>
    <style:style style:name="P302" style:family="paragraph" style:parent-style-name="Text_20_body">
      <style:text-properties fo:language="bg" fo:country="BG" fo:font-style="normal" officeooo:rsid="01b879ad" officeooo:paragraph-rsid="01b879ad" style:font-style-asian="normal" style:font-style-complex="normal"/>
    </style:style>
    <style:style style:name="P303" style:family="paragraph" style:parent-style-name="Text_20_body">
      <style:text-properties fo:language="bg" fo:country="BG" fo:font-style="normal" officeooo:rsid="01b92149" officeooo:paragraph-rsid="01b92149" style:font-style-asian="normal" style:font-style-complex="normal"/>
    </style:style>
    <style:style style:name="P304" style:family="paragraph" style:parent-style-name="Text_20_body">
      <style:text-properties fo:language="bg" fo:country="BG" fo:font-style="normal" officeooo:rsid="01bc5045" officeooo:paragraph-rsid="01bc5045" style:font-style-asian="normal" style:font-style-complex="normal"/>
    </style:style>
    <style:style style:name="P305" style:family="paragraph" style:parent-style-name="Text_20_body">
      <style:text-properties fo:language="bg" fo:country="BG" fo:font-style="normal" officeooo:rsid="01c057f1" officeooo:paragraph-rsid="01c057f1" style:font-style-asian="normal" style:font-style-complex="normal"/>
    </style:style>
    <style:style style:name="P306" style:family="paragraph" style:parent-style-name="Text_20_body">
      <style:text-properties fo:language="bg" fo:country="BG" fo:font-style="normal" officeooo:rsid="01c1b494" officeooo:paragraph-rsid="01c1b494" style:font-style-asian="normal" style:font-style-complex="normal"/>
    </style:style>
    <style:style style:name="P307" style:family="paragraph" style:parent-style-name="Text_20_body">
      <style:text-properties fo:language="bg" fo:country="BG" fo:font-style="normal" officeooo:rsid="01ca5886" officeooo:paragraph-rsid="01ca5886" style:font-style-asian="normal" style:font-style-complex="normal"/>
    </style:style>
    <style:style style:name="P308" style:family="paragraph" style:parent-style-name="Text_20_body">
      <style:text-properties fo:language="bg" fo:country="BG" fo:font-style="normal" officeooo:rsid="019ae05d" officeooo:paragraph-rsid="019ae05d" style:font-style-asian="normal" style:font-style-complex="normal"/>
    </style:style>
    <style:style style:name="P309" style:family="paragraph" style:parent-style-name="Text_20_body">
      <style:text-properties fo:language="bg" fo:country="BG" fo:font-style="normal" officeooo:rsid="02065c2b" officeooo:paragraph-rsid="02065c2b" style:font-style-asian="normal" style:font-style-complex="normal"/>
    </style:style>
    <style:style style:name="P310" style:family="paragraph" style:parent-style-name="Text_20_body">
      <style:text-properties fo:language="bg" fo:country="BG" fo:font-style="normal" officeooo:rsid="02065c2b" officeooo:paragraph-rsid="0206e066" style:font-style-asian="normal" style:font-style-complex="normal"/>
    </style:style>
    <style:style style:name="P311" style:family="paragraph" style:parent-style-name="Text_20_body">
      <style:text-properties fo:language="bg" fo:country="BG" fo:font-style="normal" officeooo:rsid="0206e066" officeooo:paragraph-rsid="02065c2b" style:font-style-asian="normal" style:font-style-complex="normal"/>
    </style:style>
    <style:style style:name="P312"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13"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14"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15"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16"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17"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18"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19"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20"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21"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22"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23"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24"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25"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26"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27"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28"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29"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30"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31"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32"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33"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34"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35" style:family="paragraph" style:parent-style-name="Text_20_body">
      <style:text-properties fo:language="bg" fo:country="BG" style:language-asian="zxx" style:country-asian="none" style:language-complex="zxx" style:country-complex="none"/>
    </style:style>
    <style:style style:name="P336" style:family="paragraph" style:parent-style-name="Text_20_body">
      <style:paragraph-properties fo:line-height="150%"/>
      <style:text-properties fo:language="bg" fo:country="BG" style:language-asian="zxx" style:country-asian="none" style:language-complex="zxx" style:country-complex="none"/>
    </style:style>
    <style:style style:name="P337"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38" style:family="paragraph" style:parent-style-name="Text_20_body">
      <style:text-properties fo:language="bg" fo:country="BG" fo:background-color="#ccffff" style:language-asian="zxx" style:country-asian="none" style:language-complex="zxx" style:country-complex="none"/>
    </style:style>
    <style:style style:name="P339"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40" style:family="paragraph" style:parent-style-name="Text_20_body">
      <style:text-properties fo:language="bg" fo:country="BG" fo:font-style="italic" officeooo:rsid="00b2755c" officeooo:paragraph-rsid="00b2755c" style:font-style-asian="italic" style:font-style-complex="italic"/>
    </style:style>
    <style:style style:name="P341" style:family="paragraph" style:parent-style-name="Text_20_body">
      <style:text-properties fo:language="bg" fo:country="BG" fo:font-style="italic" officeooo:rsid="00b81422" officeooo:paragraph-rsid="00b81422" style:font-style-asian="italic" style:font-style-complex="italic"/>
    </style:style>
    <style:style style:name="P342" style:family="paragraph" style:parent-style-name="Text_20_body">
      <style:text-properties fo:language="bg" fo:country="BG" fo:font-style="italic" officeooo:rsid="01945bae" officeooo:paragraph-rsid="01945bae" style:font-style-asian="italic" style:font-style-complex="italic"/>
    </style:style>
    <style:style style:name="P343"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44"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45"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46"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47"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48"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49" style:family="paragraph" style:parent-style-name="Text_20_body">
      <style:paragraph-properties fo:text-align="start" style:justify-single-word="false"/>
      <style:text-properties fo:language="bg" fo:country="BG"/>
    </style:style>
    <style:style style:name="P350" style:family="paragraph" style:parent-style-name="Text_20_body">
      <style:text-properties fo:language="bg" fo:country="BG" officeooo:rsid="009f85b8" officeooo:paragraph-rsid="009f85b8"/>
    </style:style>
    <style:style style:name="P351" style:family="paragraph" style:parent-style-name="Text_20_body">
      <style:text-properties fo:language="bg" fo:country="BG" officeooo:rsid="00a42e60" officeooo:paragraph-rsid="00a42e60"/>
    </style:style>
    <style:style style:name="P352" style:family="paragraph" style:parent-style-name="Text_20_body">
      <style:text-properties fo:language="bg" fo:country="BG" officeooo:rsid="00a73203" officeooo:paragraph-rsid="00a8ac92"/>
    </style:style>
    <style:style style:name="P353" style:family="paragraph" style:parent-style-name="Text_20_body">
      <style:text-properties fo:language="bg" fo:country="BG" officeooo:rsid="00b4637d" officeooo:paragraph-rsid="00b4637d"/>
    </style:style>
    <style:style style:name="P354" style:family="paragraph" style:parent-style-name="Text_20_body">
      <style:text-properties fo:language="bg" fo:country="BG" officeooo:rsid="00bdba80" officeooo:paragraph-rsid="00bdba80"/>
    </style:style>
    <style:style style:name="P355" style:family="paragraph" style:parent-style-name="Text_20_body">
      <style:text-properties fo:language="bg" fo:country="BG" officeooo:rsid="00ae4599" officeooo:paragraph-rsid="00ae4599"/>
    </style:style>
    <style:style style:name="P356" style:family="paragraph" style:parent-style-name="Text_20_body">
      <style:text-properties fo:language="bg" fo:country="BG" officeooo:rsid="00bf916a" officeooo:paragraph-rsid="00bf916a"/>
    </style:style>
    <style:style style:name="P357" style:family="paragraph" style:parent-style-name="Text_20_body">
      <style:text-properties fo:language="bg" fo:country="BG" officeooo:rsid="00a9c45c" officeooo:paragraph-rsid="00a9c45c"/>
    </style:style>
    <style:style style:name="P358" style:family="paragraph" style:parent-style-name="Text_20_body">
      <style:text-properties fo:language="bg" fo:country="BG" officeooo:rsid="00c535e7" officeooo:paragraph-rsid="00c535e7"/>
    </style:style>
    <style:style style:name="P359" style:family="paragraph" style:parent-style-name="Text_20_body">
      <style:text-properties fo:language="bg" fo:country="BG" officeooo:rsid="00c995b9" officeooo:paragraph-rsid="00c995b9"/>
    </style:style>
    <style:style style:name="P360" style:family="paragraph" style:parent-style-name="Text_20_body">
      <style:text-properties fo:language="bg" fo:country="BG" officeooo:rsid="00cb89bf" officeooo:paragraph-rsid="00cb89bf"/>
    </style:style>
    <style:style style:name="P361" style:family="paragraph" style:parent-style-name="Text_20_body">
      <style:text-properties fo:language="bg" fo:country="BG" officeooo:rsid="00d198e3" officeooo:paragraph-rsid="00d198e3"/>
    </style:style>
    <style:style style:name="P362" style:family="paragraph" style:parent-style-name="Text_20_body">
      <style:text-properties fo:language="bg" fo:country="BG" officeooo:rsid="00d60a18" officeooo:paragraph-rsid="00d60a18"/>
    </style:style>
    <style:style style:name="P363" style:family="paragraph" style:parent-style-name="Text_20_body">
      <style:text-properties fo:language="bg" fo:country="BG" officeooo:rsid="00ec8356" officeooo:paragraph-rsid="00ec8356"/>
    </style:style>
    <style:style style:name="P364" style:family="paragraph" style:parent-style-name="Text_20_body">
      <style:text-properties fo:language="bg" fo:country="BG" officeooo:rsid="00edc09d" officeooo:paragraph-rsid="00edc09d"/>
    </style:style>
    <style:style style:name="P365" style:family="paragraph" style:parent-style-name="Text_20_body">
      <style:text-properties fo:language="bg" fo:country="BG" officeooo:rsid="0106a1c1" officeooo:paragraph-rsid="0106a1c1"/>
    </style:style>
    <style:style style:name="P366" style:family="paragraph" style:parent-style-name="Text_20_body">
      <style:text-properties fo:language="bg" fo:country="BG" officeooo:rsid="0108966e" officeooo:paragraph-rsid="0108966e"/>
    </style:style>
    <style:style style:name="P367" style:family="paragraph" style:parent-style-name="Text_20_body">
      <style:text-properties fo:language="bg" fo:country="BG" officeooo:rsid="010fcb44" officeooo:paragraph-rsid="010fcb44"/>
    </style:style>
    <style:style style:name="P368" style:family="paragraph" style:parent-style-name="Text_20_body">
      <style:text-properties fo:language="bg" fo:country="BG" officeooo:rsid="01156df1" officeooo:paragraph-rsid="01156df1"/>
    </style:style>
    <style:style style:name="P369" style:family="paragraph" style:parent-style-name="Text_20_body">
      <style:text-properties fo:language="bg" fo:country="BG" officeooo:rsid="0117403b" officeooo:paragraph-rsid="0117403b"/>
    </style:style>
    <style:style style:name="P370" style:family="paragraph" style:parent-style-name="Text_20_body">
      <style:text-properties fo:language="bg" fo:country="BG" officeooo:rsid="0117c721" officeooo:paragraph-rsid="0117c721"/>
    </style:style>
    <style:style style:name="P371" style:family="paragraph" style:parent-style-name="Text_20_body">
      <style:text-properties fo:language="bg" fo:country="BG" officeooo:rsid="011861c4" officeooo:paragraph-rsid="011861c4"/>
    </style:style>
    <style:style style:name="P372" style:family="paragraph" style:parent-style-name="Text_20_body">
      <style:text-properties fo:language="bg" fo:country="BG" officeooo:rsid="0119b5ec" officeooo:paragraph-rsid="0119b5ec"/>
    </style:style>
    <style:style style:name="P373" style:family="paragraph" style:parent-style-name="Text_20_body">
      <style:text-properties fo:language="bg" fo:country="BG" officeooo:rsid="011f514d" officeooo:paragraph-rsid="011f514d"/>
    </style:style>
    <style:style style:name="P374" style:family="paragraph" style:parent-style-name="Text_20_body">
      <style:text-properties fo:language="bg" fo:country="BG" officeooo:rsid="01202ee3" officeooo:paragraph-rsid="01202ee3"/>
    </style:style>
    <style:style style:name="P375" style:family="paragraph" style:parent-style-name="Text_20_body">
      <style:text-properties fo:language="bg" fo:country="BG" officeooo:rsid="0122d9a8" officeooo:paragraph-rsid="0122d9a8"/>
    </style:style>
    <style:style style:name="P376" style:family="paragraph" style:parent-style-name="Text_20_body">
      <style:text-properties fo:language="bg" fo:country="BG" officeooo:rsid="01254a25" officeooo:paragraph-rsid="01254a25"/>
    </style:style>
    <style:style style:name="P377" style:family="paragraph" style:parent-style-name="Text_20_body">
      <style:text-properties fo:language="bg" fo:country="BG" officeooo:rsid="0126bf46" officeooo:paragraph-rsid="0126bf46"/>
    </style:style>
    <style:style style:name="P378" style:family="paragraph" style:parent-style-name="Text_20_body">
      <style:text-properties fo:language="bg" fo:country="BG" officeooo:rsid="012c41d0" officeooo:paragraph-rsid="012c41d0"/>
    </style:style>
    <style:style style:name="P379" style:family="paragraph" style:parent-style-name="Text_20_body">
      <style:text-properties fo:language="bg" fo:country="BG" officeooo:rsid="012dab47" officeooo:paragraph-rsid="012dab47"/>
    </style:style>
    <style:style style:name="P380" style:family="paragraph" style:parent-style-name="Text_20_body">
      <style:text-properties fo:language="bg" fo:country="BG" officeooo:rsid="0132e86b" officeooo:paragraph-rsid="0132e86b"/>
    </style:style>
    <style:style style:name="P381" style:family="paragraph" style:parent-style-name="Text_20_body">
      <style:text-properties fo:language="bg" fo:country="BG" officeooo:rsid="0132e86b" officeooo:paragraph-rsid="0157a62b"/>
    </style:style>
    <style:style style:name="P382" style:family="paragraph" style:parent-style-name="Text_20_body">
      <style:text-properties fo:language="bg" fo:country="BG" officeooo:rsid="0133f166" officeooo:paragraph-rsid="0133f166"/>
    </style:style>
    <style:style style:name="P383" style:family="paragraph" style:parent-style-name="Text_20_body">
      <style:text-properties fo:language="bg" fo:country="BG" officeooo:rsid="0134d895" officeooo:paragraph-rsid="0134d895"/>
    </style:style>
    <style:style style:name="P384" style:family="paragraph" style:parent-style-name="Text_20_body">
      <style:text-properties fo:language="bg" fo:country="BG" officeooo:rsid="0135403e" officeooo:paragraph-rsid="0135403e"/>
    </style:style>
    <style:style style:name="P385" style:family="paragraph" style:parent-style-name="Text_20_body">
      <style:text-properties fo:language="bg" fo:country="BG" officeooo:rsid="0138b415" officeooo:paragraph-rsid="0138b415"/>
    </style:style>
    <style:style style:name="P386" style:family="paragraph" style:parent-style-name="Text_20_body">
      <style:text-properties fo:language="bg" fo:country="BG" officeooo:rsid="013a6c89" officeooo:paragraph-rsid="013ff041"/>
    </style:style>
    <style:style style:name="P387" style:family="paragraph" style:parent-style-name="Text_20_body">
      <style:text-properties fo:language="bg" fo:country="BG" officeooo:rsid="013b015b" officeooo:paragraph-rsid="013b015b"/>
    </style:style>
    <style:style style:name="P388" style:family="paragraph" style:parent-style-name="Text_20_body">
      <style:text-properties fo:language="bg" fo:country="BG" officeooo:rsid="0140f4b3" officeooo:paragraph-rsid="0140f4b3"/>
    </style:style>
    <style:style style:name="P389" style:family="paragraph" style:parent-style-name="Text_20_body">
      <style:text-properties fo:language="bg" fo:country="BG" officeooo:rsid="01432c6d" officeooo:paragraph-rsid="01432c6d"/>
    </style:style>
    <style:style style:name="P390" style:family="paragraph" style:parent-style-name="Text_20_body">
      <style:text-properties fo:language="bg" fo:country="BG" officeooo:rsid="01439979" officeooo:paragraph-rsid="01439979"/>
    </style:style>
    <style:style style:name="P391" style:family="paragraph" style:parent-style-name="Text_20_body">
      <style:text-properties fo:language="bg" fo:country="BG" officeooo:rsid="01476d9d" officeooo:paragraph-rsid="01476d9d"/>
    </style:style>
    <style:style style:name="P392" style:family="paragraph" style:parent-style-name="Text_20_body">
      <style:text-properties fo:language="bg" fo:country="BG" officeooo:rsid="0148b904" officeooo:paragraph-rsid="0148b904"/>
    </style:style>
    <style:style style:name="P393" style:family="paragraph" style:parent-style-name="Text_20_body">
      <style:text-properties fo:language="bg" fo:country="BG" officeooo:rsid="014e4703" officeooo:paragraph-rsid="014e4703"/>
    </style:style>
    <style:style style:name="P394" style:family="paragraph" style:parent-style-name="Text_20_body">
      <style:text-properties fo:language="bg" fo:country="BG" officeooo:rsid="014970df" officeooo:paragraph-rsid="014970df"/>
    </style:style>
    <style:style style:name="P395" style:family="paragraph" style:parent-style-name="Text_20_body">
      <style:text-properties fo:language="bg" fo:country="BG" officeooo:rsid="014b144f" officeooo:paragraph-rsid="014b144f"/>
    </style:style>
    <style:style style:name="P396" style:family="paragraph" style:parent-style-name="Text_20_body">
      <style:text-properties fo:language="bg" fo:country="BG" officeooo:rsid="014cdedc" officeooo:paragraph-rsid="014cdedc"/>
    </style:style>
    <style:style style:name="P397" style:family="paragraph" style:parent-style-name="Text_20_body">
      <style:text-properties fo:language="bg" fo:country="BG" officeooo:rsid="01521964" officeooo:paragraph-rsid="01521964"/>
    </style:style>
    <style:style style:name="P398" style:family="paragraph" style:parent-style-name="Text_20_body">
      <style:text-properties fo:language="bg" fo:country="BG" officeooo:rsid="01523059" officeooo:paragraph-rsid="01523059"/>
    </style:style>
    <style:style style:name="P399" style:family="paragraph" style:parent-style-name="Text_20_body">
      <style:text-properties fo:language="bg" fo:country="BG" officeooo:rsid="0154e048" officeooo:paragraph-rsid="0154e048"/>
    </style:style>
    <style:style style:name="P400" style:family="paragraph" style:parent-style-name="Text_20_body">
      <style:text-properties fo:language="bg" fo:country="BG" officeooo:rsid="0156e51f" officeooo:paragraph-rsid="0156e51f"/>
    </style:style>
    <style:style style:name="P401" style:family="paragraph" style:parent-style-name="Text_20_body">
      <style:text-properties fo:language="bg" fo:country="BG" officeooo:rsid="0157a62b" officeooo:paragraph-rsid="0157a62b"/>
    </style:style>
    <style:style style:name="P402" style:family="paragraph" style:parent-style-name="Text_20_body">
      <style:text-properties fo:language="bg" fo:country="BG" officeooo:rsid="015c7a22" officeooo:paragraph-rsid="015f5654"/>
    </style:style>
    <style:style style:name="P403" style:family="paragraph" style:parent-style-name="Text_20_body">
      <style:text-properties fo:language="bg" fo:country="BG" officeooo:rsid="01797aa8" officeooo:paragraph-rsid="01797aa8"/>
    </style:style>
    <style:style style:name="P404" style:family="paragraph" style:parent-style-name="Text_20_body">
      <style:text-properties fo:language="bg" fo:country="BG" officeooo:rsid="017b66ea" officeooo:paragraph-rsid="017b66ea"/>
    </style:style>
    <style:style style:name="P405" style:family="paragraph" style:parent-style-name="Text_20_body">
      <style:text-properties fo:language="bg" fo:country="BG" officeooo:rsid="017cab52" officeooo:paragraph-rsid="017cab52"/>
    </style:style>
    <style:style style:name="P406" style:family="paragraph" style:parent-style-name="Text_20_body">
      <style:text-properties fo:language="bg" fo:country="BG" officeooo:rsid="017eb645" officeooo:paragraph-rsid="017eb645"/>
    </style:style>
    <style:style style:name="P407" style:family="paragraph" style:parent-style-name="Text_20_body">
      <style:text-properties fo:language="bg" fo:country="BG" officeooo:rsid="0181653b" officeooo:paragraph-rsid="0181653b"/>
    </style:style>
    <style:style style:name="P408" style:family="paragraph" style:parent-style-name="Text_20_body">
      <style:text-properties fo:language="bg" fo:country="BG" officeooo:rsid="0184d3c3" officeooo:paragraph-rsid="0184d3c3"/>
    </style:style>
    <style:style style:name="P409" style:family="paragraph" style:parent-style-name="Text_20_body">
      <style:text-properties fo:language="bg" fo:country="BG" officeooo:rsid="0186ce0b" officeooo:paragraph-rsid="0186ce0b"/>
    </style:style>
    <style:style style:name="P410" style:family="paragraph" style:parent-style-name="Text_20_body">
      <style:text-properties fo:language="bg" fo:country="BG" officeooo:rsid="018af3ea" officeooo:paragraph-rsid="018af3ea"/>
    </style:style>
    <style:style style:name="P411" style:family="paragraph" style:parent-style-name="Text_20_body">
      <style:text-properties fo:language="bg" fo:country="BG" officeooo:rsid="018c936d" officeooo:paragraph-rsid="018c936d"/>
    </style:style>
    <style:style style:name="P412" style:family="paragraph" style:parent-style-name="Text_20_body">
      <style:text-properties fo:language="bg" fo:country="BG" officeooo:rsid="017bba32" officeooo:paragraph-rsid="017bba32" fo:background-color="#ffff00"/>
    </style:style>
    <style:style style:name="P413" style:family="paragraph" style:parent-style-name="Text_20_body">
      <style:text-properties fo:language="bg" fo:country="BG" officeooo:rsid="018cef53" officeooo:paragraph-rsid="018cef53"/>
    </style:style>
    <style:style style:name="P414" style:family="paragraph" style:parent-style-name="Text_20_body">
      <style:text-properties fo:language="bg" fo:country="BG" officeooo:rsid="018d708d" officeooo:paragraph-rsid="018d708d"/>
    </style:style>
    <style:style style:name="P415" style:family="paragraph" style:parent-style-name="Text_20_body">
      <style:text-properties fo:language="bg" fo:country="BG" officeooo:rsid="01917a52" officeooo:paragraph-rsid="01917a52"/>
    </style:style>
    <style:style style:name="P416" style:family="paragraph" style:parent-style-name="Text_20_body">
      <style:text-properties style:font-name="Liberation Mono1" fo:language="bg" fo:country="BG" style:font-weight-asian="normal"/>
    </style:style>
    <style:style style:name="P417"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18" style:family="paragraph" style:parent-style-name="Text_20_body">
      <style:text-properties style:font-name="Liberation Mono1" officeooo:rsid="04505eb0" officeooo:paragraph-rsid="04505eb0"/>
    </style:style>
    <style:style style:name="P419" style:family="paragraph" style:parent-style-name="Text_20_body">
      <style:text-properties fo:color="#800000" fo:language="bg" fo:country="BG" style:font-weight-asian="normal"/>
    </style:style>
    <style:style style:name="P420"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27"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28"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29"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30"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31"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32"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33"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34"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35"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36"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37"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38"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39"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40"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41"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42"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43"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44"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54"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55" style:family="paragraph" style:parent-style-name="Text_20_body">
      <style:text-properties officeooo:rsid="00a73203" officeooo:paragraph-rsid="00b4637d"/>
    </style:style>
    <style:style style:name="P456" style:family="paragraph" style:parent-style-name="Text_20_body">
      <style:text-properties officeooo:paragraph-rsid="010fcb44"/>
    </style:style>
    <style:style style:name="P457" style:family="paragraph" style:parent-style-name="Text_20_body">
      <style:text-properties style:font-name="DejaVu Sans Mono" fo:language="bg" fo:country="BG" fo:font-weight="bold" style:font-weight-asian="bold" style:font-weight-complex="bold"/>
    </style:style>
    <style:style style:name="P458" style:family="paragraph" style:parent-style-name="Text_20_body">
      <style:text-properties fo:color="#0000ff" fo:language="bg" fo:country="BG" officeooo:rsid="00bdba80" officeooo:paragraph-rsid="00bdba80"/>
    </style:style>
    <style:style style:name="P459" style:family="paragraph" style:parent-style-name="Text_20_body">
      <style:text-properties fo:color="#0000ff" fo:language="bg" fo:country="BG" officeooo:rsid="00c7af0a" officeooo:paragraph-rsid="00c7af0a"/>
    </style:style>
    <style:style style:name="P46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6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62" style:family="paragraph" style:parent-style-name="Text_20_body">
      <style:text-properties officeooo:rsid="01d67d14" officeooo:paragraph-rsid="01d67d14"/>
    </style:style>
    <style:style style:name="P463" style:family="paragraph" style:parent-style-name="Text_20_body">
      <style:text-properties officeooo:rsid="01da7b07" officeooo:paragraph-rsid="01da7b07"/>
    </style:style>
    <style:style style:name="P464" style:family="paragraph" style:parent-style-name="Text_20_body">
      <style:text-properties officeooo:rsid="01dd2af2" officeooo:paragraph-rsid="01dd2af2"/>
    </style:style>
    <style:style style:name="P465" style:family="paragraph" style:parent-style-name="Text_20_body">
      <style:text-properties officeooo:rsid="01dfa415" officeooo:paragraph-rsid="01dfa415"/>
    </style:style>
    <style:style style:name="P466" style:family="paragraph" style:parent-style-name="Text_20_body">
      <style:text-properties officeooo:rsid="01dfd07f" officeooo:paragraph-rsid="01dfd07f"/>
    </style:style>
    <style:style style:name="P467" style:family="paragraph" style:parent-style-name="Text_20_body">
      <style:text-properties officeooo:rsid="01e1661c" officeooo:paragraph-rsid="01e1661c"/>
    </style:style>
    <style:style style:name="P468" style:family="paragraph" style:parent-style-name="Text_20_body">
      <style:text-properties officeooo:rsid="01e3c15f" officeooo:paragraph-rsid="01e3c15f"/>
    </style:style>
    <style:style style:name="P469" style:family="paragraph" style:parent-style-name="Text_20_body">
      <style:text-properties fo:font-weight="bold" style:font-weight-asian="bold" style:font-weight-complex="bold"/>
    </style:style>
    <style:style style:name="P470" style:family="paragraph" style:parent-style-name="Text_20_body">
      <style:text-properties fo:font-weight="bold" officeooo:rsid="01e3c15f" officeooo:paragraph-rsid="01e3c15f" style:font-weight-asian="bold" style:font-weight-complex="bold"/>
    </style:style>
    <style:style style:name="P471" style:family="paragraph" style:parent-style-name="Text_20_body">
      <style:text-properties fo:font-weight="normal" officeooo:rsid="01e47274" officeooo:paragraph-rsid="01e47274" style:font-weight-asian="normal" style:font-weight-complex="normal"/>
    </style:style>
    <style:style style:name="P472" style:family="paragraph" style:parent-style-name="Text_20_body">
      <style:text-properties fo:font-weight="normal" officeooo:rsid="01e638a2" officeooo:paragraph-rsid="01e638a2" style:font-weight-asian="normal" style:font-weight-complex="normal"/>
    </style:style>
    <style:style style:name="P473" style:family="paragraph" style:parent-style-name="Text_20_body">
      <style:text-properties fo:font-weight="normal" officeooo:rsid="01e6531c" officeooo:paragraph-rsid="01e6531c" style:font-weight-asian="normal" style:font-weight-complex="normal"/>
    </style:style>
    <style:style style:name="P474" style:family="paragraph" style:parent-style-name="Text_20_body">
      <style:text-properties fo:font-weight="normal" officeooo:rsid="01e8205c" officeooo:paragraph-rsid="01e8205c" style:font-weight-asian="normal" style:font-weight-complex="normal"/>
    </style:style>
    <style:style style:name="P475" style:family="paragraph" style:parent-style-name="Text_20_body">
      <style:text-properties officeooo:rsid="01e8e524" officeooo:paragraph-rsid="01e8e524"/>
    </style:style>
    <style:style style:name="P476" style:family="paragraph" style:parent-style-name="Text_20_body">
      <style:text-properties officeooo:rsid="01ebcdea" officeooo:paragraph-rsid="01ebcdea"/>
    </style:style>
    <style:style style:name="P477" style:family="paragraph" style:parent-style-name="Text_20_body">
      <style:text-properties officeooo:rsid="01ef337f" officeooo:paragraph-rsid="01ef337f"/>
    </style:style>
    <style:style style:name="P478" style:family="paragraph" style:parent-style-name="Text_20_body">
      <style:text-properties officeooo:rsid="0212dc37" officeooo:paragraph-rsid="0212dc37"/>
    </style:style>
    <style:style style:name="P479" style:family="paragraph" style:parent-style-name="Text_20_body">
      <style:text-properties officeooo:rsid="0213a73f" officeooo:paragraph-rsid="0213a73f"/>
    </style:style>
    <style:style style:name="P480" style:family="paragraph" style:parent-style-name="Text_20_body">
      <style:text-properties officeooo:rsid="0213ab0b" officeooo:paragraph-rsid="0213ab0b"/>
    </style:style>
    <style:style style:name="P481" style:family="paragraph" style:parent-style-name="Text_20_body">
      <style:text-properties officeooo:rsid="0214d8d5" officeooo:paragraph-rsid="0214d8d5"/>
    </style:style>
    <style:style style:name="P482" style:family="paragraph" style:parent-style-name="Text_20_body">
      <style:text-properties officeooo:rsid="0216babd" officeooo:paragraph-rsid="0216babd"/>
    </style:style>
    <style:style style:name="P483" style:family="paragraph" style:parent-style-name="Text_20_body">
      <style:text-properties officeooo:rsid="0219cc8b" officeooo:paragraph-rsid="0219cc8b"/>
    </style:style>
    <style:style style:name="P484" style:family="paragraph" style:parent-style-name="Text_20_body">
      <style:text-properties officeooo:rsid="021b66da" officeooo:paragraph-rsid="021b66da"/>
    </style:style>
    <style:style style:name="P485" style:family="paragraph" style:parent-style-name="Text_20_body">
      <style:text-properties officeooo:rsid="021bf865" officeooo:paragraph-rsid="021bf865"/>
    </style:style>
    <style:style style:name="P486" style:family="paragraph" style:parent-style-name="Text_20_body">
      <style:text-properties officeooo:rsid="021c6b1e" officeooo:paragraph-rsid="021c6b1e"/>
    </style:style>
    <style:style style:name="P487" style:family="paragraph" style:parent-style-name="Text_20_body">
      <style:text-properties officeooo:rsid="021f6f71" officeooo:paragraph-rsid="021f6f71"/>
    </style:style>
    <style:style style:name="P488" style:family="paragraph" style:parent-style-name="Text_20_body">
      <style:text-properties officeooo:rsid="02209ad5" officeooo:paragraph-rsid="02209ad5"/>
    </style:style>
    <style:style style:name="P489" style:family="paragraph" style:parent-style-name="Text_20_body">
      <style:text-properties officeooo:rsid="0221c566" officeooo:paragraph-rsid="0221c566"/>
    </style:style>
    <style:style style:name="P490" style:family="paragraph" style:parent-style-name="Text_20_body">
      <style:text-properties officeooo:rsid="0224dbab" officeooo:paragraph-rsid="0224dbab"/>
    </style:style>
    <style:style style:name="P491" style:family="paragraph" style:parent-style-name="Text_20_body">
      <style:text-properties officeooo:rsid="02267f31" officeooo:paragraph-rsid="02267f31"/>
    </style:style>
    <style:style style:name="P492" style:family="paragraph" style:parent-style-name="Text_20_body">
      <style:text-properties officeooo:rsid="022d5012" officeooo:paragraph-rsid="022d5012"/>
    </style:style>
    <style:style style:name="P493" style:family="paragraph" style:parent-style-name="Text_20_body">
      <style:text-properties officeooo:rsid="022e2eef" officeooo:paragraph-rsid="022e2eef"/>
    </style:style>
    <style:style style:name="P494" style:family="paragraph" style:parent-style-name="Text_20_body">
      <style:text-properties officeooo:rsid="02311160" officeooo:paragraph-rsid="02311160"/>
    </style:style>
    <style:style style:name="P495" style:family="paragraph" style:parent-style-name="Text_20_body">
      <style:text-properties officeooo:rsid="0233505a" officeooo:paragraph-rsid="0233505a"/>
    </style:style>
    <style:style style:name="P496" style:family="paragraph" style:parent-style-name="Text_20_body">
      <style:text-properties officeooo:rsid="0234880d" officeooo:paragraph-rsid="0234880d"/>
    </style:style>
    <style:style style:name="P497" style:family="paragraph" style:parent-style-name="Text_20_body">
      <style:text-properties officeooo:rsid="0237596d" officeooo:paragraph-rsid="0237596d"/>
    </style:style>
    <style:style style:name="P498" style:family="paragraph" style:parent-style-name="Text_20_body">
      <style:text-properties officeooo:rsid="02390c3c" officeooo:paragraph-rsid="02390c3c"/>
    </style:style>
    <style:style style:name="P499" style:family="paragraph" style:parent-style-name="Text_20_body">
      <style:text-properties officeooo:rsid="023afac2" officeooo:paragraph-rsid="023afac2"/>
    </style:style>
    <style:style style:name="P500" style:family="paragraph" style:parent-style-name="Text_20_body">
      <style:text-properties officeooo:rsid="023ebd38" officeooo:paragraph-rsid="023ebd38"/>
    </style:style>
    <style:style style:name="P501" style:family="paragraph" style:parent-style-name="Text_20_body">
      <style:text-properties officeooo:rsid="024926ea" officeooo:paragraph-rsid="024926ea"/>
    </style:style>
    <style:style style:name="P502" style:family="paragraph" style:parent-style-name="Text_20_body">
      <style:text-properties officeooo:rsid="024a4e3b" officeooo:paragraph-rsid="024a4e3b"/>
    </style:style>
    <style:style style:name="P503" style:family="paragraph" style:parent-style-name="Text_20_body">
      <style:text-properties officeooo:rsid="024b3b18" officeooo:paragraph-rsid="024b3b18"/>
    </style:style>
    <style:style style:name="P504" style:family="paragraph" style:parent-style-name="Text_20_body">
      <style:text-properties officeooo:rsid="024b9190" officeooo:paragraph-rsid="024b9190"/>
    </style:style>
    <style:style style:name="P505" style:family="paragraph" style:parent-style-name="Text_20_body">
      <style:text-properties officeooo:rsid="024da6ae" officeooo:paragraph-rsid="024da6ae"/>
    </style:style>
    <style:style style:name="P506" style:family="paragraph" style:parent-style-name="Text_20_body">
      <style:text-properties officeooo:rsid="024e598d" officeooo:paragraph-rsid="024e598d"/>
    </style:style>
    <style:style style:name="P507" style:family="paragraph" style:parent-style-name="Text_20_body">
      <style:text-properties officeooo:rsid="024eb1d2" officeooo:paragraph-rsid="024eb1d2"/>
    </style:style>
    <style:style style:name="P508" style:family="paragraph" style:parent-style-name="Text_20_body">
      <style:text-properties officeooo:rsid="02525b43" officeooo:paragraph-rsid="02525b43"/>
    </style:style>
    <style:style style:name="P509" style:family="paragraph" style:parent-style-name="Text_20_body">
      <style:text-properties officeooo:rsid="0254dfb6" officeooo:paragraph-rsid="0254dfb6"/>
    </style:style>
    <style:style style:name="P510" style:family="paragraph" style:parent-style-name="Text_20_body">
      <style:text-properties officeooo:rsid="0259922d" officeooo:paragraph-rsid="0259922d"/>
    </style:style>
    <style:style style:name="P511" style:family="paragraph" style:parent-style-name="Text_20_body">
      <style:text-properties officeooo:rsid="025e5598" officeooo:paragraph-rsid="025e5598"/>
    </style:style>
    <style:style style:name="P512" style:family="paragraph" style:parent-style-name="Text_20_body">
      <style:text-properties officeooo:rsid="02605329" officeooo:paragraph-rsid="02605329"/>
    </style:style>
    <style:style style:name="P513" style:family="paragraph" style:parent-style-name="Text_20_body">
      <style:text-properties officeooo:rsid="0260ab6e" officeooo:paragraph-rsid="0260ab6e"/>
    </style:style>
    <style:style style:name="P514" style:family="paragraph" style:parent-style-name="Text_20_body">
      <style:text-properties officeooo:rsid="026d58ea" officeooo:paragraph-rsid="026d58ea"/>
    </style:style>
    <style:style style:name="P515" style:family="paragraph" style:parent-style-name="Text_20_body">
      <style:text-properties officeooo:rsid="02702f1d" officeooo:paragraph-rsid="02702f1d"/>
    </style:style>
    <style:style style:name="P516" style:family="paragraph" style:parent-style-name="Text_20_body">
      <style:text-properties officeooo:rsid="0272e64c" officeooo:paragraph-rsid="0272e64c"/>
    </style:style>
    <style:style style:name="P517" style:family="paragraph" style:parent-style-name="Text_20_body">
      <style:text-properties officeooo:rsid="0276d817" officeooo:paragraph-rsid="027ad152"/>
    </style:style>
    <style:style style:name="P518" style:family="paragraph" style:parent-style-name="Text_20_body">
      <style:text-properties officeooo:rsid="027c81c9" officeooo:paragraph-rsid="027c81c9"/>
    </style:style>
    <style:style style:name="P519" style:family="paragraph" style:parent-style-name="Text_20_body">
      <style:text-properties officeooo:rsid="027d7d1c" officeooo:paragraph-rsid="027d7d1c"/>
    </style:style>
    <style:style style:name="P520" style:family="paragraph" style:parent-style-name="Text_20_body">
      <style:text-properties officeooo:rsid="028074fa" officeooo:paragraph-rsid="028074fa"/>
    </style:style>
    <style:style style:name="P521" style:family="paragraph" style:parent-style-name="Text_20_body">
      <style:text-properties officeooo:rsid="02850b68" officeooo:paragraph-rsid="02850b68"/>
    </style:style>
    <style:style style:name="P522" style:family="paragraph" style:parent-style-name="Text_20_body">
      <style:text-properties officeooo:rsid="0285d377" officeooo:paragraph-rsid="0285d377"/>
    </style:style>
    <style:style style:name="P523" style:family="paragraph" style:parent-style-name="Text_20_body">
      <style:text-properties officeooo:rsid="028dc358" officeooo:paragraph-rsid="028dc358"/>
    </style:style>
    <style:style style:name="P524" style:family="paragraph" style:parent-style-name="Text_20_body">
      <style:text-properties officeooo:rsid="028e32f4" officeooo:paragraph-rsid="028e32f4"/>
    </style:style>
    <style:style style:name="P525" style:family="paragraph" style:parent-style-name="Text_20_body">
      <style:text-properties officeooo:rsid="02904ae0" officeooo:paragraph-rsid="02904ae0"/>
    </style:style>
    <style:style style:name="P526" style:family="paragraph" style:parent-style-name="Text_20_body">
      <style:text-properties officeooo:rsid="0293fc27" officeooo:paragraph-rsid="0293fc27"/>
    </style:style>
    <style:style style:name="P527" style:family="paragraph" style:parent-style-name="Text_20_body">
      <style:text-properties officeooo:rsid="02974f65" officeooo:paragraph-rsid="02974f65"/>
    </style:style>
    <style:style style:name="P528" style:family="paragraph" style:parent-style-name="Text_20_body">
      <style:text-properties officeooo:rsid="029eca15" officeooo:paragraph-rsid="029eca15"/>
    </style:style>
    <style:style style:name="P529" style:family="paragraph" style:parent-style-name="Text_20_body">
      <style:text-properties officeooo:rsid="02a25c49" officeooo:paragraph-rsid="02a25c49"/>
    </style:style>
    <style:style style:name="P530" style:family="paragraph" style:parent-style-name="Text_20_body">
      <style:text-properties officeooo:rsid="02a9420a" officeooo:paragraph-rsid="02a9420a"/>
    </style:style>
    <style:style style:name="P531" style:family="paragraph" style:parent-style-name="Text_20_body">
      <style:text-properties officeooo:rsid="02abd2c9" officeooo:paragraph-rsid="02abd2c9"/>
    </style:style>
    <style:style style:name="P532" style:family="paragraph" style:parent-style-name="Text_20_body">
      <style:paragraph-properties>
        <style:tab-stops>
          <style:tab-stop style:position="0.5209in"/>
        </style:tab-stops>
      </style:paragraph-properties>
      <style:text-properties officeooo:rsid="02abd2c9" officeooo:paragraph-rsid="02abd2c9"/>
    </style:style>
    <style:style style:name="P533" style:family="paragraph" style:parent-style-name="Text_20_body">
      <style:text-properties officeooo:rsid="02b0aad5" officeooo:paragraph-rsid="02b0aad5"/>
    </style:style>
    <style:style style:name="P534" style:family="paragraph" style:parent-style-name="Text_20_body">
      <style:text-properties officeooo:rsid="027869f9" officeooo:paragraph-rsid="027ad152"/>
    </style:style>
    <style:style style:name="P535" style:family="paragraph" style:parent-style-name="Text_20_body">
      <style:text-properties officeooo:rsid="02ba8a1f" officeooo:paragraph-rsid="02ba8a1f"/>
    </style:style>
    <style:style style:name="P536" style:family="paragraph" style:parent-style-name="Text_20_body">
      <style:text-properties officeooo:rsid="02ba8a1f" officeooo:paragraph-rsid="02bb90d9"/>
    </style:style>
    <style:style style:name="P537" style:family="paragraph" style:parent-style-name="Text_20_body">
      <style:text-properties officeooo:rsid="02ba8a1f" officeooo:paragraph-rsid="02bc24fc"/>
    </style:style>
    <style:style style:name="P538" style:family="paragraph" style:parent-style-name="Text_20_body">
      <style:text-properties officeooo:rsid="02ba8a1f" officeooo:paragraph-rsid="02c09276"/>
    </style:style>
    <style:style style:name="P539" style:family="paragraph" style:parent-style-name="Text_20_body">
      <style:text-properties style:font-name="DejaVu Sans Mono2" officeooo:rsid="02ba8a1f" officeooo:paragraph-rsid="02ba8a1f"/>
    </style:style>
    <style:style style:name="P540" style:family="paragraph" style:parent-style-name="Text_20_body">
      <style:text-properties officeooo:rsid="02c43d44" officeooo:paragraph-rsid="02c43d44"/>
    </style:style>
    <style:style style:name="P541" style:family="paragraph" style:parent-style-name="Text_20_body">
      <style:text-properties officeooo:rsid="02c50736" officeooo:paragraph-rsid="02c50736"/>
    </style:style>
    <style:style style:name="P542" style:family="paragraph" style:parent-style-name="Text_20_body">
      <style:text-properties officeooo:rsid="02c53f13" officeooo:paragraph-rsid="02c53f13"/>
    </style:style>
    <style:style style:name="P543" style:family="paragraph" style:parent-style-name="Text_20_body">
      <style:text-properties officeooo:rsid="02c639f7" officeooo:paragraph-rsid="02c639f7"/>
    </style:style>
    <style:style style:name="P544" style:family="paragraph" style:parent-style-name="Text_20_body">
      <style:text-properties officeooo:rsid="02c7f93f" officeooo:paragraph-rsid="02c7f93f"/>
    </style:style>
    <style:style style:name="P545" style:family="paragraph" style:parent-style-name="Text_20_body">
      <style:text-properties officeooo:rsid="02c9886c" officeooo:paragraph-rsid="02c9886c"/>
    </style:style>
    <style:style style:name="P546" style:family="paragraph" style:parent-style-name="Text_20_body">
      <style:text-properties officeooo:rsid="02cbc35d" officeooo:paragraph-rsid="02cbc35d"/>
    </style:style>
    <style:style style:name="P547" style:family="paragraph" style:parent-style-name="Text_20_body">
      <style:text-properties officeooo:rsid="02cbc35d" officeooo:paragraph-rsid="02cfebee"/>
    </style:style>
    <style:style style:name="P548" style:family="paragraph" style:parent-style-name="Text_20_body">
      <style:text-properties officeooo:rsid="02d3101b" officeooo:paragraph-rsid="02d3101b"/>
    </style:style>
    <style:style style:name="P549" style:family="paragraph" style:parent-style-name="Text_20_body">
      <style:text-properties officeooo:rsid="02dca90b" officeooo:paragraph-rsid="02dca90b"/>
    </style:style>
    <style:style style:name="P550" style:family="paragraph" style:parent-style-name="Text_20_body">
      <style:text-properties officeooo:rsid="02e26ad6" officeooo:paragraph-rsid="02e26ad6"/>
    </style:style>
    <style:style style:name="P551" style:family="paragraph" style:parent-style-name="Text_20_body">
      <style:text-properties officeooo:rsid="02e9a499" officeooo:paragraph-rsid="02e9a499"/>
    </style:style>
    <style:style style:name="P552" style:family="paragraph" style:parent-style-name="Text_20_body">
      <style:text-properties officeooo:rsid="02ea9757" officeooo:paragraph-rsid="02ea9757"/>
    </style:style>
    <style:style style:name="P553" style:family="paragraph" style:parent-style-name="Text_20_body">
      <style:text-properties officeooo:rsid="02ed0bf6" officeooo:paragraph-rsid="02ed0bf6"/>
    </style:style>
    <style:style style:name="P554" style:family="paragraph" style:parent-style-name="Text_20_body">
      <style:text-properties officeooo:rsid="02eed35e" officeooo:paragraph-rsid="02eed35e"/>
    </style:style>
    <style:style style:name="P555" style:family="paragraph" style:parent-style-name="Text_20_body">
      <style:text-properties officeooo:rsid="02f16d87" officeooo:paragraph-rsid="02f16d87"/>
    </style:style>
    <style:style style:name="P556" style:family="paragraph" style:parent-style-name="Text_20_body">
      <style:text-properties officeooo:rsid="02fb1321" officeooo:paragraph-rsid="02fb1321"/>
    </style:style>
    <style:style style:name="P557" style:family="paragraph" style:parent-style-name="Text_20_body">
      <style:text-properties officeooo:rsid="02ffb63f" officeooo:paragraph-rsid="02ffb63f"/>
    </style:style>
    <style:style style:name="P558" style:family="paragraph" style:parent-style-name="Text_20_body">
      <style:text-properties officeooo:rsid="02e071fa" officeooo:paragraph-rsid="02dca90b"/>
    </style:style>
    <style:style style:name="P559" style:family="paragraph" style:parent-style-name="Text_20_body">
      <style:text-properties officeooo:rsid="0302a3e1" officeooo:paragraph-rsid="0302a3e1"/>
    </style:style>
    <style:style style:name="P560" style:family="paragraph" style:parent-style-name="Text_20_body">
      <style:text-properties officeooo:rsid="0305f002" officeooo:paragraph-rsid="0305f002"/>
    </style:style>
    <style:style style:name="P561" style:family="paragraph" style:parent-style-name="Text_20_body">
      <style:text-properties officeooo:rsid="03075b53" officeooo:paragraph-rsid="03075b53"/>
    </style:style>
    <style:style style:name="P562" style:family="paragraph" style:parent-style-name="Text_20_body">
      <style:text-properties officeooo:rsid="0308c3d5" officeooo:paragraph-rsid="0308c3d5"/>
    </style:style>
    <style:style style:name="P563" style:family="paragraph" style:parent-style-name="Text_20_body">
      <style:text-properties officeooo:rsid="030a6bb8" officeooo:paragraph-rsid="030a6bb8"/>
    </style:style>
    <style:style style:name="P564" style:family="paragraph" style:parent-style-name="Text_20_body">
      <style:text-properties style:font-name="Liberation Mono"/>
    </style:style>
    <style:style style:name="P565" style:family="paragraph" style:parent-style-name="Text_20_body">
      <style:text-properties officeooo:rsid="0333c965" officeooo:paragraph-rsid="0333c965"/>
    </style:style>
    <style:style style:name="P566" style:family="paragraph" style:parent-style-name="Text_20_body">
      <style:text-properties officeooo:rsid="04505eb0" officeooo:paragraph-rsid="04505eb0"/>
    </style:style>
    <style:style style:name="P567" style:family="paragraph" style:parent-style-name="Text_20_body">
      <style:text-properties officeooo:rsid="04ce998f" officeooo:paragraph-rsid="04ce998f"/>
    </style:style>
    <style:style style:name="P568" style:family="paragraph" style:parent-style-name="Text_20_body">
      <style:text-properties officeooo:rsid="04ea14ab" officeooo:paragraph-rsid="04ea14ab"/>
    </style:style>
    <style:style style:name="P569" style:family="paragraph" style:parent-style-name="Preformatted_20_Text">
      <style:text-properties fo:language="bg" fo:country="BG"/>
    </style:style>
    <style:style style:name="P570" style:family="paragraph" style:parent-style-name="Preformatted_20_Text">
      <style:text-properties fo:language="bg" fo:country="BG" fo:background-color="#ffff99"/>
    </style:style>
    <style:style style:name="P571" style:family="paragraph" style:parent-style-name="Preformatted_20_Text">
      <style:text-properties fo:language="bg" fo:country="BG" officeooo:rsid="0096af32" officeooo:paragraph-rsid="0096af32"/>
    </style:style>
    <style:style style:name="P572" style:family="paragraph" style:parent-style-name="Preformatted_20_Text">
      <style:text-properties fo:language="bg" fo:country="BG" officeooo:rsid="009a344a" officeooo:paragraph-rsid="009a344a"/>
    </style:style>
    <style:style style:name="P573" style:family="paragraph" style:parent-style-name="Preformatted_20_Text">
      <style:text-properties fo:language="bg" fo:country="BG" officeooo:rsid="00907047" officeooo:paragraph-rsid="00907047"/>
    </style:style>
    <style:style style:name="P574" style:family="paragraph" style:parent-style-name="Preformatted_20_Text">
      <style:text-properties fo:language="bg" fo:country="BG" officeooo:rsid="009a686b" officeooo:paragraph-rsid="009a686b"/>
    </style:style>
    <style:style style:name="P575" style:family="paragraph" style:parent-style-name="Preformatted_20_Text">
      <style:text-properties fo:language="bg" fo:country="BG" officeooo:rsid="00a6a09c"/>
    </style:style>
    <style:style style:name="P576" style:family="paragraph" style:parent-style-name="Preformatted_20_Text">
      <style:text-properties fo:language="bg" fo:country="BG" officeooo:paragraph-rsid="011e24d8"/>
    </style:style>
    <style:style style:name="P577" style:family="paragraph" style:parent-style-name="Preformatted_20_Text">
      <style:text-properties fo:language="bg" fo:country="BG" officeooo:rsid="014b144f" officeooo:paragraph-rsid="014b144f"/>
    </style:style>
    <style:style style:name="P578"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79"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80" style:family="paragraph" style:parent-style-name="Preformatted_20_Text">
      <style:text-properties fo:font-size="11pt" fo:language="bg" fo:country="BG" style:font-size-asian="11pt" style:font-size-complex="11pt"/>
    </style:style>
    <style:style style:name="P581" style:family="paragraph" style:parent-style-name="Preformatted_20_Text">
      <style:text-properties officeooo:rsid="0199e485" officeooo:paragraph-rsid="0199e485"/>
    </style:style>
    <style:style style:name="P582" style:family="paragraph" style:parent-style-name="Preformatted_20_Text">
      <style:text-properties officeooo:rsid="01c5812a" officeooo:paragraph-rsid="01c5812a"/>
    </style:style>
    <style:style style:name="P583" style:family="paragraph" style:parent-style-name="Preformatted_20_Text">
      <style:text-properties officeooo:rsid="01ced41e" officeooo:paragraph-rsid="01cfde09"/>
    </style:style>
    <style:style style:name="P584" style:family="paragraph" style:parent-style-name="Preformatted_20_Text">
      <style:text-properties officeooo:rsid="01cfde09" officeooo:paragraph-rsid="01cfde09"/>
    </style:style>
    <style:style style:name="P585" style:family="paragraph" style:parent-style-name="Preformatted_20_Text">
      <style:text-properties fo:color="#cccccc"/>
    </style:style>
    <style:style style:name="P586" style:family="paragraph" style:parent-style-name="Preformatted_20_Text">
      <style:text-properties fo:color="#cccccc" officeooo:paragraph-rsid="02692a38"/>
    </style:style>
    <style:style style:name="P587" style:family="paragraph" style:parent-style-name="Preformatted_20_Text">
      <style:paragraph-properties>
        <style:tab-stops>
          <style:tab-stop style:position="0.6252in"/>
        </style:tab-stops>
      </style:paragraph-properties>
      <style:text-properties fo:color="#cccccc"/>
    </style:style>
    <style:style style:name="P588" style:family="paragraph" style:parent-style-name="Preformatted_20_Text">
      <style:paragraph-properties>
        <style:tab-stops>
          <style:tab-stop style:position="0.6425in"/>
        </style:tab-stops>
      </style:paragraph-properties>
      <style:text-properties fo:color="#cccccc"/>
    </style:style>
    <style:style style:name="P589" style:family="paragraph" style:parent-style-name="Preformatted_20_Text">
      <style:paragraph-properties>
        <style:tab-stops>
          <style:tab-stop style:position="0.6339in"/>
        </style:tab-stops>
      </style:paragraph-properties>
      <style:text-properties fo:color="#cccccc"/>
    </style:style>
    <style:style style:name="P590" style:family="paragraph" style:parent-style-name="Preformatted_20_Text">
      <style:text-properties officeooo:paragraph-rsid="02a609e9"/>
    </style:style>
    <style:style style:name="P591" style:family="paragraph" style:parent-style-name="Preformatted_20_Text">
      <style:paragraph-properties>
        <style:tab-stops>
          <style:tab-stop style:position="0.7555in"/>
        </style:tab-stops>
      </style:paragraph-properties>
      <style:text-properties officeooo:paragraph-rsid="02692a38"/>
    </style:style>
    <style:style style:name="P592" style:family="paragraph" style:parent-style-name="Preformatted_20_Text">
      <style:paragraph-properties>
        <style:tab-stops>
          <style:tab-stop style:position="0.6339in"/>
        </style:tab-stops>
      </style:paragraph-properties>
    </style:style>
    <style:style style:name="P593" style:family="paragraph" style:parent-style-name="Preformatted_20_Text">
      <style:text-properties officeooo:paragraph-rsid="033b678f"/>
    </style:style>
    <style:style style:name="P594" style:family="paragraph" style:parent-style-name="Preformatted_20_Text">
      <style:text-properties officeooo:paragraph-rsid="04962b91"/>
    </style:style>
    <style:style style:name="P595" style:family="paragraph" style:parent-style-name="Preformatted_20_Text">
      <style:text-properties officeooo:paragraph-rsid="04aa33b3"/>
    </style:style>
    <style:style style:name="P596"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97" style:family="paragraph" style:parent-style-name="Preformatted_20_Text">
      <style:text-properties officeooo:rsid="04aa33b3" officeooo:paragraph-rsid="04aa33b3"/>
    </style:style>
    <style:style style:name="P598" style:family="paragraph" style:parent-style-name="Preformatted_20_Text">
      <style:text-properties officeooo:paragraph-rsid="04ca6e77"/>
    </style:style>
    <style:style style:name="P599" style:family="paragraph" style:parent-style-name="Preformatted_20_Text">
      <style:text-properties officeooo:rsid="04dde7a4" officeooo:paragraph-rsid="04deac3b"/>
    </style:style>
    <style:style style:name="P600" style:family="paragraph" style:parent-style-name="Table_20_Contents">
      <style:text-properties fo:language="bg" fo:country="BG"/>
    </style:style>
    <style:style style:name="P60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able_20_Contents">
      <style:text-properties style:font-name="Liberation Mono1" fo:language="bg" fo:country="BG"/>
    </style:style>
    <style:style style:name="P603" style:family="paragraph" style:parent-style-name="Table_20_Contents">
      <style:text-properties style:font-name="Liberation Mono1" fo:font-size="11pt" fo:language="bg" fo:country="BG" style:font-size-asian="11pt" style:font-size-complex="11pt"/>
    </style:style>
    <style:style style:name="P60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0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0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0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60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609" style:family="paragraph" style:parent-style-name="Table_20_Contents">
      <style:text-properties style:font-name="DejaVu Sans Mono" fo:language="bg" fo:country="BG" fo:font-weight="bold" style:font-weight-asian="bold" style:font-weight-complex="bold"/>
    </style:style>
    <style:style style:name="P61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611" style:family="paragraph" style:parent-style-name="Table_20_Contents">
      <style:text-properties officeooo:rsid="0207ddd7" officeooo:paragraph-rsid="0207ddd7"/>
    </style:style>
    <style:style style:name="P61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1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14" style:family="paragraph" style:parent-style-name="Table_20_Contents">
      <style:text-properties officeooo:rsid="020c7a0a" officeooo:paragraph-rsid="020c7a0a"/>
    </style:style>
    <style:style style:name="P615" style:family="paragraph" style:parent-style-name="Table_20_Contents">
      <style:text-properties style:font-name="Liberation Mono"/>
    </style:style>
    <style:style style:name="P616" style:family="paragraph" style:parent-style-name="Table_20_Contents">
      <style:text-properties style:font-name="Liberation Mono" officeooo:rsid="0207ddd7" officeooo:paragraph-rsid="0207ddd7"/>
    </style:style>
    <style:style style:name="P617" style:family="paragraph" style:parent-style-name="Table_20_Contents">
      <style:text-properties style:font-size-asian="10.5pt"/>
    </style:style>
    <style:style style:name="P618" style:family="paragraph" style:parent-style-name="Table_20_Contents">
      <style:text-properties officeooo:rsid="0370893a" officeooo:paragraph-rsid="0370893a" style:font-size-asian="10.5pt"/>
    </style:style>
    <style:style style:name="P619" style:family="paragraph" style:parent-style-name="Table_20_Contents">
      <style:text-properties officeooo:rsid="0373efa1" officeooo:paragraph-rsid="0373efa1" style:font-size-asian="10.5pt"/>
    </style:style>
    <style:style style:name="P620" style:family="paragraph" style:parent-style-name="Table_20_Contents">
      <style:text-properties officeooo:rsid="03755d53" officeooo:paragraph-rsid="03755d53" style:font-size-asian="10.5pt"/>
    </style:style>
    <style:style style:name="P621" style:family="paragraph" style:parent-style-name="Table_20_Contents">
      <style:text-properties officeooo:rsid="0376fbac" officeooo:paragraph-rsid="0376fbac" style:font-size-asian="10.5pt"/>
    </style:style>
    <style:style style:name="P622" style:family="paragraph" style:parent-style-name="Table_20_Contents">
      <style:text-properties officeooo:rsid="03782ad3" officeooo:paragraph-rsid="03782ad3" style:font-size-asian="10.5pt"/>
    </style:style>
    <style:style style:name="P623" style:family="paragraph" style:parent-style-name="Table_20_Contents">
      <style:text-properties officeooo:rsid="0379c287" officeooo:paragraph-rsid="0379c287" style:font-size-asian="10.5pt"/>
    </style:style>
    <style:style style:name="P624" style:family="paragraph" style:parent-style-name="Table_20_Contents">
      <style:text-properties officeooo:rsid="037a7121" officeooo:paragraph-rsid="037a7121" style:font-size-asian="10.5pt"/>
    </style:style>
    <style:style style:name="P625" style:family="paragraph" style:parent-style-name="Table_20_Contents">
      <style:text-properties officeooo:rsid="037bcf91" officeooo:paragraph-rsid="037bcf91" style:font-size-asian="10.5pt"/>
    </style:style>
    <style:style style:name="P626" style:family="paragraph" style:parent-style-name="Table_20_Contents">
      <style:text-properties officeooo:rsid="037cdffe" officeooo:paragraph-rsid="037cdffe" style:font-size-asian="10.5pt"/>
    </style:style>
    <style:style style:name="P627" style:family="paragraph" style:parent-style-name="Table_20_Contents">
      <style:text-properties officeooo:rsid="0381dace" officeooo:paragraph-rsid="0381dace" style:font-size-asian="10.5pt"/>
    </style:style>
    <style:style style:name="P628" style:family="paragraph" style:parent-style-name="Table_20_Contents">
      <style:text-properties style:font-name="Open Sans Semibold" officeooo:rsid="037a7121" officeooo:paragraph-rsid="037a7121" style:font-size-asian="10.5pt"/>
    </style:style>
    <style:style style:name="P629" style:family="paragraph" style:parent-style-name="Table_20_Contents">
      <style:text-properties style:font-name="Open Sans Semibold" officeooo:rsid="0381dace" officeooo:paragraph-rsid="0381dace" style:font-size-asian="10.5pt"/>
    </style:style>
    <style:style style:name="P630" style:family="paragraph" style:parent-style-name="Table_20_Contents">
      <style:text-properties style:font-name="Open Sans Semibold" officeooo:rsid="0379c287" officeooo:paragraph-rsid="0379c287" style:font-size-asian="10.5pt"/>
    </style:style>
    <style:style style:name="P631" style:family="paragraph" style:parent-style-name="Table_20_Contents">
      <style:text-properties style:font-name="Open Sans Semibold" officeooo:rsid="03782ad3" officeooo:paragraph-rsid="03782ad3" style:font-size-asian="10.5pt"/>
    </style:style>
    <style:style style:name="P632" style:family="paragraph" style:parent-style-name="Table_20_Contents">
      <style:text-properties style:font-name="Open Sans Semibold" officeooo:rsid="0376fbac" officeooo:paragraph-rsid="0376fbac" style:font-size-asian="10.5pt"/>
    </style:style>
    <style:style style:name="P633" style:family="paragraph" style:parent-style-name="Table_20_Contents">
      <style:text-properties style:font-name="Open Sans Semibold" officeooo:rsid="03755d53" officeooo:paragraph-rsid="03755d53" style:font-size-asian="10.5pt"/>
    </style:style>
    <style:style style:name="P634" style:family="paragraph" style:parent-style-name="Table_20_Contents">
      <style:text-properties style:font-name="Open Sans Semibold" officeooo:rsid="0373efa1" officeooo:paragraph-rsid="0373efa1" style:font-size-asian="10.5pt"/>
    </style:style>
    <style:style style:name="P635" style:family="paragraph" style:parent-style-name="Table_20_Contents">
      <style:text-properties style:font-name="Open Sans Semibold" officeooo:rsid="0370893a" officeooo:paragraph-rsid="0370893a" style:font-size-asian="10.5pt"/>
    </style:style>
    <style:style style:name="P636" style:family="paragraph" style:parent-style-name="Standard">
      <style:paragraph-properties fo:break-before="page"/>
      <style:text-properties fo:language="bg" fo:country="BG" style:language-asian="zxx" style:country-asian="none" style:language-complex="zxx" style:country-complex="none"/>
    </style:style>
    <style:style style:name="P637"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38"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3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40" style:family="paragraph" style:parent-style-name="Table_20_Heading">
      <style:text-properties fo:language="bg" fo:country="BG"/>
    </style:style>
    <style:style style:name="P64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4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43"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44"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45"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46"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47"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48"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49"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50"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51"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52"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53"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54"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55"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56"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57"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58" style:family="paragraph" style:parent-style-name="Text_20_body">
      <style:paragraph-properties fo:margin-top="0.0398in" fo:margin-bottom="0.0398in" loext:contextual-spacing="false"/>
      <style:text-properties officeooo:paragraph-rsid="0466317b"/>
    </style:style>
    <style:style style:name="P659"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60" style:family="paragraph" style:parent-style-name="Standard">
      <style:paragraph-properties fo:margin-top="0.0398in" fo:margin-bottom="0.0398in" loext:contextual-spacing="false"/>
      <style:text-properties officeooo:paragraph-rsid="045d1f28"/>
    </style:style>
    <style:style style:name="P661" style:family="paragraph" style:parent-style-name="Contents_20_1">
      <style:paragraph-properties>
        <style:tab-stops>
          <style:tab-stop style:position="6.9252in" style:type="right" style:leader-style="dotted" style:leader-text="."/>
        </style:tab-stops>
      </style:paragraph-properties>
    </style:style>
    <style:style style:name="P662" style:family="paragraph" style:parent-style-name="Contents_20_2">
      <style:paragraph-properties>
        <style:tab-stops>
          <style:tab-stop style:position="6.7283in" style:type="right" style:leader-style="dotted" style:leader-text="."/>
        </style:tab-stops>
      </style:paragraph-properties>
    </style:style>
    <style:style style:name="P663" style:family="paragraph" style:parent-style-name="Contents_20_3">
      <style:paragraph-properties>
        <style:tab-stops>
          <style:tab-stop style:position="6.5319in" style:type="right" style:leader-style="dotted" style:leader-text="."/>
        </style:tab-stops>
      </style:paragraph-properties>
    </style:style>
    <style:style style:name="P664" style:family="paragraph" style:parent-style-name="Standard" style:list-style-name="L4">
      <style:text-properties fo:color="#0000cc" fo:language="bg" fo:country="BG" officeooo:rsid="003d05d7" officeooo:paragraph-rsid="030e3128" style:font-size-asian="10.5pt" style:font-weight-asian="normal"/>
    </style:style>
    <style:style style:name="P665" style:family="paragraph" style:parent-style-name="Standard" style:list-style-name="L5">
      <style:text-properties fo:color="#0000cc" fo:language="bg" fo:country="BG" officeooo:rsid="004f778c" officeooo:paragraph-rsid="030e3128" style:font-size-asian="10.5pt" style:font-weight-asian="normal"/>
    </style:style>
    <style:style style:name="P666" style:family="paragraph" style:parent-style-name="Standard" style:list-style-name="L5">
      <style:text-properties fo:color="#0000cc" fo:language="bg" fo:country="BG" officeooo:rsid="0056549a" officeooo:paragraph-rsid="030e3128" style:font-size-asian="10.5pt" style:font-weight-asian="normal"/>
    </style:style>
    <style:style style:name="P667"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68"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69"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70"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671"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672" style:family="paragraph" style:parent-style-name="Standard" style:list-style-name="L7">
      <style:text-properties style:font-name="Liberation Sans1" officeooo:rsid="04d3ba05" officeooo:paragraph-rsid="04d3ba05"/>
    </style:style>
    <style:style style:name="P673" style:family="paragraph" style:parent-style-name="Standard" style:list-style-name="L8">
      <style:text-properties style:font-name="Liberation Sans1" officeooo:rsid="04daa492" officeooo:paragraph-rsid="04ddbfe3"/>
    </style:style>
    <style:style style:name="P674" style:family="paragraph" style:parent-style-name="Standard" style:list-style-name="L8">
      <style:text-properties style:font-name="Liberation Sans1" officeooo:rsid="04cfbf6b" officeooo:paragraph-rsid="04ddbfe3"/>
    </style:style>
    <style:style style:name="P675" style:family="paragraph" style:parent-style-name="Standard">
      <style:text-properties style:font-name="Liberation Sans1" officeooo:rsid="04fad271" officeooo:paragraph-rsid="04fad271"/>
    </style:style>
    <style:style style:name="P676" style:family="paragraph" style:parent-style-name="Standard">
      <style:text-properties style:font-name="Liberation Sans1" officeooo:rsid="04fb6366" officeooo:paragraph-rsid="04fb6366"/>
    </style:style>
    <style:style style:name="P677" style:family="paragraph" style:parent-style-name="Standard">
      <style:text-properties style:font-name="Liberation Sans1" officeooo:rsid="04fbea53" officeooo:paragraph-rsid="04fbea53"/>
    </style:style>
    <style:style style:name="P678" style:family="paragraph" style:parent-style-name="Standard">
      <style:text-properties style:font-name="Liberation Sans1" fo:font-style="italic" officeooo:rsid="04fefc1e" officeooo:paragraph-rsid="04fefc1e" style:font-style-asian="italic" style:font-style-complex="italic"/>
    </style:style>
    <style:style style:name="P679" style:family="paragraph" style:parent-style-name="Standard">
      <style:text-properties officeooo:rsid="050003a3" officeooo:paragraph-rsid="050003a3"/>
    </style:style>
    <style:style style:name="P680" style:family="paragraph" style:parent-style-name="Standard">
      <style:text-properties officeooo:rsid="0502551e" officeooo:paragraph-rsid="0502551e"/>
    </style:style>
    <style:style style:name="P681" style:family="paragraph" style:parent-style-name="Standard">
      <style:text-properties officeooo:rsid="0504c6db" officeooo:paragraph-rsid="0504c6db"/>
    </style:style>
    <style:style style:name="P682" style:family="paragraph" style:parent-style-name="Standard">
      <style:text-properties officeooo:rsid="05051758" officeooo:paragraph-rsid="05051758"/>
    </style:style>
    <style:style style:name="P683" style:family="paragraph" style:parent-style-name="Standard">
      <style:text-properties officeooo:rsid="0505b9d1" officeooo:paragraph-rsid="0505b9d1"/>
    </style:style>
    <style:style style:name="P684" style:family="paragraph" style:parent-style-name="Standard">
      <style:text-properties officeooo:rsid="05099f23" officeooo:paragraph-rsid="05099f23"/>
    </style:style>
    <style:style style:name="P685" style:family="paragraph" style:parent-style-name="Standard">
      <style:text-properties officeooo:rsid="050b14ed" officeooo:paragraph-rsid="050b14ed"/>
    </style:style>
    <style:style style:name="P686"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87"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88" style:family="paragraph" style:parent-style-name="Text_20_body" style:list-style-name="L3">
      <style:text-properties fo:language="bg" fo:country="BG" fo:font-style="normal" officeooo:rsid="01a4de89" officeooo:paragraph-rsid="0204e79c" style:font-style-asian="normal" style:font-style-complex="normal"/>
    </style:style>
    <style:style style:name="P689" style:family="paragraph" style:parent-style-name="Text_20_body" style:list-style-name="L3">
      <style:text-properties fo:language="bg" fo:country="BG" fo:font-style="normal" officeooo:rsid="0204c501" officeooo:paragraph-rsid="0204e79c" style:font-style-asian="normal" style:font-style-complex="normal"/>
    </style:style>
    <style:style style:name="P690"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91" style:family="paragraph" style:parent-style-name="Heading_20_1">
      <style:text-properties fo:language="bg" fo:country="BG"/>
    </style:style>
    <style:style style:name="P692" style:family="paragraph" style:parent-style-name="Heading_20_1">
      <style:paragraph-properties fo:text-align="start" style:justify-single-word="false"/>
      <style:text-properties fo:language="bg" fo:country="BG" style:font-weight-asian="normal"/>
    </style:style>
    <style:style style:name="P693" style:family="paragraph" style:parent-style-name="Heading_20_1" style:list-style-name="">
      <style:text-properties fo:language="bg" fo:country="BG"/>
    </style:style>
    <style:style style:name="P694" style:family="paragraph" style:parent-style-name="Heading_20_1">
      <style:text-properties officeooo:rsid="02a71406" officeooo:paragraph-rsid="02a71406"/>
    </style:style>
    <style:style style:name="P695" style:family="paragraph" style:parent-style-name="Heading_20_1">
      <style:paragraph-properties fo:break-before="page"/>
    </style:style>
    <style:style style:name="P696" style:family="paragraph" style:parent-style-name="Heading_20_1">
      <style:paragraph-properties fo:break-before="page"/>
      <style:text-properties fo:language="bg" fo:country="BG"/>
    </style:style>
    <style:style style:name="P697" style:family="paragraph" style:parent-style-name="Heading_20_2">
      <style:text-properties fo:language="bg" fo:country="BG"/>
    </style:style>
    <style:style style:name="P698" style:family="paragraph" style:parent-style-name="Heading_20_2">
      <style:text-properties fo:language="bg" fo:country="BG" officeooo:rsid="009a686b" officeooo:paragraph-rsid="009a686b"/>
    </style:style>
    <style:style style:name="P699"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T267" style:family="text">
      <style:text-properties officeooo:rsid="04cbe1b5"/>
    </style:style>
    <style:style style:name="T268" style:family="text">
      <style:text-properties officeooo:rsid="04d63790"/>
    </style:style>
    <style:style style:name="T269" style:family="text">
      <style:text-properties officeooo:rsid="04d7ff60"/>
    </style:style>
    <style:style style:name="T270" style:family="text">
      <style:text-properties officeooo:rsid="04daa492"/>
    </style:style>
    <style:style style:name="T271" style:family="text">
      <style:text-properties officeooo:rsid="04ddbfe3"/>
    </style:style>
    <style:style style:name="T272" style:family="text">
      <style:text-properties officeooo:rsid="04e038d8"/>
    </style:style>
    <style:style style:name="T273" style:family="text">
      <style:text-properties officeooo:rsid="04e2ee82"/>
    </style:style>
    <style:style style:name="T274" style:family="text">
      <style:text-properties officeooo:rsid="04e52b25"/>
    </style:style>
    <style:style style:name="T275" style:family="text">
      <style:text-properties officeooo:rsid="04ea14ab"/>
    </style:style>
    <style:style style:name="T276" style:family="text">
      <style:text-properties officeooo:rsid="04fa861f"/>
    </style:style>
    <style:style style:name="T277" style:family="text">
      <style:text-properties officeooo:rsid="04fb6366"/>
    </style:style>
    <style:style style:name="T278" style:family="text">
      <style:text-properties officeooo:rsid="05041a26"/>
    </style:style>
    <style:style style:name="T279" style:family="text">
      <style:text-properties officeooo:rsid="05051758"/>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9">Уроци по Линукс</text:p>
      <text:p text:style-name="P5"/>
      <text:p text:style-name="P4">Последна актуализация:</text:p>
      <text:p text:style-name="P7"><text:date style:data-style-name="N36" text:date-value="2017-09-10T16:53:46.077391114" text:fixed="true">10.09.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61"><text:a xlink:type="simple" xlink:href="#__RefHeading___Toc406_139682638" text:style-name="Index_20_Link" text:visited-style-name="Index_20_Link">Програмиране на Python<text:tab/>3</text:a></text:p>
          <text:p text:style-name="P661"><text:a xlink:type="simple" xlink:href="#__RefHeading___Toc408_139682638" text:style-name="Index_20_Link" text:visited-style-name="Index_20_Link">Езикови настройки на Линукс<text:tab/>4</text:a></text:p>
          <text:p text:style-name="P662"><text:a xlink:type="simple" xlink:href="#__RefHeading___Toc410_139682638" text:style-name="Index_20_Link" text:visited-style-name="Index_20_Link">Къде да намеря спомагателните скриптове на редактора Kate?<text:tab/>5</text:a></text:p>
          <text:p text:style-name="P661"><text:a xlink:type="simple" xlink:href="#__RefHeading___Toc412_139682638" text:style-name="Index_20_Link" text:visited-style-name="Index_20_Link">Отдалечени връзки. Работа със графичната среда GNOME3<text:tab/>5</text:a></text:p>
          <text:p text:style-name="P662"><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62"><text:a xlink:type="simple" xlink:href="#__RefHeading___Toc416_139682638" text:style-name="Index_20_Link" text:visited-style-name="Index_20_Link">Връщане на състоянието на инсталирани пакети в Линукс<text:tab/>5</text:a></text:p>
          <text:p text:style-name="P662"><text:a xlink:type="simple" xlink:href="#__RefHeading___Toc418_139682638" text:style-name="Index_20_Link" text:visited-style-name="Index_20_Link">Работата с графична среда GNOME3<text:tab/>6</text:a></text:p>
          <text:p text:style-name="P662"><text:a xlink:type="simple" xlink:href="#__RefHeading___Toc420_139682638" text:style-name="Index_20_Link" text:visited-style-name="Index_20_Link">Автоматично начално стартиране на VNC сървър<text:tab/>6</text:a></text:p>
          <text:p text:style-name="P662"><text:a xlink:type="simple" xlink:href="#__RefHeading___Toc635_1331395658" text:style-name="Index_20_Link" text:visited-style-name="Index_20_Link">Настройване на шрифта на козолата при GNOME3<text:tab/>7</text:a></text:p>
          <text:p text:style-name="P662"><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62"><text:a xlink:type="simple" xlink:href="#__RefHeading___Toc639_1331395658" text:style-name="Index_20_Link" text:visited-style-name="Index_20_Link">Пренасяне на помощни скриптове на редактор Kate<text:tab/>8</text:a></text:p>
          <text:p text:style-name="P662"><text:a xlink:type="simple" xlink:href="#__RefHeading___Toc641_1331395658" text:style-name="Index_20_Link" text:visited-style-name="Index_20_Link">Потвърждавае на идентичноста на хост при SSH връзка<text:tab/>8</text:a></text:p>
          <text:p text:style-name="P661"><text:a xlink:type="simple" xlink:href="#__RefHeading___Toc643_1331395658" text:style-name="Index_20_Link" text:visited-style-name="Index_20_Link">Компилиране на програми под Линукс<text:tab/>9</text:a></text:p>
          <text:p text:style-name="P661"><text:a xlink:type="simple" xlink:href="#__RefHeading___Toc773_723091682" text:style-name="Index_20_Link" text:visited-style-name="Index_20_Link">Условни оператори на BASH скриптопве<text:tab/>10</text:a></text:p>
          <text:p text:style-name="P662"><text:a xlink:type="simple" xlink:href="#__RefHeading___Toc1447_723091682" text:style-name="Index_20_Link" text:visited-style-name="Index_20_Link">Сравнение на стрингове<text:tab/>12</text:a></text:p>
          <text:p text:style-name="P662"><text:a xlink:type="simple" xlink:href="#__RefHeading___Toc1449_723091682" text:style-name="Index_20_Link" text:visited-style-name="Index_20_Link">Сравнение на файлове и директории<text:tab/>12</text:a></text:p>
          <text:p text:style-name="P662"><text:a xlink:type="simple" xlink:href="#__RefHeading___Toc1451_723091682" text:style-name="Index_20_Link" text:visited-style-name="Index_20_Link">Логически оператори AND и OR<text:tab/>13</text:a></text:p>
          <text:p text:style-name="P661"><text:a xlink:type="simple" xlink:href="#__RefHeading___Toc1429_1985201145" text:style-name="Index_20_Link" text:visited-style-name="Index_20_Link">Инсталация и конфигурация на web server<text:tab/>13</text:a></text:p>
          <text:p text:style-name="P661"><text:a xlink:type="simple" xlink:href="#__RefHeading___Toc1640_332069762" text:style-name="Index_20_Link" text:visited-style-name="Index_20_Link">Конфигурация на уеб сървър<text:tab/>15</text:a></text:p>
          <text:p text:style-name="P661"><text:a xlink:type="simple" xlink:href="#__RefHeading___Toc2217_332069762" text:style-name="Index_20_Link" text:visited-style-name="Index_20_Link">Network File System<text:tab/>16</text:a></text:p>
          <text:p text:style-name="P662"><text:a xlink:type="simple" xlink:href="#__RefHeading___Toc2219_332069762" text:style-name="Index_20_Link" text:visited-style-name="Index_20_Link">Методи за сигурност<text:tab/>17</text:a></text:p>
          <text:p text:style-name="P662"><text:a xlink:type="simple" xlink:href="#__RefHeading___Toc2221_332069762" text:style-name="Index_20_Link" text:visited-style-name="Index_20_Link">Стартиране на NFS<text:tab/>18</text:a></text:p>
          <text:p text:style-name="P662"><text:a xlink:type="simple" xlink:href="#__RefHeading___Toc2223_332069762" text:style-name="Index_20_Link" text:visited-style-name="Index_20_Link">Kонфигурация на NFS клиент<text:tab/>19</text:a></text:p>
          <text:p text:style-name="P662"><text:a xlink:type="simple" xlink:href="#__RefHeading___Toc1790_1183840518" text:style-name="Index_20_Link" text:visited-style-name="Index_20_Link">Прикачване на споделена директория<text:tab/>20</text:a></text:p>
          <text:p text:style-name="P662"><text:a xlink:type="simple" xlink:href="#__RefHeading___Toc1788_391246666" text:style-name="Index_20_Link" text:visited-style-name="Index_20_Link">Настройка на защитна стена<text:tab/>20</text:a></text:p>
          <text:p text:style-name="P662"><text:a xlink:type="simple" xlink:href="#__RefHeading__1937_582827123" text:style-name="Index_20_Link" text:visited-style-name="Index_20_Link">Изграждане на защита на NFS споделени директории чрез Kerberos<text:tab/>21</text:a></text:p>
          <text:p text:style-name="P661"><text:a xlink:type="simple" xlink:href="#__RefHeading__2589_1584048267" text:style-name="Index_20_Link" text:visited-style-name="Index_20_Link">Споделяне на файлове по мрежата чрез SAMBA<text:tab/>21</text:a></text:p>
          <text:p text:style-name="P662"><text:a xlink:type="simple" xlink:href="#__RefHeading__2591_1584048267" text:style-name="Index_20_Link" text:visited-style-name="Index_20_Link">Конфигурация на Samba сървър<text:tab/>23</text:a></text:p>
          <text:p text:style-name="P662"><text:a xlink:type="simple" xlink:href="#__RefHeading__2048_1224880661" text:style-name="Index_20_Link" text:visited-style-name="Index_20_Link">Задаване на споделена директория<text:tab/>24</text:a></text:p>
          <text:p text:style-name="P661"><text:a xlink:type="simple" xlink:href="#__RefHeading___Toc4804_1031946191" text:style-name="Index_20_Link" text:visited-style-name="Index_20_Link">Настройка на Samba<text:tab/>24</text:a></text:p>
          <text:p text:style-name="P661"><text:a xlink:type="simple" xlink:href="#__RefHeading___Toc4806_1031946191" text:style-name="Index_20_Link" text:visited-style-name="Index_20_Link">Работа с RPM пакети<text:tab/>26</text:a></text:p>
          <text:p text:style-name="P661"><text:a xlink:type="simple" xlink:href="#__RefHeading___Toc2394_277303652" text:style-name="Index_20_Link" text:visited-style-name="Index_20_Link">Програми за чертане<text:tab/>27</text:a></text:p>
          <text:p text:style-name="P661"><text:a xlink:type="simple" xlink:href="#__RefHeading___Toc4808_1031946191" text:style-name="Index_20_Link" text:visited-style-name="Index_20_Link">Компилиране на софтуер за Линукс<text:tab/>27</text:a></text:p>
          <text:p text:style-name="P662"><text:a xlink:type="simple" xlink:href="#__RefHeading___Toc4810_1031946191" text:style-name="Index_20_Link" text:visited-style-name="Index_20_Link">Компилиране на x11vnc<text:tab/>27</text:a></text:p>
          <text:p text:style-name="P661"><text:a xlink:type="simple" xlink:href="#__RefHeading___Toc2503_868836332" text:style-name="Index_20_Link" text:visited-style-name="Index_20_Link">Четене на данни от стандартен вход<text:tab/>28</text:a></text:p>
          <text:p text:style-name="P662"><text:a xlink:type="simple" xlink:href="#__RefHeading___Toc2505_868836332" text:style-name="Index_20_Link" text:visited-style-name="Index_20_Link">Програма на bash<text:tab/>28</text:a></text:p>
          <text:p text:style-name="P662"><text:a xlink:type="simple" xlink:href="#__RefHeading___Toc2507_868836332" text:style-name="Index_20_Link" text:visited-style-name="Index_20_Link">Програма на Python<text:tab/>29</text:a></text:p>
          <text:p text:style-name="P661"><text:a xlink:type="simple" xlink:href="#__RefHeading___Toc2914_1735908107" text:style-name="Index_20_Link" text:visited-style-name="Index_20_Link">Задачи за изпит на Red Hat за системен администратор<text:tab/>30</text:a></text:p>
          <text:p text:style-name="P661"><text:a xlink:type="simple" xlink:href="#__RefHeading___Toc3305_1042592874" text:style-name="Index_20_Link" text:visited-style-name="Index_20_Link">Работа с дискови дялове през LVM2<text:tab/>34</text:a></text:p>
          <text:p text:style-name="P661"><text:a xlink:type="simple" xlink:href="#__RefHeading___Toc4109_738773010" text:style-name="Index_20_Link" text:visited-style-name="Index_20_Link">Настройка на сигурността със SELinux<text:tab/>37</text:a></text:p>
          <text:p text:style-name="P661"><text:a xlink:type="simple" xlink:href="#__RefHeading___Toc5369_1032033652" text:style-name="Index_20_Link" text:visited-style-name="Index_20_Link">NFS SELinux<text:tab/>41</text:a></text:p>
          <text:p text:style-name="P661"><text:a xlink:type="simple" xlink:href="#__RefHeading___Toc4678_1826327530" text:style-name="Index_20_Link" text:visited-style-name="Index_20_Link">Автоматично прикачване на мрежови файлови системи<text:tab/>43</text:a></text:p>
          <text:p text:style-name="P662"><text:a xlink:type="simple" xlink:href="#__RefHeading___Toc4680_1826327530" text:style-name="Index_20_Link" text:visited-style-name="Index_20_Link">Директно мотиране<text:tab/>43</text:a></text:p>
          <text:p text:style-name="P662"><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61"><text:a xlink:type="simple" xlink:href="#__RefHeading___Toc4684_1826327530" text:style-name="Index_20_Link" text:visited-style-name="Index_20_Link">Използване на клиентски имена от централен LDAP сървър<text:tab/>45</text:a></text:p>
          <text:p text:style-name="P662"><text:a xlink:type="simple" xlink:href="#__RefHeading___Toc4686_1826327530" text:style-name="Index_20_Link" text:visited-style-name="Index_20_Link">LDAP конфигурация<text:tab/>45</text:a></text:p>
          <text:p text:style-name="P661"><text:a xlink:type="simple" xlink:href="#__RefHeading___Toc4688_1826327530" text:style-name="Index_20_Link" text:visited-style-name="Index_20_Link">Създаване на скриптове на средата<text:tab/>46</text:a></text:p>
          <text:p text:style-name="P661"><text:a xlink:type="simple" xlink:href="#__RefHeading___Toc4690_1826327530" text:style-name="Index_20_Link" text:visited-style-name="Index_20_Link">Добавяне на снипети в програмите редактори<text:tab/>48</text:a></text:p>
          <text:p text:style-name="P661"><text:a xlink:type="simple" xlink:href="#__RefHeading___Toc4692_1826327530" text:style-name="Index_20_Link" text:visited-style-name="Index_20_Link">Въпроси и отговори по Linux<text:tab/>49</text:a></text:p>
          <text:p text:style-name="P661"><text:a xlink:type="simple" xlink:href="#__RefHeading___Toc4694_1826327530" text:style-name="Index_20_Link" text:visited-style-name="Index_20_Link">Решаване на проблеми с RPM пакети<text:tab/>53</text:a></text:p>
          <text:p text:style-name="P662"><text:a xlink:type="simple" xlink:href="#__RefHeading___Toc4924_597877415" text:style-name="Index_20_Link" text:visited-style-name="Index_20_Link">Problem 1: Package dependencies<text:tab/>53</text:a></text:p>
          <text:p text:style-name="P662"><text:a xlink:type="simple" xlink:href="#__RefHeading___Toc4926_597877415" text:style-name="Index_20_Link" text:visited-style-name="Index_20_Link">Problem 2: Corrupted RPM database<text:tab/>55</text:a></text:p>
          <text:p text:style-name="P663"><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62"><text:a xlink:type="simple" xlink:href="#__RefHeading___Toc4930_597877415" text:style-name="Index_20_Link" text:visited-style-name="Index_20_Link">Problem 3: Identify and restore changed files using package dependencies<text:tab/>55</text:a></text:p>
          <text:p text:style-name="P661"><text:a xlink:type="simple" xlink:href="#__RefHeading___Toc5112_631849116" text:style-name="Index_20_Link" text:visited-style-name="Index_20_Link">СЪЗДАВАНЕ НА МОДУЛИ НА ПИТОН<text:tab/>57</text:a></text:p>
          <text:p text:style-name="P661"><text:a xlink:type="simple" xlink:href="#__RefHeading___Toc5114_631849116" text:style-name="Index_20_Link" text:visited-style-name="Index_20_Link">СЛЕДЕНЕ НА ПРОГРАМА ЗА ГРЕШКИ<text:tab/>57</text:a></text:p>
          <text:p text:style-name="P661"><text:a xlink:type="simple" xlink:href="#__RefHeading___Toc8182_939229110" text:style-name="Index_20_Link" text:visited-style-name="Index_20_Link">Настройка на NetworkManger<text:tab/>59</text:a></text:p>
          <text:p text:style-name="P661"><text:a xlink:type="simple" xlink:href="#__RefHeading___Toc8184_939229110" text:style-name="Index_20_Link" text:visited-style-name="Index_20_Link">Следене на логове в Линукс<text:tab/>61</text:a></text:p>
          <text:p text:style-name="P661"><text:a xlink:type="simple" xlink:href="#__RefHeading___Toc8186_939229110" text:style-name="Index_20_Link" text:visited-style-name="Index_20_Link">Търсене и намиране на грешки в програмите<text:tab/>63</text:a></text:p>
          <text:p text:style-name="P661"><text:a xlink:type="simple" xlink:href="#__RefHeading___Toc5918_1557362952" text:style-name="Index_20_Link" text:visited-style-name="Index_20_Link">Как да създам 10 броя Ethernet интерфейса във виртуална машина?<text:tab/>65</text:a></text:p>
          <text:p text:style-name="P661"><text:a xlink:type="simple" xlink:href="#__RefHeading___Toc5920_1557362952" text:style-name="Index_20_Link" text:visited-style-name="Index_20_Link">Къде да търся информация за Линукс администрацията?<text:tab/>66</text:a></text:p>
          <text:p text:style-name="P661"><text:a xlink:type="simple" xlink:href="#__RefHeading___Toc5872_366275700" text:style-name="Index_20_Link" text:visited-style-name="Index_20_Link">Мрежова сигурност чрез IEEE 802.1x и приложение hostapd<text:tab/>67</text:a></text:p>
          <text:p text:style-name="P662"><text:a xlink:type="simple" xlink:href="#__RefHeading___Toc6509_1836195972" text:style-name="Index_20_Link" text:visited-style-name="Index_20_Link">Създаване на сървърен сертификат<text:tab/>68</text:a></text:p>
          <text:p text:style-name="P662"><text:a xlink:type="simple" xlink:href="#__RefHeading___Toc6511_1836195972" text:style-name="Index_20_Link" text:visited-style-name="Index_20_Link">Приготвяне на клиентски сертификат<text:tab/>69</text:a></text:p>
          <text:p text:style-name="P661"><text:a xlink:type="simple" xlink:href="#__RefHeading___Toc6525_1339909947" text:style-name="Index_20_Link" text:visited-style-name="Index_20_Link">РЕШАВАНЕ НА ПРОБЛЕМИ ПРИ НАЧАЛНО ЗАРЕЖДАНЕ<text:tab/>71</text:a></text:p>
          <text:p text:style-name="P662"><text:a xlink:type="simple" xlink:href="#__RefHeading___Toc6527_1339909947" text:style-name="Index_20_Link" text:visited-style-name="Index_20_Link">Начално зареждане на UEFI<text:tab/>71</text:a></text:p>
          <text:p text:style-name="P661"><text:a xlink:type="simple" xlink:href="#__RefHeading___Toc8188_939229110" text:style-name="Index_20_Link" text:visited-style-name="Index_20_Link">Въпроси<text:tab/>73</text:a></text:p>
        </text:index-body>
      </text:table-of-content>
      <text:p text:style-name="P6"/>
      <text:p text:style-name="P636"/>
      <text:h text:style-name="P690"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35">Има команда subprocess.check_call( ), което може да се постави в блок <text:span text:style-name="T3">try ... except</text:span> и да се прихващат и обработват изключенията.</text:p>
      <text:p text:style-name="P335">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69">(out, err) = proc.communicate( )</text:p>
      <text:p text:style-name="P335">се прочитат ЕДНОКРАТНО тези информации.</text:p>
      <text:p text:style-name="P335"/>
      <text:p text:style-name="P569">p1 = subprocess.Popen(["dmesg"], stdout <text:s/>= PIPE)</text:p>
      <text:p text:style-name="P569">p2 = subprocess.Popen(["grep"], stdin = p1.stdout, stdout = PIPE)</text:p>
      <text:p text:style-name="P570">p1.stdout.close( )</text:p>
      <text:p text:style-name="P569">output = p2.communicate( )</text:p>
      <text:p text:style-name="P335"/>
      <text:p text:style-name="P335">За прихващане на връщания код, се пишат командите:</text:p>
      <text:p text:style-name="P569">proc = Popen("<text:span text:style-name="T6">command</text:span>")</text:p>
      <text:p text:style-name="P569">proc.wait( )</text:p>
      <text:p text:style-name="P569">result = proc.returncode</text:p>
      <text:p text:style-name="P335"/>
      <text:p text:style-name="P335">За по-лесно четене на резултата ред по ред:</text:p>
      <text:p text:style-name="P569">proc = Popen("<text:span text:style-name="T6">command</text:span>", stdout = PIPE)</text:p>
      <text:p text:style-name="P569">for line in proc.stdout:</text:p>
      <text:p text:style-name="P569"><text:tab/>print line</text:p>
      <text:p text:style-name="P335"/>
      <text:p text:style-name="P335"/>
      <text:h text:style-name="P696" text:outline-level="1"><text:bookmark-start text:name="__RefHeading___Toc408_139682638"/>Езикови настройки на Линукс<text:bookmark-end text:name="__RefHeading___Toc408_139682638"/></text:h>
      <text:p text:style-name="P337"><text:date style:data-style-name="N36" text:date-value="2016-04-24T16:12:54.610000010" text:fixed="true">24.04.2016 г.</text:date></text:p>
      <text:p text:style-name="P335">Променливи на средата:</text:p>
      <text:p text:style-name="P335">1. За едно приложение</text:p>
      <text:p text:style-name="P335">2. За един потребител</text:p>
      <text:p text:style-name="P335">3. За цялата система</text:p>
      <text:p text:style-name="P335">Unicode encodding 2 bytes=2<text:span text:style-name="T15">16</text:span> стойности (UTF-8, UTF-16), cp1251, cp1252</text:p>
      <text:p text:style-name="P335">User settings:</text:p>
      <text:p text:style-name="P569">/var/lib/AccountsService/users/pgeorgie</text:p>
      <text:p text:style-name="P335">Списък от локални езикови наствойки: locale -a</text:p>
      <text:p text:style-name="P335">Глобалните езикови настройки са в: </text:p>
      <text:p text:style-name="P569">/etc/locale.conf</text:p>
      <text:p text:style-name="P335">Езиков скрип при началното зареждане на системата:</text:p>
      <text:p text:style-name="P569">/etc/profile.d/lang.sh</text:p>
      <text:p text:style-name="P335">Сорсване на променливи, внасянето им като променливи на средата:</text:p>
      <text:p text:style-name="P569">source &lt;path to file&gt;</text:p>
      <text:p text:style-name="P569">. <text:s/>&lt;path to file&gt;</text:p>
      <text:p text:style-name="P335">Дефиниран списък от пакети:</text:p>
      <text:p text:style-name="P569">/usr/share/i18n/locales</text:p>
      <text:p text:style-name="P335"/>
      <text:p text:style-name="P335">Виж глава 1-ва, стр. 13 от обучението на <text:s/>Red Hat RH124.</text:p>
      <text:p text:style-name="P335"/>
      <text:p text:style-name="P335">Настройка на езикова променлива на средата:</text:p>
      <text:p text:style-name="P569">localectl set-locale LOCALE</text:p>
      <text:p text:style-name="P569">localectl set-keymap MAP</text:p>
      <text:p text:style-name="P569">localectl set-x11-keymap LAYOUT</text:p>
      <text:p text:style-name="P335"/>
      <text:p text:style-name="P335">Нулиране на конфигурацията на терминала:</text:p>
      <text:p text:style-name="P569">reset</text:p>
      <text:p text:style-name="P335">Дефиниране на езикови настройки за промяна на подредбата на клавишите.</text:p>
      <text:p text:style-name="P569">localedef</text:p>
      <text:p text:style-name="P335"/>
      <text:p text:style-name="P335">Как да прочета стойността на променлива от средата на Линукс?</text:p>
      <text:p text:style-name="P335">Не се прави, от Python само се записват променливите.</text:p>
      <text:p text:style-name="P335"/>
      <text:p text:style-name="P338">Да прочета GitHub flow control от документацията на GitHub.com.</text:p>
      <text:p text:style-name="P335"/>
      <text:h text:style-name="P697" text:outline-level="2"><text:bookmark-start text:name="__RefHeading___Toc410_139682638"/><text:soft-page-break/>Къде да намеря спомагателните скриптове на редактора Kate?<text:bookmark-end text:name="__RefHeading___Toc410_139682638"/></text:h>
      <text:p text:style-name="P335">./.kde/share/apps/ktexteditor_snippets</text:p>
      <text:p text:style-name="P335"/>
      <text:h text:style-name="P691" text:outline-level="1"><text:bookmark-start text:name="__RefHeading___Toc412_139682638"/>Отдалечени връзки. Работа със графичната среда GNOME3<text:bookmark-end text:name="__RefHeading___Toc412_139682638"/></text:h>
      <text:p text:style-name="P335"><text:date style:data-style-name="N36" text:date-value="2016-05-01T08:12:31.050000102" text:fixed="true">1.05.2016 г.</text:date></text:p>
      <text:h text:style-name="P697" text:outline-level="2"><text:bookmark-start text:name="__RefHeading___Toc414_139682638"/>Двойна отдалечена връзка чрез текстова конзола и графична среда<text:bookmark-end text:name="__RefHeading___Toc414_139682638"/></text:h>
      <text:p text:style-name="P339">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35">При това командите ги пускам през конзолата на отдалечения сървър, но ефектът, програмите, изпълнението се вижда в графичната среда?</text:p>
      <text:p text:style-name="P335">(Целта е лесно копиране и поставяне на команди, записани в текстов файл на моя лаптоп SSH сесията към отдалечения сървър.)</text:p>
      <text:p text:style-name="P335"/>
      <table:table table:name="Table1" table:style-name="Table1">
        <table:table-column table:style-name="Table1.A"/>
        <table:table-column table:style-name="Table1.B"/>
        <table:table-header-rows>
          <table:table-row>
            <table:table-cell table:style-name="Table1.A1" office:value-type="string">
              <text:p text:style-name="P640">VNC remote connection</text:p>
            </table:table-cell>
            <table:table-cell table:style-name="Table1.B1" office:value-type="string">
              <text:p text:style-name="P640">SSH remote connection</text:p>
            </table:table-cell>
          </table:table-row>
        </table:table-header-rows>
        <table:table-row>
          <table:table-cell table:style-name="Table1.A2" office:value-type="string">
            <text:p text:style-name="P600">GUI</text:p>
            <text:p text:style-name="P600"/>
          </table:table-cell>
          <table:table-cell table:style-name="Table1.B2" office:value-type="string">
            <text:p text:style-name="P600">Command-line console</text:p>
            <text:p text:style-name="P569">echo $DISPLAY</text:p>
            <text:p text:style-name="P569">export DISPLAY=:0</text:p>
            <text:p text:style-name="P569">xhost +localhost</text:p>
            <text:p text:style-name="P569">gedit &amp;</text:p>
            <text:p text:style-name="P260"/>
            <text:p text:style-name="P260">Графичното приложение от отдалечения компютър се появавя в графичната среда на локалния компютър.</text:p>
          </table:table-cell>
        </table:table-row>
      </table:table>
      <text:p text:style-name="P335"/>
      <text:p text:style-name="P335"/>
      <text:p text:style-name="P259"><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35"/>
      <text:p text:style-name="P335">DISPLAY=&lt;display identifier&gt; someapp</text:p>
      <text:p text:style-name="P335"/>
      <text:h text:style-name="P697" text:outline-level="2"><text:bookmark-start text:name="__RefHeading___Toc416_139682638"/>Връщане на състоянието на инсталирани пакети в Линукс<text:bookmark-end text:name="__RefHeading___Toc416_139682638"/></text:h>
      <text:p text:style-name="P339">Имам инсталиран RHEL 7.2 и създаден репозитар с пакети за RHEL 7.3.</text:p>
      <text:p text:style-name="P339">Решавам да ъпдейтна на пакетите на нивото на 7.3, а в последствие разбирам, че пак ще ми трябва за работата пакетите, които са били в 7.2.</text:p>
      <text:p text:style-name="P339">Мога ли да понижа всички пакети към 7.2. Ако може, как?</text:p>
      <text:p text:style-name="P335"/>
      <text:p text:style-name="P335"><text:soft-page-break/>1. Ако хостът е физическа машина</text:p>
      <text:p text:style-name="P637">а) Трябва да се направи образов архив на дисковия дял (image backup), а после да се възтанови.</text:p>
      <text:p text:style-name="P637">или</text:p>
      <text:p text:style-name="P637">б) Да се направи образов архив на ниво Logical Volume Manager</text:p>
      <text:p text:style-name="P638">2. Ако хостът е виртуална машина</text:p>
      <text:p text:style-name="P637">Да се направи virtual machine snapshot. След свършване на работа да се възтанови.</text:p>
      <text:p text:style-name="P335"/>
      <text:p text:style-name="P335">3. Общ метод за връщане на вече инсталирани пакети:</text:p>
      <text:p text:style-name="P569">yum history list all</text:p>
      <text:p text:style-name="P569">yum history info &lt;ID&gt;</text:p>
      <text:p text:style-name="P569"/>
      <text:p text:style-name="P569">yum history undo &lt;ID&gt;</text:p>
      <text:p text:style-name="P569">yum history rollback &lt;ID&gt;</text:p>
      <text:p text:style-name="P569">yum history redo &lt;ID&gt;</text:p>
      <text:p text:style-name="P569">yum downgrade &lt;PACKAGE&gt;</text:p>
      <text:p text:style-name="P335"/>
      <text:p text:style-name="P336">Reference</text:p>
      <text:p text:style-name="P257"><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58"><text:a xlink:type="simple" xlink:href="https://access.redhat.com/discussions/2091661" text:style-name="Internet_20_link" text:visited-style-name="Visited_20_Internet_20_Link"><text:span text:style-name="T39">Downgrading from RHEL 7.2 to 7.1</text:span></text:a></text:p>
      <text:p text:style-name="P257"><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36"/>
      <text:h text:style-name="P697" text:outline-level="2"><text:bookmark-start text:name="__RefHeading___Toc418_139682638"/>Работата с графична среда GNOME3<text:bookmark-end text:name="__RefHeading___Toc418_139682638"/></text:h>
      <text:p text:style-name="P339">Как в GNOME3 да скрия всички прозорци, за да видя иконите и да отворя документ? </text:p>
      <text:p text:style-name="P335"/>
      <text:p text:style-name="P335">Gnome control center -&gt; Keyboard -&gt; Shortcuts -&gt;Navigation -&gt; Hide all normal windows -&gt; Shift + Super Key + D</text:p>
      <text:p text:style-name="P335"/>
      <text:h text:style-name="P697" text:outline-level="2"><text:bookmark-start text:name="__RefHeading___Toc420_139682638"/>Автоматично начално стартиране на VNC сървър <text:bookmark-end text:name="__RefHeading___Toc420_139682638"/></text:h>
      <text:p text:style-name="P339">Как да настроя сървър да стартира автоматично VNC сървър, всеки път след рестарт?</text:p>
      <text:p text:style-name="P339"/>
      <text:p text:style-name="P287">Reference</text:p>
      <text:p text:style-name="P257"><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57"><text:a xlink:type="simple" xlink:href="https://www.howtoforge.com/vnc-server-installation-on-centos-7" text:style-name="Internet_20_link" text:visited-style-name="Visited_20_Internet_20_Link"><text:span text:style-name="T39">VNC Server installation on CentOS 7</text:span></text:a></text:p>
      <text:p text:style-name="P257"><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36"/>
      <text:p text:style-name="P335"/>
      <text:p text:style-name="P335">5 - maybe</text:p>
      <text:p text:style-name="P335">Как да се свържа към VNC server, като навлизам не в GNOME, ами в KDE сесия? Графичната среда KDE е предварително инсталирана през yum като група.</text:p>
      <text:p text:style-name="P335"/>
      <text:p text:style-name="P335">https://wiki.archlinux.org/index.php/TigerVNC</text:p>
      <text:p text:style-name="P335"/>
      <text:p text:style-name="P335">~/.vnc/xstartup</text:p>
      <text:p text:style-name="P335">#!/bin/sh</text:p>
      <text:p text:style-name="P335">exec startlxqt</text:p>
      <text:p text:style-name="P335"/>
      <text:p text:style-name="P335">current session</text:p>
      <text:p text:style-name="P569">x0vncserver -display :0 -passwordfile ~/.vnc/passwd</text:p>
      <text:p text:style-name="P335"/>
      <text:p text:style-name="P335">6 - done</text:p>
      <text:p text:style-name="P335">Може ли паролата за връзка между моят компютър и VNC server да бъде запомнена?</text:p>
      <text:p text:style-name="P335"/>
      <text:p text:style-name="P569">vncpasswd</text:p>
      <text:p text:style-name="P335"/>
      <text:p text:style-name="P335">Passwordless authentication</text:p>
      <text:p text:style-name="P335">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69">vncviewer -passwd /path/to/server-passwd-file</text:p>
      <text:p text:style-name="P335"/>
      <text:h text:style-name="P697" text:outline-level="2"><text:bookmark-start text:name="__RefHeading___Toc635_1331395658"/>Настройване на шрифта на козолата при GNOME3<text:bookmark-end text:name="__RefHeading___Toc635_1331395658"/></text:h>
      <text:p text:style-name="P339">Какво да направя с GNOME3, за да запомни настройка на шрифта на конзолата <text:s/>Monospaced 12?</text:p>
      <text:p text:style-name="P335"/>
      <text:p text:style-name="P335">Terminal -&gt; Edit -&gt; Edit profile settings -&gt; Choose custom font/size</text:p>
      <text:p text:style-name="P335"/>
      <text:h text:style-name="P69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39">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35"/>
      <text:p text:style-name="P335">Да се включи редаване на изображението през протокол X11.</text:p>
      <text:p text:style-name="P335">sshd X11 forwarding enable:</text:p>
      <text:p text:style-name="P335"/>
      <text:p text:style-name="P335">Редактирай конфигурационния файл на отдалечения компютър:</text:p>
      <text:p text:style-name="P569">vim /etc/ssh/sshd_config</text:p>
      <text:p text:style-name="P569">X11Forwarding yes</text:p>
      <text:p text:style-name="P335"/>
      <text:p text:style-name="P335">На локалния компютър, задай командата:</text:p>
      <text:p text:style-name="P569">ssh -X user@host</text:p>
      <text:p text:style-name="P569">gedit &amp;</text:p>
      <text:p text:style-name="P335"/>
      <text:h text:style-name="P697" text:outline-level="2"><text:bookmark-start text:name="__RefHeading___Toc639_1331395658"/>Пренасяне на помощни скриптове на редактор Kate<text:bookmark-end text:name="__RefHeading___Toc639_1331395658"/></text:h>
      <text:p text:style-name="P339">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35"/>
      <text:p text:style-name="P569">~/.kde/share/apps/ktexteditor_snippets/data/</text:p>
      <text:p text:style-name="P569">~/.kde/.kde/share/apps/ktexteditor_snippets/data/</text:p>
      <text:p text:style-name="P335"/>
      <text:h text:style-name="P697" text:outline-level="2"><text:bookmark-start text:name="__RefHeading___Toc641_1331395658"/>Потвърждавае на идентичноста на хост при SSH връзка<text:bookmark-end text:name="__RefHeading___Toc641_1331395658"/></text:h>
      <text:p text:style-name="P335">Постоянно се свързвам с тестови машини през SSH. Мога ли да ги приемем автоматично и да прескачам съобщението:</text:p>
      <text:p text:style-name="P569">The authenticity of host 'ibm-p8-kvm-06-guest-09.rhts.eng.bos.redhat.com (10.16.68.160)' can't be established.</text:p>
      <text:p text:style-name="P569">ECDSA key fingerprint is f9:cc:14:54:17:e8:55:9b:50:c0:aa:ba:58:27:eb:02.</text:p>
      <text:p text:style-name="P569">Are you sure you want to continue connecting (yes/no)? yes</text:p>
      <text:p text:style-name="P335"/>
      <text:p text:style-name="P335">Премахване на "пръстовия" отпечатък от локалния компютър:</text:p>
      <text:p text:style-name="P335">ssh-keygen -R 192.168.146.129</text:p>
      <text:p text:style-name="P335">Премахва се информация за хоста от локалния файл: $HOME/.ssh/known_hosts</text:p>
      <text:p text:style-name="P335"/>
      <text:p text:style-name="P335">Свързва се към отдалечен хост БЕЗ за чака потвърждение за "пръстов" отпечатък:</text:p>
      <text:p text:style-name="P569">ssh -o StrictHostKeyChecking=no root@192.168.146.129</text:p>
      <text:p text:style-name="P335"><text:soft-page-break/></text:p>
      <text:p text:style-name="P335">Свързва се към отдалечен хост БЕЗ за чака потвърждение за "пръстов" отпечатък, БЕЗ да записва хоста във фала с познати хостове:</text:p>
      <text:p text:style-name="P569">ssh -o StrictHostKeyChecking=no -o UserKnownHostsFile=/dev/null root@192.168.146.129</text:p>
      <text:p text:style-name="P335"/>
      <text:p text:style-name="P335">Създаване на "прякор" за съкратено изпълнение:</text:p>
      <text:p text:style-name="P335">Редактирай файла $HOME/.bashrc добяйки реда:</text:p>
      <text:p text:style-name="P569">alias ssh_auto='ssh -o StrictHostKeyChecking=no'</text:p>
      <text:p text:style-name="P335"/>
      <text:p text:style-name="P335">Изнасяне на новите настройки към работната среда:</text:p>
      <text:p text:style-name="P569">source .bashrc</text:p>
      <text:p text:style-name="P335"/>
      <text:p text:style-name="P335">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69">ssh-keyscan 192.168.146.129 &gt;&gt; ~/.ssh/known_hosts</text:p>
      <text:p text:style-name="P335"/>
      <text:p text:style-name="P335"/>
      <text:p text:style-name="P335">11 - <text:span text:style-name="T36">maybe</text:span></text:p>
      <text:p text:style-name="P335">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35"/>
      <text:p text:style-name="P335">Right Click on a file -&gt; Properties -&gt; Open With -&gt; Choose app -&gt; set as default</text:p>
      <text:p text:style-name="P335"/>
      <text:h text:style-name="P691" text:outline-level="1"><text:bookmark-start text:name="__RefHeading___Toc643_1331395658"/>Компилиране на програми под Линукс<text:bookmark-end text:name="__RefHeading___Toc643_1331395658"/></text:h>
      <text:p text:style-name="P335"><text:date style:data-style-name="N36" text:date-value="2016-05-08T10:31:40.840000086" text:fixed="true">8.05.2016 г.</text:date></text:p>
      <text:p text:style-name="P335">Гледай първо файла INSTALL или README.</text:p>
      <text:p text:style-name="P335">Той съдържa инструкции за компилация.</text:p>
      <text:p text:style-name="P335">1. Необходими библиотеки преди инсталация</text:p>
      <text:p text:style-name="P335">2. Кратки инструкции за компилация</text:p>
      <text:p text:style-name="P335">3. Опции за конфигурация на компилатора, какво и как ще компилира сорс кода, къде ще постави компилираните файлове след това.</text:p>
      <text:p text:style-name="P335">4. При някои компилации има процедура Test. Дава инструкции какво да се прави.</text:p>
      <text:p text:style-name="P335">5. Има изреждане на флагове за процесора и компилатора.</text:p>
      <text:p text:style-name="P335">6. Има изреждане на обектни файлове.</text:p>
      <text:p text:style-name="P335">7. Има изредени процедури за компилация. Една процедура може да има <text:soft-page-break/>подпроцедури.</text:p>
      <text:p text:style-name="P335">8. В повечето случаи има процедура: <text:s/>clean. <text:s/>Връща състоянието на системата преди компилация. Главно изтрива файлове, които са излишни.</text:p>
      <text:p text:style-name="P335">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69">Makefile</text:p>
      <text:p text:style-name="P335"/>
      <text:p text:style-name="P335">10. Следва самата компилация и работа на линкера. Ползва се gcc, който съдържа в себе си както компилатор, така и линкер.</text:p>
      <text:p text:style-name="P335">11. Може да се извика процедура за проверка за успешна компилация:</text:p>
      <text:p text:style-name="P569">make test</text:p>
      <text:p text:style-name="P569"/>
      <text:p text:style-name="P260">Щом компилацията е преминала успешно, тогава резултатът е <text:span text:style-name="T38">PASSED</text:span>.</text:p>
      <text:p text:style-name="P260">12. Следва поставяне на компилираните файлове по директориите, където ще стоят:</text:p>
      <text:p text:style-name="P569">make install</text:p>
      <text:p text:style-name="P260"/>
      <text:p text:style-name="P260">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60">За да се изобразят динамично свързаните библиотеки:</text:p>
      <text:p text:style-name="P569">ldd &lt;име на бинарен файл&gt;</text:p>
      <text:p text:style-name="P260">Пример:</text:p>
      <text:p text:style-name="P569">ldd ./openssl</text:p>
      <text:p text:style-name="P260">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60"/>
      <text:p text:style-name="P260">При някои пакети със сорскодове има <text:span text:style-name="T38">SPEC</text:span> файл, който служи за построяване на RPM пакети при Red Hat съвместимите Линукси.</text:p>
      <text:p text:style-name="P260"/>
      <text:p text:style-name="P260">ПРОПУСНАТА ЧАСТ</text:p>
      <text:p text:style-name="P260">…</text:p>
      <text:p text:style-name="P260"/>
      <text:h text:style-name="P691" text:outline-level="1"><text:bookmark-start text:name="__RefHeading___Toc773_723091682"/>Условни оператори на BASH скриптопве<text:bookmark-end text:name="__RefHeading___Toc773_723091682"/></text:h>
      <text:p text:style-name="P260"><text:date style:data-style-name="N36" text:date-value="2016-05-29T16:37:19.460000046" text:fixed="true">29.05.2016 г.</text:date></text:p>
      <text:p text:style-name="P260">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60"/>
      <text:p text:style-name="P260">В bash скриптовете се изброяват до 9 командни аргумента. Ако има 10-ти или повече, да се поставя името му във фигурни скоби:</text:p>
      <text:p text:style-name="P260">${10}, ${11} … ${N}</text:p>
      <text:p text:style-name="P260"/>
      <text:p text:style-name="P260">Специални параметри:</text:p>
      <table:table table:name="Table2" table:style-name="Table2">
        <table:table-column table:style-name="Table2.A"/>
        <table:table-column table:style-name="Table2.B"/>
        <table:table-row>
          <table:table-cell table:style-name="Table2.A1" office:value-type="string">
            <text:p text:style-name="P457">$*</text:p>
          </table:table-cell>
          <table:table-cell table:style-name="Table2.B1" office:value-type="string">
            <text:p text:style-name="P260">всички командни параметри се разбират от bash като една обща дума</text:p>
          </table:table-cell>
        </table:table-row>
        <table:table-row>
          <table:table-cell table:style-name="Table2.A2" office:value-type="string">
            <text:p text:style-name="P457">$@</text:p>
          </table:table-cell>
          <table:table-cell table:style-name="Table2.B2" office:value-type="string">
            <text:p text:style-name="P260">изброени са всички командни аргументи, но всеки представлява отделна дума</text:p>
          </table:table-cell>
        </table:table-row>
        <table:table-row>
          <table:table-cell table:style-name="Table2.A2" office:value-type="string">
            <text:p text:style-name="P457">$#</text:p>
          </table:table-cell>
          <table:table-cell table:style-name="Table2.B2" office:value-type="string">
            <text:p text:style-name="P260">показва броя на аргументите, подадени на скрипта</text:p>
          </table:table-cell>
        </table:table-row>
        <table:table-row>
          <table:table-cell table:style-name="Table2.A2" office:value-type="string">
            <text:p text:style-name="P457">$$</text:p>
          </table:table-cell>
          <table:table-cell table:style-name="Table2.B2" office:value-type="string">
            <text:p text:style-name="P260">показва PID на родителтеския процес, ако терминалът (bash) тогава виждаме ноговия PID.</text:p>
          </table:table-cell>
        </table:table-row>
        <table:table-row>
          <table:table-cell table:style-name="Table2.A2" office:value-type="string">
            <text:p text:style-name="P609">$?</text:p>
          </table:table-cell>
          <table:table-cell table:style-name="Table2.B2" office:value-type="string">
            <text:p text:style-name="P600">Изходният код от последно извиканата команда</text:p>
            <text:p text:style-name="P600">0 - успех</text:p>
            <text:p text:style-name="P600">&gt;0 - грешка</text:p>
          </table:table-cell>
        </table:table-row>
        <table:table-row>
          <table:table-cell table:style-name="Table2.A2" office:value-type="string">
            <text:p text:style-name="P609"/>
          </table:table-cell>
          <table:table-cell table:style-name="Table2.B2" office:value-type="string">
            <text:p text:style-name="P600"/>
          </table:table-cell>
        </table:table-row>
      </table:table>
      <text:p text:style-name="P260"/>
      <text:p text:style-name="P260"/>
      <text:p text:style-name="P260">Обхождане на всички задани командни аргументи на скрипта:</text:p>
      <text:p text:style-name="P569">for ARG in “$*”; do</text:p>
      <text:p text:style-name="P569"><text:s text:c="3"/>echo $ARG</text:p>
      <text:p text:style-name="P569">done</text:p>
      <text:p text:style-name="P260">Резултат:</text:p>
      <text:p text:style-name="P260">1 2 3</text:p>
      <text:p text:style-name="P260"/>
      <text:p text:style-name="P569">for ARG in “$@”; do</text:p>
      <text:p text:style-name="P569"><text:s text:c="3"/>echo $ARG</text:p>
      <text:p text:style-name="P569">done</text:p>
      <text:p text:style-name="P260">Резултат:</text:p>
      <text:p text:style-name="P260">1</text:p>
      <text:p text:style-name="P260">2</text:p>
      <text:p text:style-name="P260">3</text:p>
      <text:p text:style-name="P260"/>
      <text:p text:style-name="P260">Насочване на грешките към изходния поток за грешки и изход от скипта с код за грешка:</text:p>
      <text:p text:style-name="P260">echo 'Възникна грешка!' 2&gt;</text:p>
      <text:p text:style-name="P260">exit 1</text:p>
      <text:p text:style-name="P260"/>
      <text:p text:style-name="P260">Тестващи функции на bash</text:p>
      <table:table table:name="Table3" table:style-name="Table3">
        <table:table-column table:style-name="Table3.A" table:number-columns-repeated="3"/>
        <text:soft-page-break/>
        <table:table-row>
          <table:table-cell table:style-name="Table3.A1" office:value-type="string">
            <text:p text:style-name="P600"/>
          </table:table-cell>
          <table:table-cell table:style-name="Table3.A1" office:value-type="string">
            <text:p text:style-name="P600"/>
          </table:table-cell>
          <table:table-cell table:style-name="Table3.C1" office:value-type="string">
            <text:p text:style-name="P602"/>
          </table:table-cell>
        </table:table-row>
        <table:table-row>
          <table:table-cell table:style-name="Table3.A2" office:value-type="string">
            <text:p text:style-name="P600">-eq</text:p>
          </table:table-cell>
          <table:table-cell table:style-name="Table3.A2" office:value-type="string">
            <text:p text:style-name="P600">Is equal to</text:p>
          </table:table-cell>
          <table:table-cell table:style-name="Table3.C2" office:value-type="string">
            <text:p text:style-name="P602">[ “$a” -eq “$b” ]</text:p>
            <text:p text:style-name="P602">[[ “$a” -eq “$b” ]]</text:p>
          </table:table-cell>
        </table:table-row>
        <table:table-row>
          <table:table-cell table:style-name="Table3.A2" office:value-type="string">
            <text:p text:style-name="P600">-ne</text:p>
          </table:table-cell>
          <table:table-cell table:style-name="Table3.A2" office:value-type="string">
            <text:p text:style-name="P600">Not equal to</text:p>
          </table:table-cell>
          <table:table-cell table:style-name="Table3.C2" office:value-type="string">
            <text:p text:style-name="P602">[ “$a” -ne “$b” ]</text:p>
            <text:p text:style-name="P602">[[ “$a” -ne “$b” ]]</text:p>
          </table:table-cell>
        </table:table-row>
        <table:table-row>
          <table:table-cell table:style-name="Table3.A2" office:value-type="string">
            <text:p text:style-name="P600">-gt</text:p>
          </table:table-cell>
          <table:table-cell table:style-name="Table3.A2" office:value-type="string">
            <text:p text:style-name="P600">Greater than</text:p>
          </table:table-cell>
          <table:table-cell table:style-name="Table3.C2" office:value-type="string">
            <text:p text:style-name="P602">[ “$a” -gt “$b” ]</text:p>
            <text:p text:style-name="P602">[[ “$a” -gt “$b” ]]</text:p>
          </table:table-cell>
        </table:table-row>
        <table:table-row>
          <table:table-cell table:style-name="Table3.A2" office:value-type="string">
            <text:p text:style-name="P600">-ge</text:p>
          </table:table-cell>
          <table:table-cell table:style-name="Table3.A2" office:value-type="string">
            <text:p text:style-name="P600">Greater than or equal to</text:p>
          </table:table-cell>
          <table:table-cell table:style-name="Table3.C2" office:value-type="string">
            <text:p text:style-name="P602">[ “$a” -ge “$b” ]</text:p>
            <text:p text:style-name="P602">[[ “$a” -ge “$b” ]]</text:p>
          </table:table-cell>
        </table:table-row>
        <table:table-row>
          <table:table-cell table:style-name="Table3.A2" office:value-type="string">
            <text:p text:style-name="P600">-lt</text:p>
          </table:table-cell>
          <table:table-cell table:style-name="Table3.A2" office:value-type="string">
            <text:p text:style-name="P600">Less than</text:p>
          </table:table-cell>
          <table:table-cell table:style-name="Table3.C2" office:value-type="string">
            <text:p text:style-name="P602">[ “$a” -lt “$b” ]</text:p>
            <text:p text:style-name="P602">[[ “$a” -lt “$b” ]]</text:p>
          </table:table-cell>
        </table:table-row>
        <table:table-row>
          <table:table-cell table:style-name="Table3.A2" office:value-type="string">
            <text:p text:style-name="P600">-le</text:p>
          </table:table-cell>
          <table:table-cell table:style-name="Table3.A2" office:value-type="string">
            <text:p text:style-name="P600">Less than or equal to</text:p>
          </table:table-cell>
          <table:table-cell table:style-name="Table3.C2" office:value-type="string">
            <text:p text:style-name="P602">[ “$a” -le “$b” ]</text:p>
            <text:p text:style-name="P602">[[ “$a” -le “$b” ]]</text:p>
          </table:table-cell>
        </table:table-row>
      </table:table>
      <text:p text:style-name="P260"/>
      <text:p text:style-name="P260">Резултатът е булев: true / false</text:p>
      <text:p text:style-name="P260">В Линукс, резутатът е на обратно на програмните езици.</text:p>
      <text:p text:style-name="P569">true = 0</text:p>
      <text:p text:style-name="P569">false = 1</text:p>
      <text:p text:style-name="P260"/>
      <text:p text:style-name="P260"/>
      <text:h text:style-name="P69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600"/>
          </table:table-cell>
          <table:table-cell table:style-name="Table4.A1" office:value-type="string">
            <text:p text:style-name="P600"/>
          </table:table-cell>
          <table:table-cell table:style-name="Table4.C1" office:value-type="string">
            <text:p text:style-name="P600"/>
          </table:table-cell>
        </table:table-row>
        <table:table-row>
          <table:table-cell table:style-name="Table4.A2" office:value-type="string">
            <text:p text:style-name="P600">'='</text:p>
          </table:table-cell>
          <table:table-cell table:style-name="Table4.A2" office:value-type="string">
            <text:p text:style-name="P600">Is equal to</text:p>
          </table:table-cell>
          <table:table-cell table:style-name="Table4.C2" office:value-type="string">
            <text:p text:style-name="P600"/>
          </table:table-cell>
        </table:table-row>
        <table:table-row>
          <table:table-cell table:style-name="Table4.A2" office:value-type="string">
            <text:p text:style-name="P600">'=='</text:p>
          </table:table-cell>
          <table:table-cell table:style-name="Table4.A2" office:value-type="string">
            <text:p text:style-name="P600">Is equal to</text:p>
          </table:table-cell>
          <table:table-cell table:style-name="Table4.C2" office:value-type="string">
            <text:p text:style-name="P600"/>
          </table:table-cell>
        </table:table-row>
        <table:table-row>
          <table:table-cell table:style-name="Table4.A2" office:value-type="string">
            <text:p text:style-name="P600">!=</text:p>
          </table:table-cell>
          <table:table-cell table:style-name="Table4.A2" office:value-type="string">
            <text:p text:style-name="P600">Is not equal to</text:p>
          </table:table-cell>
          <table:table-cell table:style-name="Table4.C2" office:value-type="string">
            <text:p text:style-name="P600"/>
          </table:table-cell>
        </table:table-row>
        <table:table-row>
          <table:table-cell table:style-name="Table4.A2" office:value-type="string">
            <text:p text:style-name="P600">-z</text:p>
          </table:table-cell>
          <table:table-cell table:style-name="Table4.A2" office:value-type="string">
            <text:p text:style-name="P600">Is null</text:p>
          </table:table-cell>
          <table:table-cell table:style-name="Table4.C2" office:value-type="string">
            <text:p text:style-name="P600"/>
          </table:table-cell>
        </table:table-row>
        <table:table-row>
          <table:table-cell table:style-name="Table4.A2" office:value-type="string">
            <text:p text:style-name="P600">-n</text:p>
          </table:table-cell>
          <table:table-cell table:style-name="Table4.A2" office:value-type="string">
            <text:p text:style-name="P600">Is not null</text:p>
          </table:table-cell>
          <table:table-cell table:style-name="Table4.C2" office:value-type="string">
            <text:p text:style-name="P600"/>
          </table:table-cell>
        </table:table-row>
      </table:table>
      <text:p text:style-name="P260"/>
      <text:h text:style-name="P69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600"/>
          </table:table-cell>
          <table:table-cell table:style-name="Table5.A1" office:value-type="string">
            <text:p text:style-name="P600"/>
          </table:table-cell>
          <table:table-cell table:style-name="Table5.C1" office:value-type="string">
            <text:p text:style-name="P603"/>
          </table:table-cell>
        </table:table-row>
        <table:table-row>
          <table:table-cell table:style-name="Table5.A2" office:value-type="string">
            <text:p text:style-name="P600">-b</text:p>
          </table:table-cell>
          <table:table-cell table:style-name="Table5.A2" office:value-type="string">
            <text:p text:style-name="P600">File exists and is block device</text:p>
          </table:table-cell>
          <table:table-cell table:style-name="Table5.C2" office:value-type="string">
            <text:p text:style-name="P603">Example</text:p>
            <text:p text:style-name="P603">[[ -b /dev/sda ]]</text:p>
          </table:table-cell>
        </table:table-row>
        <table:table-row>
          <table:table-cell table:style-name="Table5.A2" office:value-type="string">
            <text:p text:style-name="P600">-c</text:p>
          </table:table-cell>
          <table:table-cell table:style-name="Table5.A2" office:value-type="string">
            <text:p text:style-name="P600">File exists and is character device</text:p>
          </table:table-cell>
          <table:table-cell table:style-name="Table5.C2" office:value-type="string">
            <text:p text:style-name="P603">Example for char.devices</text:p>
            <text:p text:style-name="P603">ll /dev | grep ^c</text:p>
            <text:p text:style-name="P603"/>
          </table:table-cell>
        </table:table-row>
        <table:table-row>
          <table:table-cell table:style-name="Table5.A2" office:value-type="string">
            <text:p text:style-name="P600">-d</text:p>
          </table:table-cell>
          <table:table-cell table:style-name="Table5.A2" office:value-type="string">
            <text:p text:style-name="P600">File exists and is a directory</text:p>
          </table:table-cell>
          <table:table-cell table:style-name="Table5.C2" office:value-type="string">
            <text:p text:style-name="P603">[[ -d &lt;directory&gt; ]]</text:p>
          </table:table-cell>
        </table:table-row>
        <table:table-row>
          <table:table-cell table:style-name="Table5.A2" office:value-type="string">
            <text:p text:style-name="P600">-e</text:p>
          </table:table-cell>
          <table:table-cell table:style-name="Table5.A2" office:value-type="string">
            <text:p text:style-name="P600">File exists</text:p>
          </table:table-cell>
          <table:table-cell table:style-name="Table5.C2" office:value-type="string">
            <text:p text:style-name="P603">[[ -e &lt;file&gt; ]]</text:p>
          </table:table-cell>
        </table:table-row>
        <text:soft-page-break/>
        <table:table-row>
          <table:table-cell table:style-name="Table5.A2" office:value-type="string">
            <text:p text:style-name="P600">-f</text:p>
          </table:table-cell>
          <table:table-cell table:style-name="Table5.A2" office:value-type="string">
            <text:p text:style-name="P600">File is a regular file</text:p>
          </table:table-cell>
          <table:table-cell table:style-name="Table5.C2" office:value-type="string">
            <text:p text:style-name="P603">[[ -f &lt;file&gt; ]]</text:p>
          </table:table-cell>
        </table:table-row>
        <table:table-row>
          <table:table-cell table:style-name="Table5.A2" office:value-type="string">
            <text:p text:style-name="P600">-L</text:p>
          </table:table-cell>
          <table:table-cell table:style-name="Table5.A2" office:value-type="string">
            <text:p text:style-name="P600">File exists and is a symbolic link</text:p>
          </table:table-cell>
          <table:table-cell table:style-name="Table5.C2" office:value-type="string">
            <text:p text:style-name="P603">[[ -L &lt;symlink&gt; ]]</text:p>
          </table:table-cell>
        </table:table-row>
        <table:table-row>
          <table:table-cell table:style-name="Table5.A2" office:value-type="string">
            <text:p text:style-name="P600">-r</text:p>
          </table:table-cell>
          <table:table-cell table:style-name="Table5.A2" office:value-type="string">
            <text:p text:style-name="P600">File exists with read rights</text:p>
          </table:table-cell>
          <table:table-cell table:style-name="Table5.C2" office:value-type="string">
            <text:p text:style-name="P603"/>
          </table:table-cell>
        </table:table-row>
        <table:table-row>
          <table:table-cell table:style-name="Table5.A2" office:value-type="string">
            <text:p text:style-name="P600">-s</text:p>
          </table:table-cell>
          <table:table-cell table:style-name="Table5.A2" office:value-type="string">
            <text:p text:style-name="P600">File exists and it's not empty, size &gt; 0</text:p>
          </table:table-cell>
          <table:table-cell table:style-name="Table5.C2" office:value-type="string">
            <text:p text:style-name="P603">[[ -s &lt;file&gt; ]]</text:p>
          </table:table-cell>
        </table:table-row>
        <table:table-row>
          <table:table-cell table:style-name="Table5.A2" office:value-type="string">
            <text:p text:style-name="P600">-w</text:p>
          </table:table-cell>
          <table:table-cell table:style-name="Table5.A2" office:value-type="string">
            <text:p text:style-name="P600">File exists with write rights</text:p>
          </table:table-cell>
          <table:table-cell table:style-name="Table5.C2" office:value-type="string">
            <text:p text:style-name="P603"/>
          </table:table-cell>
        </table:table-row>
        <table:table-row>
          <table:table-cell table:style-name="Table5.A2" office:value-type="string">
            <text:p text:style-name="P600">-x</text:p>
          </table:table-cell>
          <table:table-cell table:style-name="Table5.A2" office:value-type="string">
            <text:p text:style-name="P600">File exists and can be executed</text:p>
          </table:table-cell>
          <table:table-cell table:style-name="Table5.C2" office:value-type="string">
            <text:p text:style-name="P603">[[ -x &lt;filr&gt; ]]</text:p>
          </table:table-cell>
        </table:table-row>
        <table:table-row>
          <table:table-cell table:style-name="Table5.A2" office:value-type="string">
            <text:p text:style-name="P600">-ef</text:p>
          </table:table-cell>
          <table:table-cell table:style-name="Table5.A2" office:value-type="string">
            <text:p text:style-name="P600">FILE1 has the same device and inode number as FILE2</text:p>
          </table:table-cell>
          <table:table-cell table:style-name="Table5.C2" office:value-type="string">
            <text:p text:style-name="P603">[[ &lt;FILE1&gt; -ef &lt;FILE2&gt; ]]</text:p>
          </table:table-cell>
        </table:table-row>
        <table:table-row>
          <table:table-cell table:style-name="Table5.A2" office:value-type="string">
            <text:p text:style-name="P600">-nt</text:p>
          </table:table-cell>
          <table:table-cell table:style-name="Table5.A2" office:value-type="string">
            <text:p text:style-name="P600">FILE1 has newer modification date than FILE2</text:p>
          </table:table-cell>
          <table:table-cell table:style-name="Table5.C2" office:value-type="string">
            <text:p text:style-name="P603">[[ &lt;FILE1&gt; -nt &lt;FILE2&gt; ]]</text:p>
          </table:table-cell>
        </table:table-row>
        <table:table-row>
          <table:table-cell table:style-name="Table5.A2" office:value-type="string">
            <text:p text:style-name="P600">-ot</text:p>
          </table:table-cell>
          <table:table-cell table:style-name="Table5.A2" office:value-type="string">
            <text:p text:style-name="P600">FILE1 has older modification date than FILE2</text:p>
          </table:table-cell>
          <table:table-cell table:style-name="Table5.C2" office:value-type="string">
            <text:p text:style-name="P603">[[ &lt;FILE1&gt; -ot &lt;FILE2&gt; ]]</text:p>
          </table:table-cell>
        </table:table-row>
      </table:table>
      <text:p text:style-name="P260"/>
      <text:h text:style-name="P697" text:outline-level="2"><text:bookmark-start text:name="__RefHeading___Toc1451_723091682"/>Логически оператори AND и OR<text:bookmark-end text:name="__RefHeading___Toc1451_723091682"/></text:h>
      <text:p text:style-name="P260">Изход с true = 0</text:p>
      <text:p text:style-name="P260">Изход с false = 1</text:p>
      <text:p text:style-name="P260"/>
      <text:h text:style-name="P692" text:outline-level="1"><text:bookmark-start text:name="__RefHeading___Toc1429_1985201145"/>Инсталация и конфигурация на web server<text:bookmark-end text:name="__RefHeading___Toc1429_1985201145"/></text:h>
      <text:p text:style-name="P262"><text:date style:data-style-name="N36" text:date-value="2016-06-18T10:32:48.710000091" text:fixed="true">18.06.2016 г.</text:date></text:p>
      <text:p text:style-name="P261">Apache web server</text:p>
      <text:p text:style-name="P261">Tomcat server – application server, най-вече комбинирано с Java приложения, не е само уеб сървър</text:p>
      <text:p text:style-name="P261">NGIX – става популярен става, изключително бърз</text:p>
      <text:p text:style-name="P261">LIGHTTPD – бърз и олекотен уеб сървър</text:p>
      <text:p text:style-name="P261"/>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61"/>
      <text:p text:style-name="P261">Виж книгата на Ред Хет: <text:span text:style-name="T38">RED HAT SYSTEM ADMINISTRATION Ill</text:span></text:p>
      <text:p text:style-name="P416">Red Hat Enterprise Linux 7 RH254</text:p>
      <text:p text:style-name="P261"/>
      <text:p text:style-name="P261">Конфигурационите файлове се намиран в директорията: /etc/httpd/</text:p>
      <text:p text:style-name="P261"/>
      <text:p text:style-name="P261">Тестване на уеб сървъра чрез telnet</text:p>
      <text:p text:style-name="P569"><text:soft-page-break/>telnet &lt;server name&gt; 80</text:p>
      <text:p text:style-name="P261"/>
      <text:p text:style-name="P569">GET / HTTP/1.1</text:p>
      <text:p text:style-name="P569">Host: &lt;IP address of the server&gt; or &lt;server name&gt;</text:p>
      <text:p text:style-name="P569"/>
      <text:p text:style-name="P261">Съдържанието на уеб страниците е сложено в директория:</text:p>
      <text:p text:style-name="P569">/var/www/html</text:p>
      <text:p text:style-name="P261">Файлът със съдържание по подразбиране е винаги: index.html</text:p>
      <text:p text:style-name="P261"/>
      <text:p text:style-name="P261">След инсталация, провери състоянието на SELinux:</text:p>
      <text:p text:style-name="P261">getenforce</text:p>
      <text:p text:style-name="P261">Ако пише Enforcing системата е в режим сигурност.</text:p>
      <text:p text:style-name="P261">Как да разбера дали към файловете има приложена политика за сиурност?</text:p>
      <text:p text:style-name="P569">ls - lZ</text:p>
      <text:p text:style-name="P261">httpd_sys_content_t = може да бъде достъпван от сървъра</text:p>
      <text:p text:style-name="P261">Ако няколй файл няма разрешително httpd_sys_content_t, няма да бъде зареден от уеб сървъра, когато SELinux е в режим enforcing.</text:p>
      <text:p text:style-name="P261"/>
      <text:p text:style-name="P261">Главен конфигурационен файл в директорията: /etc/httpd/conf.d/</text:p>
      <text:p text:style-name="P261"/>
      <text:p text:style-name="P263">Инсталация на допълнителни модули</text:p>
      <text:p text:style-name="P569">/usr/lib64/httpd/modules/</text:p>
      <text:p text:style-name="P261"/>
      <text:p text:style-name="P261">Конфигурация за модулите на уеб сървъра</text:p>
      <text:p text:style-name="P569">/etc/httpd/conf.modules.d/</text:p>
      <text:p text:style-name="P261"/>
      <text:p text:style-name="P419">Виж стр 292 от книгата RH254</text:p>
      <text:p text:style-name="P261"/>
      <text:p text:style-name="P261"/>
      <text:p text:style-name="P261">Погледни dymamic forwarding и ssh тунел, SOCKS proxy.</text:p>
      <text:p text:style-name="P261">Ви програма: proxychains</text:p>
      <text:p text:style-name="P261">Трафик, генериран от едно приложение може да бъде прекаран през тунела.</text:p>
      <text:p text:style-name="P261">Пример:</text:p>
      <text:p text:style-name="P569">proxychains transmission-gtk</text:p>
      <text:p text:style-name="P261"/>
      <text:p text:style-name="P261">Данните от торен клиента се пренася през тунела.</text:p>
      <text:p text:style-name="P261"/>
      <text:h text:style-name="P691" text:outline-level="1"><text:bookmark-start text:name="__RefHeading___Toc1640_332069762"/><text:soft-page-break/>Конфигурация на уеб сървър<text:bookmark-end text:name="__RefHeading___Toc1640_332069762"/></text:h>
      <text:p text:style-name="P261"><text:date style:data-style-name="N36" text:date-value="2016-06-26T16:24:50.860000066" text:fixed="true">26.06.2016 г.</text:date></text:p>
      <text:p text:style-name="P261">В директорията conf.d могат да се слагат виртуални хостове.</text:p>
      <text:p text:style-name="P261">1 IP адрес = <text:s/>N брой виртуални хостове</text:p>
      <text:p text:style-name="P261">1 уеб сървър предоставя много домейни.</text:p>
      <text:p text:style-name="P268">Всеки конф.файл трябва да има разширение <text:span text:style-name="T10">conf.</text:span></text:p>
      <text:p text:style-name="P269">Презареждането на уеб сървъра без спиране се прави с команда:</text:p>
      <text:p text:style-name="P417"><text:s/></text:p>
      <text:p text:style-name="P269">Главният процес не се рестартира, идентификаторът на процеса му остава същия.</text:p>
      <text:p text:style-name="P269">Само дъщерните процеси се рестартират и променят идентификаторите на процеса си.</text:p>
      <text:p text:style-name="P269"/>
      <text:p text:style-name="P269">Когато създаваме нови конфигурационни файлове за уеб сървър, винаги поглеждаме, дали имат настроен съответстваш SELinux контекст.</text:p>
      <text:p text:style-name="P269">ls -lZ</text:p>
      <text:p text:style-name="P269"/>
      <text:p text:style-name="P269">Всеки виртуален хост има свой корен (DocumentRoot) на уеб йерархията. Например:</text:p>
      <text:p text:style-name="P569">DocumentRoot „/data/rhel7.example.net“</text:p>
      <text:p text:style-name="P269">Файловете за виртуалния хост могат да бъдат в:</text:p>
      <text:p text:style-name="P569">„/data/rhel7.example.net/html“</text:p>
      <text:p text:style-name="P269">Логовете може да са в: </text:p>
      <text:p text:style-name="P569">„/data/rhel7.example.net/logs“</text:p>
      <text:p text:style-name="P569"/>
      <text:p text:style-name="P269">Друга важна директива е името на уеб сървъра, СЪДЪРЖАН във виртуалния хост:</text:p>
      <text:p text:style-name="P569">ServerName rhel7.example.net</text:p>
      <text:p text:style-name="P269"/>
      <text:p text:style-name="P269">Сървърен прякор, съкратено име:</text:p>
      <text:p text:style-name="P569">ServerAlias www.rhel7.example.net</text:p>
      <text:p text:style-name="P569"/>
      <text:p text:style-name="P269">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69"/>
      <text:p text:style-name="P269">Къде ще се записва информация за грешките в уеб сървъра?</text:p>
      <text:p text:style-name="P569">ErrorLog „/data/rhel7.example.net/error.log“</text:p>
      <text:p text:style-name="P569"/>
      <text:p text:style-name="P269">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69"><text:soft-page-break/>CustomLog „/data/rhel7.example.net/access.log“</text:p>
      <text:p text:style-name="P269"/>
      <text:p text:style-name="P269">Логовете на уеб сървъра също имат свои специфичен <text:s/>SELinux контекст, който се настойва по следния начин:</text:p>
      <text:p text:style-name="P569">chcon -Rv --type=httpd_log_t logs/</text:p>
      <text:p text:style-name="P269"/>
      <text:p text:style-name="P269">После провери контекста с команда:</text:p>
      <text:p text:style-name="P569">ls -lZ</text:p>
      <text:p text:style-name="P269"/>
      <text:p text:style-name="P269">На изпита за <text:s/>Red Hat администратор има задача за настройване на уеб сървър и настройка на SELinux контекст.</text:p>
      <text:p text:style-name="P269"/>
      <text:p text:style-name="P263">Правило</text:p>
      <text:p text:style-name="P269">Всеки виртуален хост има максимално 1 IP адрес.</text:p>
      <text:p text:style-name="P269">Може 1 вирт.хост да има 1 IP адрес, различен от тези на останалите хостове.</text:p>
      <text:p text:style-name="P269">За работа със SSL сертификати, всеки виртуален хост трябва да има отделен и уникален IP адрес.</text:p>
      <text:p text:style-name="P269"/>
      <text:p text:style-name="P269">При използване на SSL , се използва HTTPS.</text:p>
      <text:p text:style-name="P269">Apache web сървър може да играе роля прокси сървър. </text:p>
      <text:p text:style-name="P269">Уеб сървърът идва с модул, предлагащ статистика (server-status).</text:p>
      <text:p text:style-name="P269">Не всеки потребител от Интернет трябва да има достъп към статистиката. Трябва да се ограничи достъпа до определени IP адреси само.</text:p>
      <text:p text:style-name="P569">&lt;Location /server-status&gt;</text:p>
      <text:p text:style-name="P569"><text:tab/>SetHandle server-status</text:p>
      <text:p text:style-name="P569"><text:tab/>Require ip 192.168.146.1</text:p>
      <text:p text:style-name="P569">&lt;/Location&gt;</text:p>
      <text:p text:style-name="P269">Само компютър с IP адрес 192.168.146.1 може да събира информация за статистиката.</text:p>
      <text:p text:style-name="P269">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69"/>
      <text:h text:style-name="P691" text:outline-level="1"><text:bookmark-start text:name="__RefHeading___Toc2217_332069762"/>Network File System<text:bookmark-end text:name="__RefHeading___Toc2217_332069762"/></text:h>
      <text:p text:style-name="P269"><text:date style:data-style-name="N36" text:date-value="2016-07-06T10:31:33.540000077" text:fixed="true">6.07.2016 г.</text:date></text:p>
      <text:p text:style-name="P269">Използва се предимно в локални мрежи или през VPN тунел. Измерва се време за отиване и връщане на пакета – round robin time (<text:span text:style-name="T38">rtt</text:span>).</text:p>
      <text:p text:style-name="P269"/>
      <text:p text:style-name="P269">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69"/>
      <table:table table:name="nfstable1" table:style-name="nfstable1">
        <table:table-column table:style-name="nfstable1.A"/>
        <table:table-column table:style-name="nfstable1.B"/>
        <table:table-row>
          <table:table-cell office:value-type="string">
            <text:p text:style-name="P600"><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600">При NFS v4 сървърът слуша на порт TCP 2049.</text:p>
          </table:table-cell>
        </table:table-row>
      </table:table>
      <text:p text:style-name="P269"/>
      <text:p text:style-name="P60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60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41">НАИМЕНОВАНИЕ</text:p>
            </table:table-cell>
            <table:table-cell table:style-name="NFSTable_5f_services.A1" office:value-type="float" office:value="0">
              <text:p text:style-name="P641">ФУНКЦИЯ</text:p>
            </table:table-cell>
          </table:table-row>
        </table:table-header-rows>
        <table:table-row>
          <table:table-cell table:style-name="NFSTable_5f_services.A2" office:value-type="float" office:value="0">
            <text:p text:style-name="P601">nfs</text:p>
          </table:table-cell>
          <table:table-cell table:style-name="NFSTable_5f_services.B4" office:value-type="string">
            <text:p text:style-name="P60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601">nfslock</text:p>
          </table:table-cell>
          <table:table-cell table:style-name="NFSTable_5f_services.B4" office:value-type="string">
            <text:p text:style-name="P60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601">rpcbind</text:p>
          </table:table-cell>
          <table:table-cell table:style-name="NFSTable_5f_services.B4" office:value-type="string">
            <text:p text:style-name="P60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601"/>
          </table:table-cell>
          <table:table-cell table:style-name="NFSTable_5f_services.B5">
            <text:p text:style-name="P601"/>
          </table:table-cell>
        </table:table-row>
      </table:table>
      <text:p text:style-name="P607"><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607"/>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608"/>
      <text:p text:style-name="P420">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20"/>
      <text:h text:style-name="P697" text:outline-level="2"><text:bookmark-start text:name="__RefHeading___Toc2219_332069762"/>Методи за сигурност<text:bookmark-end text:name="__RefHeading___Toc2219_332069762"/></text:h>
      <text:p text:style-name="P269"><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69"><text:span text:style-name="T3">sys </text:span>– използва разрешителните на файловета система. Това е по подразбиране.</text:p>
      <text:p text:style-name="P269"><text:span text:style-name="T3">krb5</text:span> – стандартен достъп до файлове чрез Kerberos. </text:p>
      <text:p text:style-name="P269"><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69"><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69"/>
      <text:p text:style-name="P269">При методите с Kerberos, трябва да се използва криптографски ключ:</text:p>
      <text:p text:style-name="P569">/etc/krb5.keytab</text:p>
      <text:p text:style-name="P269"/>
      <text:p text:style-name="P269">Инсталация на NFS клиент и сървър:</text:p>
      <text:p text:style-name="P569">yum install -y nfs-utls</text:p>
      <text:p text:style-name="P269"/>
      <text:h text:style-name="P697" text:outline-level="2"><text:bookmark-start text:name="__RefHeading___Toc2221_332069762"/>Стартиране на NFS<text:bookmark-end text:name="__RefHeading___Toc2221_332069762"/></text:h>
      <text:p text:style-name="P269">1. Стартиране без криптиране:</text:p>
      <text:p text:style-name="P569">systemctl start nfs-server</text:p>
      <text:p text:style-name="P269"/>
      <text:p text:style-name="P269">2. Стартиране на NFS с използване на Kerberos:</text:p>
      <text:p text:style-name="P569">systemctl start nfs-secure</text:p>
      <text:p text:style-name="P269"/>
      <text:p text:style-name="P269">Заедно с NFS се стартира автоматично rpcbind, който е необходим за версия 3 и предишните на NFS. За версия 4, rpcbind не е необходим.</text:p>
      <text:p text:style-name="P269"/>
      <text:p text:style-name="P269">Стартиране на NFS след зареждане на компютъра:</text:p>
      <text:p text:style-name="P569">systemctl enable nfs-server</text:p>
      <text:p text:style-name="P269"/>
      <text:p text:style-name="P269">Конфигурация на NFS</text:p>
      <text:p text:style-name="P269">При NFS не се използва споделя на файлове, а това е функция export.</text:p>
      <text:p text:style-name="P269">Редактиране на тази фунцкия:</text:p>
      <text:p text:style-name="P569">vim /etc/exports</text:p>
      <text:p text:style-name="P269"/>
      <text:p text:style-name="P269">Добавя се директория за споделяне в мрежата, име на хост, или IP адрес или <text:s/>мрежови обхват.</text:p>
      <text:p text:style-name="P269"/>
      <table:table table:name="NFSTable6" table:style-name="NFSTable6">
        <table:table-column table:style-name="NFSTable6.A"/>
        <table:table-column table:style-name="NFSTable6.B"/>
        <table:table-header-rows>
          <table:table-row>
            <table:table-cell table:style-name="NFSTable6.A1" office:value-type="float" office:value="0">
              <text:p text:style-name="P642">ЦЕЛ</text:p>
            </table:table-cell>
            <table:table-cell table:style-name="NFSTable6.B1" office:value-type="float" office:value="0">
              <text:p text:style-name="P642">КОМАНДА</text:p>
            </table:table-cell>
          </table:table-row>
        </table:table-header-rows>
        <table:table-row>
          <table:table-cell table:style-name="NFSTable6.A2" office:value-type="float" office:value="0">
            <text:p text:style-name="P61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605">exportfs -r</text:p>
          </table:table-cell>
        </table:table-row>
        <table:table-row>
          <table:table-cell table:style-name="NFSTable6.A2" office:value-type="float" office:value="0">
            <text:p text:style-name="P610">Прекрати споделянето на всички директории, но запази NFS програмата в стартирано състояние.</text:p>
          </table:table-cell>
          <table:table-cell table:style-name="NFSTable6.B3" office:value-type="string">
            <text:p text:style-name="P604"><text:span text:style-name="Source_20_Text"><text:span text:style-name="T44">exportfs -ua</text:span></text:span></text:p>
          </table:table-cell>
        </table:table-row>
        <text:soft-page-break/>
        <table:table-row>
          <table:table-cell table:style-name="NFSTable6.A2">
            <text:p text:style-name="P610"/>
          </table:table-cell>
          <table:table-cell table:style-name="NFSTable6.B4">
            <text:p text:style-name="P606"/>
          </table:table-cell>
        </table:table-row>
        <table:table-row>
          <table:table-cell table:style-name="NFSTable6.A5">
            <text:p text:style-name="P610"/>
          </table:table-cell>
          <table:table-cell table:style-name="NFSTable6.B5">
            <text:p text:style-name="P606"/>
          </table:table-cell>
        </table:table-row>
      </table:table>
      <text:p text:style-name="P569"/>
      <text:p text:style-name="P270">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49"/>
      <text:p text:style-name="P269"/>
      <text:p text:style-name="P269">В този файл не се споменават потребители.</text:p>
      <text:p text:style-name="P269">Като метод за автентикация служи протокол Kerberos.</text:p>
      <text:p text:style-name="P269"/>
      <text:h text:style-name="P697" text:outline-level="2"><text:bookmark-start text:name="__RefHeading___Toc2223_332069762"/>Kонфигурация на <text:s/>NFS клиент<text:bookmark-end text:name="__RefHeading___Toc2223_332069762"/></text:h>
      <text:p text:style-name="P269">Прочети RH134-RHEL.pdf, chapter 11</text:p>
      <text:p text:style-name="P269">Прочети RH254-RHEL.pdf, chapeter 8</text:p>
      <text:p text:style-name="P269">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69">Примери: <text:a xlink:type="simple" xlink:href="http://www.server-world.info/en/note?os=CentOS_7&amp;p=nfs&amp;f=1" text:style-name="Internet_20_link" text:visited-style-name="Visited_20_Internet_20_Link">Линк</text:a></text:p>
      <text:p text:style-name="P269"/>
      <table:table table:name="NFSTable" table:style-name="NFSTable">
        <table:table-column table:style-name="NFSTable.A"/>
        <table:table-column table:style-name="NFSTable.B"/>
        <table:table-header-rows>
          <table:table-row>
            <table:table-cell table:style-name="NFSTable.A1" office:value-type="string">
              <text:p text:style-name="P640">Option</text:p>
            </table:table-cell>
            <table:table-cell table:style-name="NFSTable.B1" office:value-type="string">
              <text:p text:style-name="P640">Description</text:p>
            </table:table-cell>
          </table:table-row>
        </table:table-header-rows>
        <table:table-row>
          <table:table-cell table:style-name="NFSTable.A2" office:value-type="string">
            <text:p text:style-name="P600">rw</text:p>
          </table:table-cell>
          <table:table-cell table:style-name="NFSTable.B2" office:value-type="string">
            <text:p text:style-name="P600">Разреши едновременно четене и запис от/върху NFS споделена директория</text:p>
          </table:table-cell>
        </table:table-row>
        <table:table-row>
          <table:table-cell table:style-name="NFSTable.A2" office:value-type="string">
            <text:p text:style-name="P600">ro</text:p>
          </table:table-cell>
          <table:table-cell table:style-name="NFSTable.B2" office:value-type="string">
            <text:p text:style-name="P600">Разрешава само четене от NFS споделена директория</text:p>
          </table:table-cell>
        </table:table-row>
        <table:table-row>
          <table:table-cell table:style-name="NFSTable.A2" office:value-type="string">
            <text:p text:style-name="P600">sync</text:p>
          </table:table-cell>
          <table:table-cell table:style-name="NFSTable.B2" office:value-type="string">
            <text:p text:style-name="P60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600">async</text:p>
          </table:table-cell>
          <table:table-cell table:style-name="NFSTable.B2" office:value-type="string">
            <text:p text:style-name="P600">Заявките за четене запис се извършват асинхронно.</text:p>
          </table:table-cell>
        </table:table-row>
        <table:table-row>
          <table:table-cell table:style-name="NFSTable.A2" office:value-type="string">
            <text:p text:style-name="P600">wdelay</text:p>
          </table:table-cell>
          <table:table-cell table:style-name="NFSTable.B2" office:value-type="string">
            <text:p text:style-name="P60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69">root_squash</text:p>
          </table:table-cell>
          <table:table-cell table:style-name="NFSTable.B2" office:value-type="string">
            <text:p text:style-name="P60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69">no_all_squash</text:p>
          </table:table-cell>
          <table:table-cell table:style-name="NFSTable.B2" office:value-type="string">
            <text:p text:style-name="P60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69"/>
          </table:table-cell>
          <table:table-cell table:style-name="NFSTable.B2" office:value-type="string">
            <text:p text:style-name="P600"/>
          </table:table-cell>
        </table:table-row>
        <table:table-row>
          <table:table-cell table:style-name="NFSTable.A2" office:value-type="string">
            <text:p text:style-name="P269"/>
          </table:table-cell>
          <table:table-cell table:style-name="NFSTable.B2" office:value-type="string">
            <text:p text:style-name="P600"/>
          </table:table-cell>
        </table:table-row>
        <table:table-row>
          <table:table-cell table:style-name="NFSTable.A2" office:value-type="string">
            <text:p text:style-name="P269"/>
          </table:table-cell>
          <table:table-cell table:style-name="NFSTable.B2" office:value-type="string">
            <text:p text:style-name="P600"/>
          </table:table-cell>
        </table:table-row>
        <table:table-row>
          <table:table-cell table:style-name="NFSTable.A2" office:value-type="string">
            <text:p text:style-name="P269"/>
          </table:table-cell>
          <table:table-cell table:style-name="NFSTable.B2" office:value-type="string">
            <text:p text:style-name="P600"/>
          </table:table-cell>
        </table:table-row>
        <table:table-row>
          <table:table-cell table:style-name="NFSTable.A2" office:value-type="string">
            <text:p text:style-name="P269"/>
          </table:table-cell>
          <table:table-cell table:style-name="NFSTable.B2" office:value-type="string">
            <text:p text:style-name="P600"/>
          </table:table-cell>
        </table:table-row>
      </table:table>
      <text:p text:style-name="P269"><text:soft-page-break/></text:p>
      <text:p text:style-name="P269"/>
      <text:p text:style-name="P269">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71"><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71"/>
      <text:p text:style-name="P271"><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71"/>
      <text:h text:style-name="P697" text:outline-level="2"><text:bookmark-start text:name="__RefHeading___Toc1790_1183840518"/>Прикачване на споделена директория<text:bookmark-end text:name="__RefHeading___Toc1790_1183840518"/></text:h>
      <text:p text:style-name="P569">Mount -t &lt;server&gt;:&lt;shared directory&gt; &lt;local directory&gt;</text:p>
      <text:p text:style-name="P269"/>
      <text:p text:style-name="P269">Пример</text:p>
      <text:p text:style-name="P569">mount -t myserver.com:/mnt/nfsshare /mnt/nfstest</text:p>
      <text:p text:style-name="P269"/>
      <text:p text:style-name="P269">Когато прикачваме споделената директория като root, трябва да има параметър no_root_squash. Параметър е записан на NFS сървъра в конф.файл:</text:p>
      <text:p text:style-name="P569">/etc/exports</text:p>
      <text:p text:style-name="P269"/>
      <text:p text:style-name="P269">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69"/>
      <text:p text:style-name="P269">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69">Възможно е за позволяване на достъп да се използва име на група, което да го има на клиента и сървъра едновременно.</text:p>
      <text:p text:style-name="P260"/>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600"><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60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69"/>
      <text:h text:style-name="P697" text:outline-level="2"><text:bookmark-start text:name="__RefHeading___Toc1788_391246666"/>Настройка на защитна стена<text:bookmark-end text:name="__RefHeading___Toc1788_391246666"/></text:h>
      <text:p text:style-name="P260"/>
      <text:p text:style-name="P260">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69">firewall-cmd --permanent --add-service=nfs</text:p>
      <text:p text:style-name="P569"><text:soft-page-break/>firewall-cmd --reload</text:p>
      <text:p text:style-name="P260"/>
      <text:p text:style-name="P260">За да извеждане на списък от поддържаните мрежови услуги, задайте команда:</text:p>
      <text:p text:style-name="P569">firewall-cmd --get-services</text:p>
      <text:p text:style-name="P260"/>
      <text:h text:style-name="P697" text:outline-level="2"><text:bookmark-start text:name="__RefHeading__1937_582827123"/>Изграждане на защита на NFS споделени директории чрез Kerberos<text:bookmark-end text:name="__RefHeading__1937_582827123"/></text:h>
      <text:p text:style-name="P269">Създаване и споделяне на директория чрез NFS и Kerberos върху сървъра</text:p>
      <text:p text:style-name="P569"># mkdir /securenfs</text:p>
      <text:p text:style-name="P569"># systemctl start nfs-secure-server</text:p>
      <text:p text:style-name="P569"># systemctl enable nfs-secure-server</text:p>
      <text:p text:style-name="P569"># echo '/securenfs &lt;my client&gt;(sec=krb5p, rw)' &gt;&gt; /etc/exports</text:p>
      <text:p text:style-name="P569"># exportfs -r</text:p>
      <text:p text:style-name="P569"/>
      <text:p text:style-name="P270">Прикачванe на NFS директорията:</text:p>
      <text:p text:style-name="P569">wget -O /etc/krb5.keytab http://myserver.com/machineX.keytab</text:p>
      <text:p text:style-name="P569">systemctl start nfs-secure</text:p>
      <text:p text:style-name="P569">systemctl enable nfs-secure</text:p>
      <text:p text:style-name="P569">mkdir /mnt/secureshare</text:p>
      <text:p text:style-name="P569"/>
      <text:p text:style-name="P269">Допълнете информация за споделената NFS директория в /etc/fstab:</text:p>
      <text:p text:style-name="P580">serverX:/securenfs /mnt/secureshare <text:tab/>nfs <text:tab/>defaults,sec=krb5p<text:tab/>0 0</text:p>
      <text:p text:style-name="P454"/>
      <text:p text:style-name="P454">След редактиране на файла с точки на прикачване, задействайте промените:</text:p>
      <text:p text:style-name="P580">mount -a</text:p>
      <text:p text:style-name="P454"/>
      <text:h text:style-name="P691" text:outline-level="1"><text:bookmark-start text:name="__RefHeading__2589_1584048267"/>Споделяне на файлове по мрежата чрез SAMBA<text:bookmark-end text:name="__RefHeading__2589_1584048267"/></text:h>
      <text:p text:style-name="P454"><text:date style:data-style-name="N36" text:date-value="2016-07-10T09:59:14.990000138" text:fixed="true">10.07.2016 г.</text:date></text:p>
      <text:p text:style-name="P454">Виж Samba server – RH254-RHEL7.pdf, chapter 8</text:p>
      <text:p text:style-name="P454">Виж Samba client – RH134-RHEL7.pdf, chapter 12</text:p>
      <text:p text:style-name="P454"/>
      <text:p text:style-name="P269">Името на мрежовия протокол е SMB или CIFS. (add links to definitions)</text:p>
      <text:p text:style-name="P269">Споделянето чрез Samba е въз основа на потребителски имена.</text:p>
      <text:p text:style-name="P269">(намери основните х-ки и приимущества на Samba)</text:p>
      <text:p text:style-name="P269"/>
      <text:p text:style-name="P269">Не се смесва споделяне на файлове едновременно през NFS и Samba.</text:p>
      <text:p text:style-name="P269"/>
      <text:p text:style-name="P269"><text:soft-page-break/>Инсталирай cif-utils и samba-client. (опиши функциите им)</text:p>
      <text:p text:style-name="P269">Споделянето на файлове през Samba е предназначено за локална мрежа.</text:p>
      <text:p text:style-name="P269"/>
      <text:p text:style-name="P269">(Виж параметрите на smbclient, как работи и какво предага.)</text:p>
      <text:p text:style-name="P269">Принтери също могат да бъдат споделени чрез Samba.</text:p>
      <text:p text:style-name="P269">Потребителите трябва да ги има на Samba сървъра, дори без login shell, но задължително трябва да има Samba парола.</text:p>
      <text:p text:style-name="P269">Виж какво е NTML парола. Тя изполозва при Samba, не стандарните Unix пароли.</text:p>
      <text:p text:style-name="P269"/>
      <text:p text:style-name="P269">Командата е smbclient</text:p>
      <text:p text:style-name="P269">За да видя какво споделя Samba сървър, пиша:</text:p>
      <text:p text:style-name="P569">smbclient -L //&lt;IP address&gt;</text:p>
      <text:p text:style-name="P569">smbclient -L //192.168.199.253</text:p>
      <text:p text:style-name="P269"/>
      <text:p text:style-name="P269">Избираме какво ще прикрачим и използвайки граф.среда, пишем във файл мениджъра:</text:p>
      <text:p text:style-name="P569">smb://192.168.199.253/&lt;shared dir&gt;</text:p>
      <text:p text:style-name="P269"/>
      <text:p text:style-name="P269">В графичната срега GNOME3 , споделените директории се прикачват чрез фрайвер:</text:p>
      <text:p text:style-name="P569">gvfs-fuse</text:p>
      <text:p text:style-name="P269"/>
      <text:p text:style-name="P269">За прикачване на споделена директория чрез команда:</text:p>
      <text:p text:style-name="P569">mount</text:p>
      <text:p text:style-name="P269">са необходими администраторски права.</text:p>
      <text:p text:style-name="P269">Когато се използва дравера на fuse, обикновенният потребител може да прикачва споделените директории.</text:p>
      <text:p text:style-name="P269"/>
      <text:p text:style-name="P269">Прикачване – вариант 1</text:p>
      <text:p text:style-name="P569">mount -t cifs -o username=vlado //192.168.199.253 /mnt/test</text:p>
      <text:p text:style-name="P269">За постоянно прикачване се поставя един ред в /etc/fstab:</text:p>
      <text:p text:style-name="P269">(намери командата)</text:p>
      <text:p text:style-name="P269">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69">sudo mount -t cifs -o credentials=/home/vlado/smb-pass //192.168.199.253 //mnt/test</text:p>
      <text:p text:style-name="P269"/>
      <text:p text:style-name="P269">Споделянето на директори чрез Samba може да бъде сигурно използвайки Kerberos протокол.</text:p>
      <text:p text:style-name="P269"/>
      <text:p text:style-name="P269"><text:soft-page-break/>Прикачване – вариант 2</text:p>
      <text:p text:style-name="P269">Чрез използване на automounter.</text:p>
      <text:p text:style-name="P269"/>
      <text:h text:style-name="P697" text:outline-level="2"><text:bookmark-start text:name="__RefHeading__2591_1584048267"/>Конфигурация на Samba сървър<text:bookmark-end text:name="__RefHeading__2591_1584048267"/></text:h>
      <text:p text:style-name="P269">Ако има SELinux политики, трябва да се вземат предвид, за да работи споделянето чрез Samba.</text:p>
      <text:p text:style-name="P269"/>
      <text:p text:style-name="P269">Ако има защитна стена, да се настрои да пропуска Samba.</text:p>
      <text:p text:style-name="P269"/>
      <text:p text:style-name="P269">Провери дали Samba клиента има дотъп до сървъра.</text:p>
      <text:p text:style-name="P269"/>
      <text:p text:style-name="P269">Споделяне на директории на Samba сървъра:</text:p>
      <text:p text:style-name="P569">mkdir /mnt/smbshare</text:p>
      <text:p text:style-name="P269"/>
      <text:p text:style-name="P269">Смени политиката на SELinux за директорията на:</text:p>
      <text:p text:style-name="P569">samba_share_t</text:p>
      <text:p text:style-name="P269">(виж точната команда)</text:p>
      <text:p text:style-name="P269"/>
      <text:p text:style-name="P269">Има две командни</text:p>
      <text:list xml:id="list5768537115202377395" text:style-name="L1">
        <text:list-item>
          <text:p text:style-name="P686">Задава SELinux политика</text:p>
        </text:list-item>
        <text:list-item>
          <text:p text:style-name="P686">Прилага SELinux политика</text:p>
        </text:list-item>
      </text:list>
      <text:p text:style-name="P269"/>
      <text:p text:style-name="P269">Конфигурацията на Samba сървъра се намира в /etc/samba/smb.conf</text:p>
      <text:p text:style-name="P269">Файлът има подробно описание с няколко секции</text:p>
      <text:list xml:id="list136140222864464404" text:style-name="L2">
        <text:list-item>
          <text:p text:style-name="P687">Глобална – основна секция</text:p>
        </text:list-item>
        <text:list-item>
          <text:p text:style-name="P687">Описание на споделените ресурс</text:p>
          <text:p text:style-name="P687">а) home директории на потребителите</text:p>
          <text:p text:style-name="P687">б) принтери</text:p>
          <text:p text:style-name="P687">в) допълнително зададени директории</text:p>
        </text:list-item>
      </text:list>
      <text:p text:style-name="P269"/>
      <text:p text:style-name="P269">При Samba споделянето да се използват максимум 8 символа за име на директория.</text:p>
      <text:p text:style-name="P269"/>
      <text:p text:style-name="P269">Ограничението на достъпа до споделен ресурс е</text:p>
      <text:p text:style-name="P569">hosts allow</text:p>
      <text:p text:style-name="P269"/>
      <text:p text:style-name="P269">Samba сървърът има лог, чиято големина може да бъде зададена и време за ротация на лога.</text:p>
      <text:p text:style-name="P269"/>
      <text:p text:style-name="P269">Формат за съхраняване на потребителите вътре в сървъра е tdbsam.</text:p>
      <text:p text:style-name="P269"><text:soft-page-break/></text:p>
      <text:p text:style-name="P269">Форматът за информация на потребителите е:</text:p>
      <text:p text:style-name="P269">а) tdbsam</text:p>
      <text:p text:style-name="P269">b) ldapsam</text:p>
      <text:p text:style-name="P269"/>
      <text:h text:style-name="P697" text:outline-level="2"><text:bookmark-start text:name="__RefHeading__2048_1224880661"/>Задаване на споделена директория<text:bookmark-end text:name="__RefHeading__2048_1224880661"/></text:h>
      <text:p text:style-name="P269">Път, права за четене и запис, кои потребители и групи имат достъп.</text:p>
      <text:p text:style-name="P269"/>
      <text:p text:style-name="P269">Изпробването на споделен ресурс става така:</text:p>
      <text:p text:style-name="P269">testparam</text:p>
      <text:p text:style-name="P269"/>
      <text:h text:style-name="P691" text:outline-level="1"><text:bookmark-start text:name="__RefHeading___Toc4804_1031946191"/>Настройка на Samba<text:bookmark-end text:name="__RefHeading___Toc4804_1031946191"/></text:h>
      <text:p text:style-name="P272"><text:date style:data-style-name="N36" text:date-value="2016-07-17T10:27:00.695884921" text:fixed="true">17.07.2016 г.</text:date></text:p>
      <text:p text:style-name="P272">Виж как се добавят групи – groupadd</text:p>
      <text:p text:style-name="P273">Когато създаваме група на Samba сървъра, трябва да е съвпада с тази на Samba клиента. <text:span text:style-name="T51">Иначе няма да работи споделянето.</text:span></text:p>
      <text:p text:style-name="P274">Създаване на група <text:span text:style-name="T6">sambashare</text:span></text:p>
      <text:p text:style-name="P569">groupadd -g 1<text:span text:style-name="T57">30</text:span> <text:span text:style-name="T59">sambashare</text:span></text:p>
      <text:p text:style-name="P274"/>
      <text:p text:style-name="P274">Създаване на потребители <text:span text:style-name="T52">с един и същ идентификатор и добаване в група (вторична).</text:span></text:p>
      <text:p text:style-name="P569">usermod -G <text:span text:style-name="T62">sambashare</text:span><text:span text:style-name="T6"> </text:span>-a pavlin</text:p>
      <text:p text:style-name="P275"/>
      <text:p text:style-name="P276">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69"><text:span text:style-name="T53">m</text:span>kdir /smbshare</text:p>
      <text:p text:style-name="P569">chgrp <text:span text:style-name="T59">sambashare</text:span> /smbshare</text:p>
      <text:p text:style-name="P277"/>
      <text:p text:style-name="P277">задаване на SGID (Super Group ID):</text:p>
      <text:p text:style-name="P569">chmod -R 2775 /smbshare</text:p>
      <text:p text:style-name="P278"/>
      <text:p text:style-name="P279">Смяна на SELinux <text:span text:style-name="T54">атрибути за директория и нейните поддиректории:</text:span></text:p>
      <text:p text:style-name="P569">semanage fconltext -a -t samba_share_t '/mnt/smbshare<text:span text:style-name="T55">(/.*)?</text:span>'</text:p>
      <text:p text:style-name="P569">регулярен израз</text:p>
      <text:p text:style-name="P280"/>
      <text:p text:style-name="P281">Прилагана на зададения SELinux контекст:</text:p>
      <text:p text:style-name="P569">restorecon -vvFR /mnt/smbshare</text:p>
      <text:p text:style-name="P282"/>
      <text:p text:style-name="P283"><text:soft-page-break/>Редакция <text:span text:style-name="T56">на конфигурационния файл: /etc/samba/smb.conf</text:span></text:p>
      <text:p text:style-name="P284">Намираме споделената директория и задаваме група, която ще има достъп</text:p>
      <text:p text:style-name="P569">write list = @<text:span text:style-name="T59">sambashare <text:s text:c="3"/></text:span></text:p>
      <text:p text:style-name="P284"/>
      <text:p text:style-name="P285">Стартиране на <text:s/>Samba от две програми:</text:p>
      <text:p text:style-name="P569">systemctl start smb nmb</text:p>
      <text:p text:style-name="P285"/>
      <text:p text:style-name="P285">Ако искаме да се стартират след начално зареждане на системата:</text:p>
      <text:p text:style-name="P569">systemctl enable smb nmb</text:p>
      <text:p text:style-name="P285"/>
      <text:p text:style-name="P286">Преместваме се на Samba клиента.</text:p>
      <text:p text:style-name="P286">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69"><text:span text:style-name="T58">sudo </text:span>groupadd -g 130 <text:span text:style-name="T60">sambashare</text:span></text:p>
      <text:p text:style-name="P569">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21"/>
      <text:p text:style-name="P422">На клиентската машина се логваме като pavlin:</text:p>
      <text:p text:style-name="P569">su pavlin -l</text:p>
      <text:p text:style-name="P422">което е същото като:</text:p>
      <text:p text:style-name="P569">su - pavlin</text:p>
      <text:p text:style-name="P422"/>
      <text:p text:style-name="P569">sudo mount -o username=pavlin //rhel7.example.com/myshare /mnt/test</text:p>
      <text:p text:style-name="P423"/>
      <text:p text:style-name="P424">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53"/>
      <text:p text:style-name="P425">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25"/>
      <text:h text:style-name="P696" text:outline-level="1"><text:bookmark-start text:name="__RefHeading___Toc4806_1031946191"/>Работа с RPM пакети<text:bookmark-end text:name="__RefHeading___Toc4806_1031946191"/></text:h>
      <text:p text:style-name="P426">Как да разберем, че RPM съдържа скриптове?</text:p>
      <text:p text:style-name="P569">rpm -q --scripts</text:p>
      <text:p text:style-name="P427"/>
      <text:p text:style-name="P428">1. Скриптове преди инсталиране на пакета – <text:span text:style-name="T10">preinstall</text:span></text:p>
      <text:p text:style-name="P428">2. Скриптове веднага след инсталация на пакета – <text:span text:style-name="T10">postinstall</text:span></text:p>
      <text:p text:style-name="P428">3. Преди премахване на пакета – <text:span text:style-name="T10">preuninstall</text:span></text:p>
      <text:p text:style-name="P428">4. След премахване на пакета – <text:span text:style-name="T10">postuninstall</text:span></text:p>
      <text:p text:style-name="P429">5. Скрипт за проверка (дали пакетът е правилно инсталиран)</text:p>
      <text:p text:style-name="P429"/>
      <text:p text:style-name="P431">Ако пакетът е интеглен, но все още не е инсталиран, тогава:</text:p>
      <text:p text:style-name="P569">rpm -qp --scripts &lt;RPM package&gt;</text:p>
      <text:p text:style-name="P429"/>
      <text:p text:style-name="P432">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32"/>
      <text:p text:style-name="P433">Виж тези линкове:</text:p>
      <text:p text:style-name="P159"><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33"/>
      <text:p text:style-name="P434">Software for multimedia in Linux</text:p>
      <text:p text:style-name="P435">Kodi – open source theater</text:p>
      <text:p text:style-name="P435"><text:span text:style-name="T68">Computer </text:span>Raspberry PI <text:span text:style-name="T67">3 with ARM architecture</text:span></text:p>
      <text:p text:style-name="P430"/>
      <text:h text:style-name="P693" text:outline-level="1"/>
      <text:h text:style-name="P696" text:outline-level="1"><text:bookmark-start text:name="__RefHeading___Toc2394_277303652"/>Програми за чертане<text:bookmark-end text:name="__RefHeading___Toc2394_277303652"/></text:h>
      <text:p text:style-name="P436"><text:date style:data-style-name="N36" text:date-value="2016-09-18T16:21:33.594372575" text:fixed="true">18.09.2016 г.</text:date></text:p>
      <text:p text:style-name="P436">Dia – прилича на Visio</text:p>
      <text:p text:style-name="P437">В система за документация Wiki – <text:span text:style-name="T69">Confluence</text:span></text:p>
      <text:p text:style-name="P438">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38"/>
      <text:h text:style-name="P691" text:outline-level="1"><text:bookmark-start text:name="__RefHeading___Toc4808_1031946191"/>Компилиране на софтуер за Линукс<text:bookmark-end text:name="__RefHeading___Toc4808_1031946191"/></text:h>
      <text:p text:style-name="P439"><text:date style:data-style-name="N36" text:date-value="2016-09-18T16:45:38.918905192" text:fixed="true">18.09.2016 г.</text:date></text:p>
      <text:h text:style-name="P697" text:outline-level="2"><text:bookmark-start text:name="__RefHeading___Toc4810_1031946191"/>Компилиране на x11vnc<text:bookmark-end text:name="__RefHeading___Toc4810_1031946191"/></text:h>
      <text:p text:style-name="P442">Задължително експериментирането с новия софтуер да бъде върху виртуална машина.</text:p>
      <text:p text:style-name="P440">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41">2. <text:span text:style-name="T71">Пакети за</text:span> <text:span text:style-name="T71">RHEL 7 са съвместими с CentOS 7 и с Fedora 21, търси еднакво ниво (версия на пакетите).</text:span></text:p>
      <text:p text:style-name="P443">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44">4. Разархивиране на пакета.</text:p>
      <text:p text:style-name="P444">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45">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46">7. Ако предната стъпка е успешна, получава се бинарен файл (изпълним).</text:p>
      <text:p text:style-name="P447">8. Тестваме бинарния файл преди инсталация, например:</text:p>
      <text:p text:style-name="P569">x11vnc -help</text:p>
      <text:p text:style-name="P448">Само ще изведе как се ползва програмата, но все пак се разбира дали работи.</text:p>
      <text:p text:style-name="P449">9. Ако работи, инсталирам чрез команда:</text:p>
      <text:p text:style-name="P449">make install</text:p>
      <text:p text:style-name="P260">Повечето програми се инсталират в директория:</text:p>
      <text:p text:style-name="P569">/usr/local/bin</text:p>
      <text:p text:style-name="P446"/>
      <text:p text:style-name="P450">За да спестим усилия и време при построяването на RPM може да теглим сорс кода под форматана файл <text:span text:style-name="T75">*.src.rpm.</text:span></text:p>
      <text:p text:style-name="P450"/>
      <text:p text:style-name="P444"/>
      <text:h text:style-name="P696" text:outline-level="1"><text:bookmark-start text:name="__RefHeading___Toc2503_868836332"/>Четене на данни от стандартен вход<text:bookmark-end text:name="__RefHeading___Toc2503_868836332"/></text:h>
      <text:p text:style-name="P451"><text:date style:data-style-name="N36" text:date-value="2016-09-25T10:29:58.966973391" text:fixed="true">25.09.2016 г.</text:date></text:p>
      <text:h text:style-name="P698" text:outline-level="2"><text:bookmark-start text:name="__RefHeading___Toc2505_868836332"/>Програма на <text:s/>bash<text:bookmark-end text:name="__RefHeading___Toc2505_868836332"/></text:h>
      <text:p text:style-name="P264">Вариант 1</text:p>
      <text:p text:style-name="P571">script.sh &lt; file1.txt</text:p>
      <text:p text:style-name="P571">while read line</text:p>
      <text:p text:style-name="P571">do</text:p>
      <text:p text:style-name="P571"><text:s text:c="4"/>if [[ $line =~ "product" <text:s/>]];then <text:s/># the line contains "product"</text:p>
      <text:p text:style-name="P571"><text:s text:c="8"/>PRODUCT="$line" <text:s/># "" is used to avoid problems when the line contains " " or "/"</text:p>
      <text:p text:style-name="P571"><text:s text:c="4"/>elif [[ $line =~ "component" ]]; then</text:p>
      <text:p text:style-name="P571"><text:s text:c="8"/>COMPONENT="$line"</text:p>
      <text:p text:style-name="P571"><text:s text:c="4"/>elif [[ $line =~ "author" ]]; then</text:p>
      <text:p text:style-name="P571"><text:s text:c="8"/>AUTHOR="$line"</text:p>
      <text:p text:style-name="P571"><text:s text:c="4"/>elif [[ $line =~ "output_file" ]]; then</text:p>
      <text:p text:style-name="P571"><text:s text:c="8"/>OUTPUT_FILE="$line"</text:p>
      <text:p text:style-name="P571"><text:s text:c="4"/>elfi [[ $line =~ "feature" ]]; then</text:p>
      <text:p text:style-name="P571"><text:s text:c="8"/>FEATURE="$line"</text:p>
      <text:p text:style-name="P571"><text:s text:c="4"/>else</text:p>
      <text:p text:style-name="P571"><text:s text:c="8"/>echo "Error when interpretting data."</text:p>
      <text:p text:style-name="P571"><text:s text:c="4"/>fi</text:p>
      <text:p text:style-name="P571"><text:s text:c="4"/>echo "$line"</text:p>
      <text:p text:style-name="P571">done &lt; $(1:-/dev/stdin)</text:p>
      <text:p text:style-name="P571"/>
      <text:p text:style-name="P572">echo script.py -p ${PRODUCT##*=} -c ${COMPONENT##*=} -a ${AUTHOR##*=} -o ${OUTPUT_FILE##*=} ${FEATURE##*=}</text:p>
      <text:p text:style-name="P452"/>
      <text:p text:style-name="P452"><text:span text:style-name="T78">Ако </text:span>първият аргумент е празен, той е заместен от стойност по подразбиране.</text:p>
      <text:p text:style-name="P573">HOST_TMP=test.com</text:p>
      <text:p text:style-name="P573">echo $HOST_TMP</text:p>
      <text:p text:style-name="P573">test.com</text:p>
      <text:p text:style-name="P260"/>
      <text:p text:style-name="P260">Четене от ляво надясно</text:p>
      <text:p text:style-name="P573">echo $(HOST_TMP%.*)</text:p>
      <text:p text:style-name="P573"><text:soft-page-break/></text:p>
      <text:p text:style-name="P260">Четене от дясно наляво</text:p>
      <text:p text:style-name="P573">echo $(HOST_TMP#.)</text:p>
      <text:p text:style-name="P265">Вариант 2</text:p>
      <text:p text:style-name="P350">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50"/>
      <text:p text:style-name="P351">Configuration file</text:p>
      <text:p text:style-name="P351"/>
      <text:p text:style-name="P569">PRODUCT="RHEL 7"</text:p>
      <text:p text:style-name="P569">COMPONENT=gnote</text:p>
      <text:p text:style-name="P569">AUTHOR=test@redhat.com</text:p>
      <text:p text:style-name="P569">OUTPUT_FILE=output.xml</text:p>
      <text:p text:style-name="P569">FEATURE=feature/gnote.feature</text:p>
      <text:p text:style-name="P351"/>
      <text:p text:style-name="P351">Script file</text:p>
      <text:p text:style-name="P351"/>
      <text:p text:style-name="P569">#!/usr/bin/env bash</text:p>
      <text:p text:style-name="P569">FILE="read_from_stdin2.txt"</text:p>
      <text:p text:style-name="P569"/>
      <text:p text:style-name="P569">if [[ -f $FILE ]]; then</text:p>
      <text:p text:style-name="P569"><text:s text:c="4"/>. $FILE</text:p>
      <text:p text:style-name="P569">fi</text:p>
      <text:p text:style-name="P569"/>
      <text:p text:style-name="P569">echo script.py -p \"$PRODUCT\" -c $COMPONENT -a $AUTHOR -o $OUTPUT_FILE $FEATURE</text:p>
      <text:h text:style-name="P697" text:outline-level="2"><text:bookmark-start text:name="__RefHeading___Toc2507_868836332"/>Програма на Python<text:bookmark-end text:name="__RefHeading___Toc2507_868836332"/></text:h>
      <text:p text:style-name="P574">Изпълнява същите функции като bash скрипта.</text:p>
      <text:p text:style-name="P569">import sys</text:p>
      <text:p text:style-name="P569"/>
      <text:p text:style-name="P569">for line in sys.stdin:</text:p>
      <text:p text:style-name="P569"><text:s text:c="4"/>if 'product' in line:</text:p>
      <text:p text:style-name="P569"><text:s text:c="8"/>product = line.strip('\n').split('=')</text:p>
      <text:p text:style-name="P569"><text:s text:c="4"/>if 'component' in line:</text:p>
      <text:p text:style-name="P569"><text:s text:c="8"/>component = line.strip('\n').split('=')</text:p>
      <text:p text:style-name="P569"><text:soft-page-break/><text:s text:c="4"/>if 'author' in line:</text:p>
      <text:p text:style-name="P569"><text:s text:c="8"/>author = line.strip('\n').split('=')</text:p>
      <text:p text:style-name="P569"><text:s text:c="4"/>if 'output_file' in line:</text:p>
      <text:p text:style-name="P569"><text:s text:c="8"/>output_file = line.strip('\n').split('=')</text:p>
      <text:p text:style-name="P569"><text:s text:c="4"/>if 'feature' in line:</text:p>
      <text:p text:style-name="P569"><text:s text:c="8"/>feature = line.strip('\n').split('=')</text:p>
      <text:p text:style-name="P569"/>
      <text:p text:style-name="P569">print product[1]</text:p>
      <text:p text:style-name="P569">print component[1]</text:p>
      <text:p text:style-name="P569">print author[1]</text:p>
      <text:p text:style-name="P569">print output_file[1]</text:p>
      <text:p text:style-name="P569">print feature[1]</text:p>
      <text:p text:style-name="P575"/>
      <text:h text:style-name="P691" text:outline-level="1"><text:bookmark-start text:name="__RefHeading___Toc2914_1735908107"/>Задачи за изпит на Red Hat за системен администратор<text:bookmark-end text:name="__RefHeading___Toc2914_1735908107"/></text:h>
      <text:p text:style-name="P352"><text:date style:data-style-name="N36" text:date-value="2016-10-02T16:33:52.612046110" text:fixed="true">2.10.2016 г.</text:date></text:p>
      <text:p text:style-name="P353">Изпитът съдържа 15 – 20 практически задачи.</text:p>
      <text:p text:style-name="P458">Бърз прочит на задачите. Започни с най-лесните за теб задачи.</text:p>
      <text:p text:style-name="P459">Кои задачи са свързани помежду си?</text:p>
      <text:p text:style-name="P354"/>
      <text:p text:style-name="P455"><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55">2. Настройка на <text:s/>IP address, mask, gateway, <text:span text:style-name="T80">hostname, DNS – статични</text:span>.</text:p>
      <text:p text:style-name="P340">Прави двойна проверка на въвените данни, за да се избегнат синтактични грешки. <text:span text:style-name="T31">Ако ползвам граф.среда, мога да правя copy-paste. </text:span></text:p>
      <text:p text:style-name="P288">За конзолен режим да използвам:</text:p>
      <text:p text:style-name="P569">nmcli <text:span text:style-name="T81">connection &lt;name&gt; &lt;action&gt;</text:span></text:p>
      <text:p text:style-name="P288"/>
      <text:p text:style-name="P289">В конзолен режим може да се ползва също:</text:p>
      <text:p text:style-name="P569">nmtui</text:p>
      <text:p text:style-name="P290"/>
      <text:p text:style-name="P341"><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12"/>
      <text:p text:style-name="P356">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57"><text:soft-page-break/></text:p>
      <text:p text:style-name="P358">4. <text:span text:style-name="T85">Създаване на потребители и групи</text:span></text:p>
      <text:p text:style-name="P359">Прави проверка на създадените потребители. <text:span text:style-name="T86">Двама са администратори, а третия има non-interactive shell.</text:span></text:p>
      <text:p text:style-name="P359"/>
      <text:p text:style-name="P360">Non-interactive означава да не може да логва по системата през SSH или графична среда, VNC.</text:p>
      <text:p text:style-name="P360"/>
      <text:p text:style-name="P361">5. Задаване на права за достъп – file and directory permissions.</text:p>
      <text:p text:style-name="P569"><text:span text:style-name="T87">c</text:span>hown, chmod, Super Group ID, sticky bit</text:p>
      <text:p text:style-name="P362">6. Планиране на задачи през crontab</text:p>
      <text:p text:style-name="P343">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13"/>
      <text:p text:style-name="P344"><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14"/>
      <text:p text:style-name="P315">Проверка:</text:p>
      <text:p text:style-name="P569">crontab -l</text:p>
      <text:p text:style-name="P315"/>
      <text:p text:style-name="P316">Проверка на планираните задачи на другите потребители:</text:p>
      <text:p text:style-name="P569">crontab -u harry -l</text:p>
      <text:p text:style-name="P569">crontab -u natsha -l</text:p>
      <text:p text:style-name="P316"/>
      <text:p text:style-name="P317">7. Търсене на файлове чрез find</text:p>
      <text:p text:style-name="P345"><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69"><text:span text:style-name="T35">m</text:span><text:span text:style-name="T34">kdir /opt/dir</text:span></text:p>
      <text:p text:style-name="P569"><text:span text:style-name="T16">find / -user harry -exec cp -rfp </text:span><text:span text:style-name="T22">{} /opt/dir \;</text:span></text:p>
      <text:p text:style-name="P318"/>
      <text:p text:style-name="P346"><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19">Вариант 1</text:p>
      <text:p text:style-name="P347"><text:span text:style-name="T25">Позваме </text:span><text:span text:style-name="T16">grep:</text:span></text:p>
      <text:p text:style-name="P569">grep ‘abcde’ /etc/testfile &gt; /tmp/testfile</text:p>
      <text:p text:style-name="P320"/>
      <text:p text:style-name="P321">Вариант 2</text:p>
      <text:p text:style-name="P569">cat /etc/testfile | while read line;</text:p>
      <text:p text:style-name="P569">do</text:p>
      <text:p text:style-name="P569"><text:soft-page-break/>echo $line | grep abcde | tee -a /tmp/testfile</text:p>
      <text:p text:style-name="P569">done</text:p>
      <text:p text:style-name="P260"/>
      <text:p text:style-name="P363">9. Създай потребител с определен потребителски номер или даден номер на група.</text:p>
      <text:p text:style-name="P363"/>
      <text:p text:style-name="P364">10. Инсталация на FTP сървър <text:span text:style-name="T88">и има позволен анонимен достъп </text:span><text:span text:style-name="T84">/var/ftp/pub</text:span>.</text:p>
      <text:p text:style-name="P322">Използваме вече създаден repo файл.</text:p>
      <text:p text:style-name="P569"><text:span text:style-name="T26">y</text:span><text:span text:style-name="T16">um install -y vsftpd</text:span></text:p>
      <text:p text:style-name="P569">systemctl restart vsftpd</text:p>
      <text:p text:style-name="P569">systemctl enable vsftpd</text:p>
      <text:p text:style-name="P323"/>
      <text:p text:style-name="P324">Редактиране на конф. Файл:</text:p>
      <text:p text:style-name="P569">vim /etc/vsftpd/vsftpd.conf</text:p>
      <text:p text:style-name="P569">anonymous_enables=YES</text:p>
      <text:p text:style-name="P321"/>
      <text:p text:style-name="P348"><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69">yum install -y httpd</text:p>
      <text:p text:style-name="P569">cd /var/www/html</text:p>
      <text:p text:style-name="P569">wget http://ip/dir/example.html</text:p>
      <text:p text:style-name="P460">Изключването на SELinux води до нулиране на изпита.</text:p>
      <text:p text:style-name="P569"><text:span text:style-name="T30">c</text:span><text:span text:style-name="T16">p example.html index.html</text:span></text:p>
      <text:p text:style-name="P569">vim /etc/httpd/conf/httpd.conf</text:p>
      <text:p text:style-name="P569">NameVirtualHost 192.168.0.254:80</text:p>
      <text:p text:style-name="P569">&lt;VirtualHost 192.168.0.254:80&gt;</text:p>
      <text:p text:style-name="P569">DocumentRoot /var/www/html/</text:p>
      <text:p text:style-name="P569">ServerName station.domain40.example.com</text:p>
      <text:p text:style-name="P569">&lt;/VirtualHost&gt;</text:p>
      <text:p text:style-name="P325"/>
      <text:p text:style-name="P326">Правата SELinux за файловете не се променят.</text:p>
      <text:p text:style-name="P326"/>
      <text:p text:style-name="P327">Тествай уеб сървъра, дали работи.</text:p>
      <text:p text:style-name="P327"/>
      <text:p text:style-name="P328">12. Настрой системата да синхронизира времето си с даден NTP сървър.</text:p>
      <text:p text:style-name="P329">Пробвай да използваш графичния интерфейс, ако е възможно.</text:p>
      <text:p text:style-name="P330">Редактирай:</text:p>
      <text:p text:style-name="P569">/etc/systemd/timesyncd.conf</text:p>
      <text:p text:style-name="P365"><text:soft-page-break/>Това е вградения NTP клиент.</text:p>
      <text:p text:style-name="P366">Да се види в книгите на Ред Хет.</text:p>
      <text:p text:style-name="P366"/>
      <text:p text:style-name="P456"><text:span text:style-name="T43">Виж сайт: </text:span><text:a xlink:type="simple" xlink:href="http://www.certdepot.net/" text:style-name="Internet_20_link" text:visited-style-name="Visited_20_Internet_20_Link"><text:span text:style-name="T43">CERTDEPOT</text:span></text:a></text:p>
      <text:p text:style-name="P367"/>
      <text:p text:style-name="P367"/>
      <text:h text:style-name="P696" text:outline-level="1"><text:bookmark-start text:name="__RefHeading___Toc3305_1042592874"/>Работа с дискови дялове <text:span text:style-name="T97">през</text:span> LVM2<text:bookmark-end text:name="__RefHeading___Toc3305_1042592874"/></text:h>
      <text:p text:style-name="P368"><text:date style:data-style-name="N36" text:date-value="2016-10-10T10:05:55.214691348" text:fixed="true" text:date-adjust="-PT24H00M00S">9.10.2016 г.</text:date></text:p>
      <text:p text:style-name="P368"/>
      <text:p text:style-name="P369">Преди да започнеш, погледни къде колко свободно място има.</text:p>
      <text:p text:style-name="P370">Провери, дали новия диск е разпознат от операционната система:</text:p>
      <text:p text:style-name="P569">dmesg</text:p>
      <text:p text:style-name="P370"/>
      <text:p text:style-name="P370">Трябва да присъства в изведения списък от събития.</text:p>
      <text:p text:style-name="P371">Оптимизация на SSD чрез командата: <text:span text:style-name="T79">fstrim</text:span>. Поставя се в<text:span text:style-name="T79"> /etc/rc.local</text:span></text:p>
      <text:p text:style-name="P569">fstrim</text:p>
      <text:p text:style-name="P372"/>
      <text:p text:style-name="P372">Програмата отменя неиползваните пространства на прикачените дискови устройства.</text:p>
      <text:p text:style-name="P576"><text:span text:style-name="T89">fstrim </text:span>-v /boot</text:p>
      <text:p text:style-name="P576"><text:span text:style-name="T89">fstrim </text:span>-v /</text:p>
      <text:p text:style-name="P373">При изведените събития, търсим стринг AHCI … N slots 1/3/6 Gbps … SATA mode</text:p>
      <text:p text:style-name="P374">Използва се драйве<text:span text:style-name="T90">р</text:span> за SCSI за работата на SATA дискове.</text:p>
      <text:p text:style-name="P375">Провери наличните физически и логически устройсве, и дискови дялове:</text:p>
      <text:p text:style-name="P569">fdisk -l</text:p>
      <text:p text:style-name="P376">Идентификатора на дял с LVM се изразава като:</text:p>
      <text:p text:style-name="P569">8е Linux LVM</text:p>
      <text:p text:style-name="P377">Дяловете, работещи под LVM се познават с това, че започва така:</text:p>
      <text:p text:style-name="P569">/dev/mapper/…</text:p>
      <text:p text:style-name="P378">Създаване на физически дялове с fdisk:</text:p>
      <text:p text:style-name="P569">fdisk /dev/sdb</text:p>
      <text:p text:style-name="P379">Fdisk е направен да работи с MBR.</text:p>
      <text:p text:style-name="P380">Създай главен дял:</text:p>
      <text:p text:style-name="P569">primary</text:p>
      <text:p text:style-name="P380">Задаване на размер на дяла (KB/MB/GB):</text:p>
      <text:p text:style-name="P569">+100М</text:p>
      <text:p text:style-name="P380">Погледни дяловете:</text:p>
      <text:p text:style-name="P569"><text:span text:style-name="T91">p</text:span>rint</text:p>
      <text:p text:style-name="P380">За да направим swap, задай идентификатор на файловата система:</text:p>
      <text:p text:style-name="P569">82 Linux swap</text:p>
      <text:p text:style-name="P380">Погледни дяловете:</text:p>
      <text:p text:style-name="P569"><text:span text:style-name="T91">p</text:span>rint</text:p>
      <text:p text:style-name="P382">Създавене на 2-ри главен дял, задаваме размер:</text:p>
      <text:p text:style-name="P569">+200М</text:p>
      <text:p text:style-name="P382"><text:soft-page-break/>Погледни промените.</text:p>
      <text:p text:style-name="P383">Създаване на 3-ти главен дял, задаваме размер – останалото свободно място. Заемаме го цялото.</text:p>
      <text:p text:style-name="P384">Задаваме идентификатор на дисковия дял:</text:p>
      <text:p text:style-name="P569">8е Linux LVM</text:p>
      <text:p text:style-name="P385">Направените дотук промени не са записани, не са активно. Старото съдържание още важи.</text:p>
      <text:p text:style-name="P386">Запиши промените:</text:p>
      <text:p text:style-name="P569"><text:span text:style-name="T91">w</text:span>rite</text:p>
      <text:p text:style-name="P387">Накарай ядрото да опресни своите знания за прикачените дискови устройства:</text:p>
      <text:p text:style-name="P569"><text:span text:style-name="T92">p</text:span>artprobe /<text:span text:style-name="T92">dev/sdb</text:span></text:p>
      <text:p text:style-name="P388">Провери, дали промените са активни, изписвайки събитията на ядрото:</text:p>
      <text:p text:style-name="P569">dmesg</text:p>
      <text:p text:style-name="P389">форматиране на swap дисков дял , <text:span text:style-name="T10">не цялото устройство:</text:span></text:p>
      <text:p text:style-name="P569">mkswap /dev/sdb1</text:p>
      <text:p text:style-name="P390">Можем да създадем файл, който съдържа swap. Прави се в случай, когато няма свободно пространство за създаване на нов дял:</text:p>
      <text:p text:style-name="P569"><text:span text:style-name="T93">mkswap </text:span>/<text:span text:style-name="T93">swapfile.sys</text:span></text:p>
      <text:p text:style-name="P391">След<text:span text:style-name="T94">ва изписване на идентификатор на дисковия дял.</text:span></text:p>
      <text:p text:style-name="P392">UUID=”...”</text:p>
      <text:p text:style-name="P392">Чрез този идентификатор се прикачват физически устройства в /etc/fstab.</text:p>
      <text:p text:style-name="P392">Еднозначно разпознава устройство, дори когато се добават нови устройства и следователно подреждането на буквите се промени.</text:p>
      <text:p text:style-name="P392">Например диск /dev/sda стане /dev/sdb.</text:p>
      <text:p text:style-name="P392">На същия принцип прикачваме дисковия дял, съдържащ swap.</text:p>
      <text:p text:style-name="P392"/>
      <text:p text:style-name="P393">Включване на swap:</text:p>
      <text:p text:style-name="P569">swapon</text:p>
      <text:p text:style-name="P394">Идентификаторът се прилага при прикрепяне на USB устройства. Те могат да променят имената си от компютър на компютър.</text:p>
      <text:p text:style-name="P569">/dev/sdc → /dev/sdd</text:p>
      <text:p text:style-name="P395">Ако една програма ползва редовно това USB, тя ще загуби достъп до него. Решението на проблема е в /etc/fstab да се приказва устройството през:</text:p>
      <text:p text:style-name="P577">UUID=”...”</text:p>
      <text:p text:style-name="P396"><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96"/>
      <text:p text:style-name="P397">Разглеждане на свап </text:p>
      <text:p text:style-name="P569">cat /proc/swaps</text:p>
      <text:p text:style-name="P398"><text:soft-page-break/>или</text:p>
      <text:p text:style-name="P569">swapon -s</text:p>
      <text:p text:style-name="P397">При swap устройствата има приоритет. <text:span text:style-name="T98">Разбери кое какъв приоритет има:</text:span></text:p>
      <text:p text:style-name="P569"><text:span text:style-name="T95">s</text:span>wapon /dev/sdb1</text:p>
      <text:p text:style-name="P569">swapon -s</text:p>
      <text:p text:style-name="P399">Провери, дали swap файлът се е разширил:</text:p>
      <text:p text:style-name="P569">free -m</text:p>
      <text:p text:style-name="P400">Добаване на swap във файла <text:span text:style-name="T79">/etc/fstab</text:span>:</text:p>
      <text:p text:style-name="P569">UUID=”...” <text:s text:c="2"/>swap <text:s text:c="2"/>defaults <text:s text:c="2"/>0 <text:s/>0</text:p>
      <text:p text:style-name="P401">Така се гарантира, че след рестарт, swap дялът отново ще се прикачи.</text:p>
      <text:p text:style-name="P401"/>
      <text:p text:style-name="P401">Изключване на даден дял от swap пространството:</text:p>
      <text:p text:style-name="P569">swapoff /dev/sdb1</text:p>
      <text:p text:style-name="P381"/>
      <text:p text:style-name="P266">Практика</text:p>
      <text:p text:style-name="P402"><text:span text:style-name="T96">1. Н</text:span>аправи файл и до добави към swap пространството. Провери дали то се е разширило.</text:p>
      <text:p text:style-name="P380"/>
      <text:h text:style-name="P695" text:outline-level="1"><text:bookmark-start text:name="__RefHeading___Toc4109_738773010"/>Настройка на сигурността със SELinux<text:bookmark-end text:name="__RefHeading___Toc4109_738773010"/></text:h>
      <text:p text:style-name="P403"><text:date style:data-style-name="N36" text:date-value="2016-10-16T10:29:03.672338314" text:fixed="true">16.10.2016 г.</text:date></text:p>
      <text:p text:style-name="P403"/>
      <text:p text:style-name="P412">При логване на машината, провери далие SELinux e включен:</text:p>
      <text:p text:style-name="Preformatted_20_Text">getenfoce</text:p>
      <text:p text:style-name="P404"/>
      <text:p text:style-name="P413">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04"/>
      <text:p text:style-name="P405">Моделите се съхраняват тук:</text:p>
      <text:p text:style-name="Preformatted_20_Text">/etc/selinux/config</text:p>
      <text:p text:style-name="P409">или</text:p>
      <text:p text:style-name="Preformatted_20_Text">/etc/sysconfig/selinux</text:p>
      <text:p text:style-name="P406">Промени режима с:</text:p>
      <text:p text:style-name="Preformatted_20_Text">setenfoce</text:p>
      <text:p text:style-name="P407">Прочети <text:span text:style-name="T99">основните променливи</text:span> на SELinux:</text:p>
      <text:p text:style-name="Preformatted_20_Text">getsebool -a</text:p>
      <text:p text:style-name="P408">Виж промените за Apache web server:</text:p>
      <text:p text:style-name="Preformatted_20_Text">getsebool -a | grep httpd</text:p>
      <text:p text:style-name="P410">Промяна на параметрите на ядрото при начално зарежане, позва се само са тестватене:</text:p>
      <text:p text:style-name="Preformatted_20_Text">selinux=</text:p>
      <text:p text:style-name="P411">На реда, където има:</text:p>
      <text:p text:style-name="Preformatted_20_Text">linux16<text:tab/>/vmlinuz....<text:tab/>selinux=(enforcing | permissive | disabled)</text:p>
      <text:p text:style-name="P411"/>
      <text:p text:style-name="P411"/>
      <text:p text:style-name="P267">Контексти в SELinux</text:p>
      <text:p text:style-name="P414">По какъв начин може да задаваш правила за достъп и операции с данните.</text:p>
      <text:p text:style-name="P414"/>
      <text:p text:style-name="P415">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81">ls -lZ /tmp</text:p>
      <text:p text:style-name="P342">дай съдържани<text:span text:style-name="T101">е с примери</text:span>...</text:p>
      <text:p text:style-name="P311"/>
      <table:table table:name="Table6" table:style-name="Table6">
        <table:table-column table:style-name="Table6.A"/>
        <table:table-column table:style-name="Table6.B"/>
        <text:soft-page-break/>
        <table:table-row>
          <table:table-cell table:style-name="Table6.A1" office:value-type="string">
            <text:p text:style-name="P612">Directory</text:p>
          </table:table-cell>
          <table:table-cell table:style-name="Table6.B1" office:value-type="string">
            <text:p text:style-name="P613">SELinux context</text:p>
          </table:table-cell>
        </table:table-row>
        <table:table-row>
          <table:table-cell table:style-name="Table6.A2" office:value-type="string">
            <text:p text:style-name="P616">/var/www/</text:p>
          </table:table-cell>
          <table:table-cell table:style-name="Table6.B2" office:value-type="string">
            <text:p text:style-name="P611">system_u:object_r:httpd_sys_content_t:s0</text:p>
          </table:table-cell>
        </table:table-row>
        <table:table-row>
          <table:table-cell table:style-name="Table6.A2" office:value-type="string">
            <text:p text:style-name="P615">/<text:span text:style-name="T119">etc</text:span></text:p>
          </table:table-cell>
          <table:table-cell table:style-name="Table6.B2" office:value-type="string">
            <text:p text:style-name="P611">system_u:object_r:tmpfs_t:s0</text:p>
          </table:table-cell>
        </table:table-row>
        <table:table-row>
          <table:table-cell table:style-name="Table6.A2" office:value-type="string">
            <text:p text:style-name="P616">/root</text:p>
          </table:table-cell>
          <table:table-cell table:style-name="Table6.B2" office:value-type="string">
            <text:p text:style-name="P611">system_u:object_r:admin_home_t:s0</text:p>
          </table:table-cell>
        </table:table-row>
        <table:table-row>
          <table:table-cell table:style-name="Table6.A2" office:value-type="string">
            <text:p text:style-name="P615">/<text:span text:style-name="T119">home</text:span></text:p>
          </table:table-cell>
          <table:table-cell table:style-name="Table6.B2" office:value-type="string">
            <text:p text:style-name="P611">system_u:object_r:home_root_t:s0</text:p>
          </table:table-cell>
        </table:table-row>
        <table:table-row>
          <table:table-cell table:style-name="Table6.A2" office:value-type="string">
            <text:p text:style-name="P616">/home/test</text:p>
          </table:table-cell>
          <table:table-cell table:style-name="Table6.B2" office:value-type="string">
            <text:p text:style-name="P611">unconfined_u:object_r:user_home_dir_t:s0</text:p>
          </table:table-cell>
        </table:table-row>
        <table:table-row>
          <table:table-cell table:style-name="Table6.A2" office:value-type="string">
            <text:p text:style-name="P616">/<text:span text:style-name="T120">tmp</text:span></text:p>
          </table:table-cell>
          <table:table-cell table:style-name="Table6.B2" office:value-type="string">
            <text:p text:style-name="P614">system_u:object_r:tmp_t:s0</text:p>
          </table:table-cell>
        </table:table-row>
      </table:table>
      <text:p text:style-name="P310"/>
      <text:p text:style-name="P309"/>
      <text:p text:style-name="P308">Новосъздадените файлове наследяват <text:span text:style-name="T102">SELinux </text:span>контекста на родителтеската директория.</text:p>
      <text:p text:style-name="P342"/>
      <text:p text:style-name="P291">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92">При преме<text:span text:style-name="T117">ст</text:span>ване на файл <text:span text:style-name="T117">по същия начин</text:span>, кон<text:span text:style-name="T117">тектът</text:span> се запазва.</text:p>
      <text:p text:style-name="P293">При копиране със запазване на атрибутите:</text:p>
      <text:p text:style-name="Preformatted_20_Text">cp --archive ... /dir1/file1<text:tab/>/dir2</text:p>
      <text:p text:style-name="P293">SELinux контекстът <text:span text:style-name="T118">също </text:span>се запазва.</text:p>
      <text:p text:style-name="P293"/>
      <text:p text:style-name="P333">Настойка на SELinux контекст</text:p>
      <text:p text:style-name="P294">Две командати: </text:p>
      <text:list xml:id="list689713653389753934" text:style-name="L3">
        <text:list-item>
          <text:p text:style-name="P688">chcon</text:p>
        </text:list-item>
        <text:list-item>
          <text:p text:style-name="P689">restorecon</text:p>
        </text:list-item>
      </text:list>
      <text:p text:style-name="P294"/>
      <text:p text:style-name="Preformatted_20_Text">chcon -t httpd_sys_content_t /webdir</text:p>
      <text:p text:style-name="P295"/>
      <text:p text:style-name="P296">Върни контекста <text:span text:style-name="T103">в начално състояние</text:span>:</text:p>
      <text:p text:style-name="Preformatted_20_Text">restorecon -v /webdir</text:p>
      <text:p text:style-name="P297">Как най-лесно да сменяме правилата?</text:p>
      <text:p text:style-name="P297"/>
      <text:p text:style-name="P298">Как да дефинирам е правила по подразбиране?</text:p>
      <text:p text:style-name="Preformatted_20_Text"><text:span text:style-name="T115">s</text:span>emanage fcontext</text:p>
      <text:p text:style-name="P299">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99"/>
      <text:p text:style-name="P301">Ползват се регулярни изрази.</text:p>
      <text:p text:style-name="P300"/>
      <text:p text:style-name="P300">Разглеждане <text:span text:style-name="T105">на правилата по-подразбиране:</text:span></text:p>
      <text:p text:style-name="Preformatted_20_Text">semanage fcontext -l</text:p>
      <text:p text:style-name="P300"><text:soft-page-break/></text:p>
      <text:p text:style-name="P302">Създаване на ново контекстно правило:</text:p>
      <text:p text:style-name="Preformatted_20_Text">semanage fcontext -a -t &lt;тип&gt; &lt;име на директорията&gt;</text:p>
      <text:p text:style-name="P303">Използва се регулярен израз.</text:p>
      <text:p text:style-name="P304"><text:span text:style-name="T106">s</text:span>emanage fcontext -a -t http_... име на директория с регулярен израз</text:p>
      <text:p text:style-name="P305">semanage fconltext -l | grep име на директорията</text:p>
      <text:p text:style-name="P306">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82">ls -l<text:span text:style-name="T108">R</text:span>Z</text:p>
      <text:p text:style-name="P582"/>
      <text:p text:style-name="P334">Настройки за на boole<text:span text:style-name="T109">а</text:span>n променливи</text:p>
      <text:p text:style-name="P307">Инсталирай пакет с помощни информации:</text:p>
      <text:p text:style-name="Preformatted_20_Text">yum install -y selinux-policy</text:p>
      <text:p text:style-name="Preformatted_20_Text">getsebool -a</text:p>
      <text:p text:style-name="P584">(по-предгледно от следващото)</text:p>
      <text:p text:style-name="P583">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62"><text:span text:style-name="T121">Промени</text:span> състоянието <text:span text:style-name="T110">по подразбиране за постоянно:</text:span></text:p>
      <text:p text:style-name="Preformatted_20_Text">setsebool -P</text:p>
      <text:p text:style-name="P463">Тук прави relabelling, <text:span text:style-name="T111">отнема време.</text:span></text:p>
      <text:p text:style-name="P464">Изведи разликата <text:span text:style-name="T112">между сегашния контекст и началния (по подразбиране):</text:span></text:p>
      <text:p text:style-name="Preformatted_20_Text">semanage boolean -l -C</text:p>
      <text:p text:style-name="P465">Виж модул за Apache: <text:span text:style-name="T10">userdir</text:span></text:p>
      <text:p text:style-name="P467">После правилото:</text:p>
      <text:p text:style-name="Preformatted_20_Text">httpd_enable_home_dirs</text:p>
      <text:p text:style-name="P468"/>
      <text:p text:style-name="P470">Решаване на проблеми при SELinux</text:p>
      <text:p text:style-name="P471">Всички промени при SELinux, добре да се отмислят.</text:p>
      <text:p text:style-name="P471">Най-лесно се възтановяват правилата с restorecon.</text:p>
      <text:p text:style-name="P472">Инсталирай пакет за следене на проблеми със SELinux</text:p>
      <text:p text:style-name="Preformatted_20_Text"><text:soft-page-break/>setroubleshoot-server</text:p>
      <text:p text:style-name="P473"/>
      <text:p text:style-name="P474">Логът на SELinux се намира тук:</text:p>
      <text:p text:style-name="Preformatted_20_Text">/<text:span text:style-name="T113">var/log/message</text:span></text:p>
      <text:p text:style-name="Preformatted_20_Text">/var/log/audit/audit.log</text:p>
      <text:p text:style-name="P466"/>
      <text:p text:style-name="P475">Събитията на SELinux се записват в логовете, когато работи в режим <text:span text:style-name="T10">enforcing, permissive.</text:span></text:p>
      <text:p text:style-name="P461"/>
      <text:p text:style-name="P461">Виж подробна информация за събитието</text:p>
      <text:p text:style-name="Preformatted_20_Text">sealert -l &lt;event ID&gt;</text:p>
      <text:p text:style-name="P466"/>
      <text:p text:style-name="P476">See <text:span text:style-name="T114">section:</text:span> </text:p>
      <text:p text:style-name="Preformatted_20_Text">Raw Audit Message</text:p>
      <text:p text:style-name="P476"/>
      <text:p text:style-name="P477">Ако аз съм настроил нов SELinux контект, появи се проблем, връщам началния контекст с командата:</text:p>
      <text:p text:style-name="Preformatted_20_Text">restorecon -R &lt;directory name&gt;</text:p>
      <text:p text:style-name="P477"/>
      <text:p text:style-name="P477"/>
      <text:p text:style-name="P477"/>
      <text:h text:style-name="P695" text:outline-level="1"><text:bookmark-start text:name="__RefHeading___Toc5369_1032033652"/>NFS SELinux<text:bookmark-end text:name="__RefHeading___Toc5369_1032033652"/></text:h>
      <text:p text:style-name="Preformatted_20_Text">semanage boolean -l | grep nfs</text:p>
      <text:p text:style-name="P478"/>
      <text:p text:style-name="P479">Ако искам да споделя потребителски диретории на отдалечен сървър</text:p>
      <text:p text:style-name="P479">промени промливата</text:p>
      <text:p text:style-name="P479">use_nfs_home_dirs -&gt; on</text:p>
      <text:p text:style-name="P479"/>
      <text:p text:style-name="P480">Ако искам да споделям директории през:</text:p>
      <text:p text:style-name="P480">а) Samba: промени samba_share_nfs -&gt; on</text:p>
      <text:p text:style-name="P480">b) FTP: промени ftpd_use_nfs -&gt; on</text:p>
      <text:p text:style-name="P481">c) HTTP: промени httpd_use_nfs -<text:span text:style-name="T122">&gt; on</text:span></text:p>
      <text:p text:style-name="P481"/>
      <text:p text:style-name="P482">Ако една услуга не работи както трябва, провери, дали SELinux я блокира:</text:p>
      <text:p text:style-name="P483">/var/log/audit/audit.log</text:p>
      <text:p text:style-name="P483"/>
      <text:p text:style-name="P484">Настройка на NFS клиент</text:p>
      <text:p text:style-name="P485">NFSv2 NFSv3 <text:s/>ползват UDP</text:p>
      <text:p text:style-name="P485">NFSv4 използва само TCP, <text:s/>лесно за позволяване на 1 порт на защитната стена.</text:p>
      <text:p text:style-name="P485"/>
      <text:p text:style-name="P486">Данните могат да се криптират на NFSv4, <text:span text:style-name="T123">докато през NFSv2, NFSv3 не може.</text:span></text:p>
      <text:p text:style-name="P486"/>
      <text:p text:style-name="P487">Разрешаване на дотъпа към споделения ресурс е на осново клиентска машина, не е на основа потребителски имена.</text:p>
      <text:p text:style-name="P487"/>
      <text:p text:style-name="P488">При NFSv4 има няколко варианта за сигурност:</text:p>
      <text:p text:style-name="P488"><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88"><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89"><text:span text:style-name="T3">Krb5</text:span> – <text:span text:style-name="T125">използват се разрешителните на споделените файлове. Освен това за автентикация Krb5.</text:span></text:p>
      <text:p text:style-name="P490"><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91"><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91"/>
      <text:p text:style-name="P492">Кокато прикачваме споделени директории:</text:p>
      <text:p text:style-name="P492"><text:soft-page-break/>mount -o sec=[ none | sys | <text:s/>krb5 | krb5i | krb5p ]</text:p>
      <text:p text:style-name="P493">Когато използвам Krb опциите, трябва да имам автентикиращ ключ:</text:p>
      <text:p text:style-name="Preformatted_20_Text">/etc/krb5.keytab</text:p>
      <text:p text:style-name="P494">Осен това е необходимо да се включи nfs-secure.</text:p>
      <text:p text:style-name="Preformatted_20_Text"><text:span text:style-name="T127">s</text:span>ystemctl enable nfs-secure</text:p>
      <text:p text:style-name="Preformatted_20_Text">systemctl start nfs-secure</text:p>
      <text:p text:style-name="P494"/>
      <text:p text:style-name="P494">Ако го няма, инсталирай го:</text:p>
      <text:p text:style-name="Preformatted_20_Text">yum install -y nfs-utils</text:p>
      <text:p text:style-name="P495">Мога да виждам споделените директории на сървъра, <text:span text:style-name="T10">само при NFSv2 и NFSv3.</text:span></text:p>
      <text:p text:style-name="Preformatted_20_Text">showmount -e &lt;server name&gt;</text:p>
      <text:p text:style-name="P496">Прикачванe на споделена директория за постоянно става в /etc/fstab:</text:p>
      <text:p text:style-name="Preformatted_20_Text">serverX:/share<text:tab/>/mountpoint<text:tab/>nfs<text:tab/>sync<text:tab/>0 0</text:p>
      <text:p text:style-name="P497">Тествай прикачените устройства:</text:p>
      <text:p text:style-name="Preformatted_20_Text">mount -a</text:p>
      <text:p text:style-name="Preformatted_20_Text">df -h</text:p>
      <text:p text:style-name="P498">Ръчно прикачване на споделена директоия:</text:p>
      <text:p text:style-name="Preformatted_20_Text">mount -o <text:span text:style-name="T36">sync,sec=sys</text:span> serverX:/shares/manual /mnt/manual</text:p>
      <text:p text:style-name="P499">Задължително да се споменат опциите след -о.</text:p>
      <text:p text:style-name="P499"/>
      <text:p text:style-name="P500">Проверка на отребителя през Kerberos:</text:p>
      <text:p text:style-name="Preformatted_20_Text">ssh krbuser@localhost</text:p>
      <text:p text:style-name="P500"><text:span text:style-name="T128">П</text:span>осле пробвай достъп към споделената директория.</text:p>
      <text:p text:style-name="P500"/>
      <text:p text:style-name="P469"><text:bookmark-start text:name="__RefHeading___Toc5371_1032033652"/>Прикачванe през Automounter<text:bookmark-end text:name="__RefHeading___Toc5371_1032033652"/></text:p>
      <text:p text:style-name="P501">Mount/<text:span text:style-name="T129">unmount</text:span> on demand</text:p>
      <text:p text:style-name="P502">Потребителите не е нужно да имат правата на root , това е голямо предимство.</text:p>
      <text:p text:style-name="P503">Конфигурациятта на на automounter е достъпна за всички потребители.</text:p>
      <text:p text:style-name="P504">Не нужно да се опиват прикачените директории в /etc/fstab, <text:span text:style-name="T130">освобождавайки мрежови и системни ресурси.</text:span></text:p>
      <text:p text:style-name="P505">Конфигурацията се прави само на клиентската страна, на сървъра не се извършват никакви действия.</text:p>
      <text:p text:style-name="P506">Услугата, която е необходимо да стартирам на клиентска autofs.</text:p>
      <text:p text:style-name="P506"/>
      <text:p text:style-name="P507">Създаване на map файлове. <text:span text:style-name="T131">Трябва да има разширение *.autofs. Иначе няма да работи.</text:span></text:p>
      <text:p text:style-name="P508">Този файл казва как ще използваме директорията.</text:p>
      <text:p text:style-name="P508"/>
      <text:p text:style-name="P509">Работа със SELinux: </text:p>
      <text:p text:style-name="P509"><text:a xlink:type="simple" xlink:href="https://wiki.centos.org/HowTos/SELinux" text:style-name="Internet_20_link" text:visited-style-name="Visited_20_Internet_20_Link">CentOS HowTos -&gt; SELinux</text:a></text:p>
      <text:h text:style-name="P695"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510"><text:date style:data-style-name="N36" text:date-value="2016-10-30T16:25:14.234348363" text:fixed="true">30.10.2016 г.</text:date></text:p>
      <text:p text:style-name="P510"/>
      <text:p text:style-name="Preformatted_20_Text">yum install -y autofs</text:p>
      <text:p text:style-name="P511">Работи по подразбиране с autofs</text:p>
      <text:p text:style-name="P511">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511">Да има разширение <text:span text:style-name="T10">autofs</text:span> задължително.</text:p>
      <text:p text:style-name="P512">1. Директрен</text:p>
      <text:p text:style-name="Preformatted_20_Text"><text:tab/>/-<text:tab/>/<text:span text:style-name="T134">etc/auto.direct</text:span></text:p>
      <text:p text:style-name="P512">2. Индиректен</text:p>
      <text:p text:style-name="Preformatted_20_Text"><text:tab/>/shares<text:tab/><text:span text:style-name="T135">/etc/auto.indirect</text:span></text:p>
      <text:p text:style-name="P513">Съдържание на /etc/auto.indirect:</text:p>
      <text:p text:style-name="P513">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86">/<text:span text:style-name="T137">shares/</text:span></text:p>
      <text:p text:style-name="P591"><text:tab/>work<text:tab/><text:span text:style-name="T36">-</text:span>rw,sync<text:tab/>serverx:/shares/work</text:p>
      <text:p text:style-name="P514">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15">Не забравяй тирето преди опциите, при монтиране, иначе няма да работи.</text:p>
      <text:p text:style-name="P516">Има още 2 спец. Опции:</text:p>
      <text:p text:style-name="P516">-<text:span text:style-name="T75">fstype</text:span>: NFS, CIFS</text:p>
      <text:p text:style-name="P482">-<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82"/>
      <text:p text:style-name="P517">Когато монтирам през Samba коренна директория, в пъ<text:span text:style-name="T140">тя се добавя „</text:span><text:span text:style-name="T77">://</text:span><text:span text:style-name="T140">“. </text:span></text:p>
      <text:p text:style-name="P534">Пример да монтирам /shares:</text:p>
      <text:p text:style-name="Preformatted_20_Text">://serverx/shares</text:p>
      <text:p text:style-name="P518">После идва стартирането на autofs:</text:p>
      <text:p text:style-name="P590">systemctl start autofs</text:p>
      <text:p text:style-name="Text_20_body"/>
      <text:p text:style-name="P518"><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19"/>
      <text:h text:style-name="Heading_20_2" text:outline-level="2"><text:bookmark-start text:name="__RefHeading___Toc4680_1826327530"/>Директно мотиране<text:bookmark-end text:name="__RefHeading___Toc4680_1826327530"/></text:h>
      <text:p text:style-name="P519">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19"/>
      <text:p text:style-name="Preformatted_20_Text">vim /etc/auto.direct</text:p>
      <text:p text:style-name="P519">При директрното монтиране, в мап файла се задава пълния (абсолютен) път:</text:p>
      <text:p text:style-name="Preformatted_20_Text">/mnt/docs<text:tab/>-rw,sync<text:tab/>serverx:/shares/docs</text:p>
      <text:p text:style-name="P520">Под контрола на <text:span text:style-name="T10">autofs </text:span>се намира най-дясната директория; <text:span text:style-name="T141">само там може да монтира директории</text:span>. Например:</text:p>
      <text:p text:style-name="P520">/mnt/<text:span text:style-name="T36">docs</text:span></text:p>
      <text:p text:style-name="P520"/>
      <text:p text:style-name="P521">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22">има две шаблонни маски : * и &amp;</text:p>
      <text:p text:style-name="P522"/>
      <text:p text:style-name="P522">Пример на NFS сървъра имаме 3 споделени директории:</text:p>
      <text:p text:style-name="P522">/shares/docs</text:p>
      <text:p text:style-name="P522">/shares/work</text:p>
      <text:p text:style-name="P522">/shares/cases</text:p>
      <text:p text:style-name="P522"/>
      <text:p text:style-name="P522">При клиентската машини, се прави индиректно монтиране. Запис в /etc/auto.indirect:</text:p>
      <text:p text:style-name="P587">/shares</text:p>
      <text:p text:style-name="P588"><text:tab/>docs/<text:tab/><text:tab/><text:tab/><text:tab/><text:tab/><text:span text:style-name="T143">docs/</text:span></text:p>
      <text:p text:style-name="P589"><text:tab/>work/<text:tab/><text:tab/><text:tab/><text:tab/><text:tab/><text:span text:style-name="T143">work/</text:span></text:p>
      <text:p text:style-name="P587"><text:tab/>cases/<text:tab/><text:tab/><text:tab/><text:tab/><text:tab/><text:span text:style-name="T143">cases/</text:span></text:p>
      <text:p text:style-name="P592"><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23"><text:span text:style-name="T144">On server classroom:</text:span>/<text:span text:style-name="T144">home/guests</text:span></text:p>
      <text:p text:style-name="P524">On client desktop -&gt; /home/guests</text:p>
      <text:p text:style-name="P525"><text:span text:style-name="T145">Т</text:span>ук се използва<text:span text:style-name="T146">т</text:span> шаблонни маски, за да спестя изброяването home директории.</text:p>
      <text:p text:style-name="P526">Създавам <text:span text:style-name="T147">главен мап </text:span>файл за индиректно монитране:</text:p>
      <text:p text:style-name="P526">sudo vim /etc/auto.master.d/home.<text:span text:style-name="T36">autofs</text:span></text:p>
      <text:p text:style-name="Preformatted_20_Text">/home/guests<text:tab/>/etc/auto.home</text:p>
      <text:p text:style-name="P527">После добавям във 2-рия мап файл:</text:p>
      <text:p text:style-name="P585">/<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28">Стартирам и вкючвам за начално зареждане:</text:p>
      <text:p text:style-name="Preformatted_20_Text">systemctl start autofs</text:p>
      <text:p text:style-name="Preformatted_20_Text"><text:soft-page-break/>systemctl enable autofs</text:p>
      <text:p text:style-name="P529">Винаги да проверя правата за достъп в директорията, <text:span text:style-name="T149">която е монтирана на клиентската машина.</text:span></text:p>
      <text:p text:style-name="P529"/>
      <text:h text:style-name="P694"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30">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31"/>
      <text:p text:style-name="P532"><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33">Ако се ползва Kerberos, инсталирай:</text:p>
      <text:p text:style-name="Preformatted_20_Text">sudo yum install -y authconfig-gtk sssd krb-workstation</text:p>
      <text:p text:style-name="P533"/>
      <text:h text:style-name="Heading_20_2" text:outline-level="2"><text:bookmark-start text:name="__RefHeading___Toc4686_1826327530"/>LDAP <text:span text:style-name="T158">конфигурация</text:span><text:bookmark-end text:name="__RefHeading___Toc4686_1826327530"/></text:h>
      <text:p text:style-name="P535"><text:date style:data-style-name="N36" text:date-value="2016-11-03T05:42:48.974544759" text:fixed="true" text:date-adjust="-PT24H00M00S">2.11.2016 г.</text:date></text:p>
      <text:p text:style-name="P535"/>
      <text:p text:style-name="P535">1. Import the “Corporate IT CA root” for use by the whole system as root.</text:p>
      <text:p text:style-name="P539"><text:s text:c="4"/>cd /etc/pki/ca-trust/source/anchors</text:p>
      <text:p text:style-name="P539"><text:s text:c="4"/>curl -k -O https://password.mycompany.com/Root-CA.crt</text:p>
      <text:p text:style-name="P539"><text:s text:c="4"/>update-ca-trust extract</text:p>
      <text:p text:style-name="P539"/>
      <text:p text:style-name="P535">2. Install needed packages</text:p>
      <text:p text:style-name="P539"><text:tab/>yum install -y sssd authenticate-gtk krb5-workstation</text:p>
      <text:p text:style-name="P535"/>
      <text:p text:style-name="P538"><text:span text:style-name="T157">3. </text:span>Start</text:p>
      <text:p text:style-name="P538"><text:tab/><text:span text:style-name="T159">system-config-authenticate</text:span></text:p>
      <text:p text:style-name="P535"/>
      <text:p text:style-name="P535"><text:span text:style-name="T157">4. </text:span>Specify LDAP parameters</text:p>
      <text:p text:style-name="P535"><text:s text:c="2"/>UserAccount Configurations</text:p>
      <text:p text:style-name="P535"><text:s text:c="4"/>Account DB: LDAP</text:p>
      <text:p text:style-name="P535"><text:s text:c="4"/>Base DN: dc=mycompany,dc=com</text:p>
      <text:p text:style-name="P535"><text:s text:c="4"/>LDAP server: ldap.mycompany.com</text:p>
      <text:p text:style-name="P535"><text:s text:c="4"/>[v] Use TLS</text:p>
      <text:p text:style-name="P535"/>
      <text:p text:style-name="P535"><text:s text:c="4"/>Download CA Root Certificate</text:p>
      <text:p text:style-name="P536"><text:s text:c="8"/><text:span text:style-name="T155">https://password.</text:span><text:bookmark-start text:name="__DdeLink__4060_541863464"/><text:span text:style-name="T155">mycompany.com</text:span><text:bookmark-end text:name="__DdeLink__4060_541863464"/><text:span text:style-name="T155">/Root-CA.crt</text:span></text:p>
      <text:p text:style-name="P535"/>
      <text:p text:style-name="P535"><text:s text:c="2"/>Authentication Configuration</text:p>
      <text:p text:style-name="P535"><text:soft-page-break/><text:s text:c="4"/>Authentication Method: Kerberos password</text:p>
      <text:p text:style-name="P535"><text:s text:c="4"/>Realm: <text:span text:style-name="T154">MYCOMPANY</text:span>.COM <text:s text:c="2"/>(Always with uppercase)</text:p>
      <text:p text:style-name="P537"><text:s text:c="4"/>KDCs: kerberos.<text:span text:style-name="T156">mycompany.com</text:span></text:p>
      <text:p text:style-name="P537"><text:s text:c="4"/>Admin Servers: kerberos.<text:span text:style-name="T156">mycompany.com</text:span></text:p>
      <text:p text:style-name="P535"/>
      <text:p text:style-name="P535"><text:s text:c="4"/>Uncheck [ ] Both DNS options</text:p>
      <text:p text:style-name="P535"/>
      <text:p text:style-name="P535"><text:s text:c="2"/>Go to Advanced Option tab</text:p>
      <text:p text:style-name="P535"><text:s text:c="4"/>[x] Create home directories on first login</text:p>
      <text:p text:style-name="P535"/>
      <text:p text:style-name="P535"/>
      <text:h text:style-name="Heading_20_1" text:outline-level="1"><text:bookmark-start text:name="__RefHeading___Toc4688_1826327530"/>Създаване на скриптове на средата<text:bookmark-end text:name="__RefHeading___Toc4688_1826327530"/></text:h>
      <text:p text:style-name="P540">BASH</text:p>
      <text:p text:style-name="P540"><text:date style:data-style-name="N36" text:date-value="2016-11-13T17:32:48.816945212" text:fixed="true">13.11.2016 г.</text:date></text:p>
      <text:p text:style-name="P541">Пакетът за анализ на bash script – Linter-shellcheck. Използва още един пакет</text:p>
      <text:p text:style-name="P541">В Linter shellcheck се задава път към изпълнимия файл.</text:p>
      <text:p text:style-name="P542">Ако го няма, трябда да се компилира и инсталира.</text:p>
      <text:p text:style-name="P543">Изтегли го от Git/koalaman/shellcheck</text:p>
      <text:p text:style-name="P544">След това редакторът Atom <text:s/>ще проверява скриптовете по правилата за писане на bash скрипто<text:span text:style-name="T160">ве.</text:span></text:p>
      <text:p text:style-name="P544"/>
      <text:p text:style-name="P545">Общи правила за писане на bash скриптове:</text:p>
      <text:p text:style-name="P545">- променливите имат имена с големи букви</text:p>
      <text:p text:style-name="P545">- името на променливата говори за <text:span text:style-name="T161">нейто съдържание и функция</text:span></text:p>
      <text:p text:style-name="P545">-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46">Пример</text:p>
      <text:p text:style-name="P546">VAR1=$(which openssl)</text:p>
      <text:p text:style-name="P547">- <text:span text:style-name="T166">Пътят до изпълнимия файл да се запази в променлива, за бъде скриптът лесно променяем.</text:span></text:p>
      <text:p text:style-name="P548">- <text:span text:style-name="T165">П</text:span>остави променливите в началото на скрипта.</text:p>
      <text:p text:style-name="P548">- <text:span text:style-name="T165">Когато показвам грешка, да го пренасоча към стандартния изход за грешки</text:span></text:p>
      <text:p text:style-name="P548">- <text:span text:style-name="T165">При проверка чрез if, да използвам [[ ___ ]], предотвратяваме грешки при операции с низове и числа.</text:span></text:p>
      <text:p text:style-name="P548">- <text:span text:style-name="T164">На първия ред сложи интерпретатора, по начин за СЪВМЕСТИМОСТ</text:span></text:p>
      <text:p text:style-name="Preformatted_20_Text">#!/usr/bin/env bash</text:p>
      <text:p text:style-name="P549">- <text:span text:style-name="T164">Когато скриптът прави последователни стъпки, е необходимо да се провери успешността на предната стъпка.</text:span></text:p>
      <text:p text:style-name="P549"/>
      <text:p text:style-name="P549"><text:soft-page-break/></text:p>
      <text:p text:style-name="P558">В редакторя Atom CTRL+SHIFT+L за да включи оцветяване на синтаксиса.</text:p>
      <text:p text:style-name="P550">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51">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52"/>
      <text:p text:style-name="P553">При писане на функции в bash $1, $2 ...$n могат да бъдат аргументи на функция, не аргументи на скрипта, който сме извикали.</text:p>
      <text:p text:style-name="P554"/>
      <text:p text:style-name="P554">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55">Погледни търсене на подстрингове от предишен урок.</text:p>
      <text:p text:style-name="P555"/>
      <text:p text:style-name="P556">Премахни питането за SSH ключ:</text:p>
      <text:p text:style-name="Preformatted_20_Text">ssh -o <text:span text:style-name="T167">StrictHostKeyChecking=no ...</text:span></text:p>
      <text:p text:style-name="P556"/>
      <text:p text:style-name="P557">Правене на безкраен цикъл:</text:p>
      <text:p text:style-name="Preformatted_20_Text">while :; do</text:p>
      <text:p text:style-name="Preformatted_20_Text"><text:tab/>...</text:p>
      <text:p text:style-name="Preformatted_20_Text">done</text:p>
      <text:p text:style-name="P557"/>
      <text:h text:style-name="P695" text:outline-level="1"><text:bookmark-start text:name="__RefHeading___Toc4690_1826327530"/>Добавяне на снипети в програмите редактори<text:bookmark-end text:name="__RefHeading___Toc4690_1826327530"/></text:h>
      <text:p text:style-name="P559"><text:date style:data-style-name="N36" text:date-value="2016-11-21T10:46:52.182798818" text:fixed="true" text:date-adjust="-PT24H00M00S">20.11.2016 г.</text:date></text:p>
      <text:p text:style-name="P559">Работа с редактор Atom</text:p>
      <text:p text:style-name="P560">Отвори файл, или създай нов такъв:</text:p>
      <text:p text:style-name="Preformatted_20_Text">/home/pgeorgie/.atom/snippets.cson</text:p>
      <text:p text:style-name="P560"/>
      <text:p text:style-name="P561">За да добавиш нов снипет, който ще важи за bash скриптове, напиши:</text:p>
      <text:p text:style-name="Preformatted_20_Text">'.source.shell':</text:p>
      <text:p text:style-name="P561">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61"/>
      <text:h text:style-name="P695" text:outline-level="1"><text:bookmark-start text:name="__RefHeading___Toc4692_1826327530"/>Въпроси и отговори по Linux<text:bookmark-end text:name="__RefHeading___Toc4692_1826327530"/></text:h>
      <text:p text:style-name="P563"><text:date style:data-style-name="N36" text:date-value="2016-11-27T15:13:22.558661741" text:fixed="true">27.11.2016 г.</text:date></text:p>
      <text:p text:style-name="P562"/>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5">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564"><text:s text:c="4"/>Аз-съм-българче-обичам-към-NAS-устройството-да-тичам.txt</text:p>
      <text:p text:style-name="P564"><text:s text:c="4"/>Česká-říkadla-písničky-a-pohádky.txt</text:p>
      <text:p text:style-name="P183"/>
      <text:p text:style-name="P9">Условие: Няма загуба или промяна на буквите.</text:p>
      <text:p text:style-name="P10"/>
      <text:p text:style-name="P176">Когато имаме <text:span text:style-name="T170">Linux </text:span>сървър с NFS <text:span text:style-name="T170">ver </text:span>4.1, <text:span text:style-name="T170">тя</text:span> поддържа кодиране на симовлите UTF-8.</text:p>
      <text:p text:style-name="P176">Търси отговори във форумите с прости думи. <text:span text:style-name="T171">Провери конфигурацията на NFS клиент</text:span></text:p>
      <text:p text:style-name="P177"/>
      <text:p text:style-name="P177">Погледни в https://wiki.qnap.com. <text:s/><text:span text:style-name="T6">Mount an NFS share from Mac OS X.</text:span></text:p>
      <text:p text:style-name="P182">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564"><text:s text:c="4"/>/home/pgeorgie/bin/rh_init.exp</text:p>
      <text:p text:style-name="P184"/>
      <text:p text:style-name="P178">Създай нов файл за изпълнение, <text:span text:style-name="T172">тип </text:span><text:span text:style-name="T7">*.desktop</text:span> за GNOME3 средата. </text:p>
      <text:p text:style-name="P179">Applications -&gt; System Tools -&gt; Startup Applications</text:p>
      <text:p text:style-name="P180">или</text:p>
      <text:p text:style-name="P180">в .config/autostart</text:p>
      <text:p text:style-name="P181">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2">Попитай колегите, какво означава. Това е специфично за Gerrit.</text:p>
      <text:p text:style-name="P162"/>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3">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4">Провери сертификата на устройсвото. На коя дата изтича? Не е ли изтекъл вече?</text:p>
      <text:p text:style-name="P165">Браузърите не допускат автоматично <text:span text:style-name="T10">самоподписани</text:span><text:span text:style-name="T6"> </text:span><text:span text:style-name="T31">сертификати.</text:span></text:p>
      <text:p text:style-name="P173">Браузърът проверява:</text:p>
      <text:p text:style-name="P173">a) common name &lt;-&gt; моето URL</text:p>
      <text:p text:style-name="P173">б) период на валидност</text:p>
      <text:p text:style-name="P173">в) сертификата от каква външна организация е подписан, дали тя е достоверна?</text:p>
      <text:p text:style-name="P173">г) сертификата самоподписан ли е ?</text:p>
      <text:p text:style-name="P173"/>
      <text:p text:style-name="P166"><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4"/>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7">Може да се направи и икона на десктопа, която да стартира git pull, да се вижда резултата.</text:p>
      <text:p text:style-name="P168"/>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9">Разгледай документацията тук: man mount.cifs</text:p>
      <text:p text:style-name="P169">Да има параметър uid<text:span text:style-name="T175">=georgiev</text:span></text:p>
      <text:p text:style-name="P170">Нагласи прикачването през <text:span text:style-name="T10">automount</text:span> с директно указване (direct mapping).</text:p>
      <text:p text:style-name="P171">Не поставяй споделени директории <text:span text:style-name="T176">в</text:span> /<text:span text:style-name="T176">etc/</text:span>fstab, <text:span text:style-name="T176">защото ако NAS устройството откаже:</text:span></text:p>
      <text:list xml:id="list485501847567910802" text:style-name="L4">
        <text:list-item>
          <text:p text:style-name="P664">Линукс ще чака дълго време за обещаното споделено устройство, докато стигне timeout.</text:p>
        </text:list-item>
        <text:list-item>
          <text:p text:style-name="P664">Няма да се стартира и ще ме пусне в конзолен режим, за да оправям проблема.</text:p>
        </text:list-item>
      </text:list>
      <text:p text:style-name="P171"/>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2">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0">При поставяне на <text:s/>USB flash със система <text:span text:style-name="T169">FAT32</text:span>, няма проблем при създаване на нови директории и файлове.</text:p>
      <text:p text:style-name="P161">Изпробвай решенията:</text:p>
      <text:list xml:id="list1474960087009977724" text:style-name="L5">
        <text:list-item>
          <text:p text:style-name="P665">Разгледай правилата на <text:span text:style-name="T10">udev</text:span>. Те дават права за достъп към устройствата и др.компютърни ресурси.</text:p>
        </text:list-item>
        <text:list-item>
          <text:p text:style-name="P666">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77">S</text:span>ubtitles</text:p>
      <text:p text:style-name="P8">Subtitle Editor</text:p>
      <text:p text:style-name="P13"/>
      <text:p text:style-name="P15"/>
      <text:h text:style-name="P695"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2752E4F9A1C79ABC.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84">var/log/dnf.log</text:span></text:p>
      <text:p text:style-name="P21">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469">Команди</text:p>
      <text:p text:style-name="P565">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593">rpm -q --requires <text:span text:style-name="T188">&lt;име на пакет&gt;</text:span></text:p>
      <text:p text:style-name="Text_20_body">rpm -q --requires yum</text:p>
      <text:p text:style-name="P187">/usr/bin/python</text:p>
      <text:p text:style-name="P187">config(yum) = 3.4.3-150.el7</text:p>
      <text:p text:style-name="P187">cpio</text:p>
      <text:p text:style-name="P187">diffutils</text:p>
      <text:p text:style-name="P187">pygpgme</text:p>
      <text:p text:style-name="P187">pyliblzma</text:p>
      <text:p text:style-name="P187">python &gt;= 2.4</text:p>
      <text:p text:style-name="P187">python(abi) = 2.7</text:p>
      <text:p text:style-name="P187">python-iniparse</text:p>
      <text:p text:style-name="P187">python-sqlite</text:p>
      <text:p text:style-name="P187">python-urlgrabber &gt;= 3.10-8</text:p>
      <text:p text:style-name="P187">pyxattr</text:p>
      <text:p text:style-name="P187">rpm &gt;= 0:4.4.2</text:p>
      <text:p text:style-name="P187">rpm-python</text:p>
      <text:p text:style-name="P187"><text:soft-page-break/>rpmlib(CompressedFileNames) &lt;= 3.0.4-1</text:p>
      <text:p text:style-name="P187">rpmlib(FileDigests) &lt;= 4.6.0-1</text:p>
      <text:p text:style-name="P187">rpmlib(PayloadFilesHavePrefix) &lt;= 4.0-1</text:p>
      <text:p text:style-name="P187">yum-metadata-parser &gt;= 1.1.0</text:p>
      <text:p text:style-name="P187">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5">rpm -q --provides yum</text:p>
      <text:p text:style-name="P186">config(yum) = 3.4.3-150.el7</text:p>
      <text:p text:style-name="P186">yum = 3.4.3-150.el7</text:p>
      <text:p text:style-name="P186">yum-allow-downgrade = 1.1.20-0.yum</text:p>
      <text:p text:style-name="P186">yum-basearchonly = 1.1.9.yum</text:p>
      <text:p text:style-name="P186">yum-plugin-allow-downgrade = 1.1.22-0.yum</text:p>
      <text:p text:style-name="P186">yum-plugin-basearchonly = 1.1.9.yum</text:p>
      <text:p text:style-name="P186">yum-plugin-downloadonly = 3.4.3-44.yum</text:p>
      <text:p text:style-name="P186">yum-plugin-protect-packages = 1.1.27-0.yum</text:p>
      <text:p text:style-name="P186">yum-plugin-security = 3.4.3-84.yum</text:p>
      <text:p text:style-name="P186">yum-presto = 3.4.3-66.yum</text:p>
      <text:p text:style-name="P186">yum-protect-packages = 1.1.27-0.yum</text:p>
      <text:p text:style-name="P186">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189">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190">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191">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5">Спри всички процеси, свързани с RPM базата от данни.</text:p>
      <text:p text:style-name="P36"><text:span text:style-name="T195">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196">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197">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18">Letter</text:p>
          </table:table-cell>
          <table:table-cell table:style-name="Table7.B1" office:value-type="string">
            <text:p text:style-name="P618">File attributes</text:p>
          </table:table-cell>
        </table:table-row>
        <table:table-row>
          <table:table-cell table:style-name="Table7.A2" office:value-type="string">
            <text:p text:style-name="P635">S</text:p>
          </table:table-cell>
          <table:table-cell table:style-name="Table7.B2" office:value-type="string">
            <text:p text:style-name="P618">Променена е големината на пакета, спрямо началното състояние.</text:p>
          </table:table-cell>
        </table:table-row>
        <table:table-row>
          <table:table-cell table:style-name="Table7.A2" office:value-type="string">
            <text:p text:style-name="P635">M</text:p>
          </table:table-cell>
          <table:table-cell table:style-name="Table7.B2" office:value-type="string">
            <text:p text:style-name="P618">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34">5</text:p>
          </table:table-cell>
          <table:table-cell table:style-name="Table7.B2" office:value-type="string">
            <text:p text:style-name="P619">Съдържанието на файл от пакета е било променено спрямо началното си съдържание.</text:p>
          </table:table-cell>
        </table:table-row>
        <table:table-row>
          <table:table-cell table:style-name="Table7.A2" office:value-type="string">
            <text:p text:style-name="P633">L</text:p>
          </table:table-cell>
          <table:table-cell table:style-name="Table7.B2" office:value-type="string">
            <text:p text:style-name="P620">Символичен линк сочи към различно място, спрямо това, което е в пакета.</text:p>
          </table:table-cell>
        </table:table-row>
        <table:table-row>
          <table:table-cell table:style-name="Table7.A2" office:value-type="string">
            <text:p text:style-name="P632">U</text:p>
          </table:table-cell>
          <table:table-cell table:style-name="Table7.B2" office:value-type="string">
            <text:p text:style-name="P621">Променен е собственика на файл/директория спрямо началното състояние.</text:p>
          </table:table-cell>
        </table:table-row>
        <table:table-row>
          <table:table-cell table:style-name="Table7.A2" office:value-type="string">
            <text:p text:style-name="P631">G</text:p>
          </table:table-cell>
          <table:table-cell table:style-name="Table7.B2" office:value-type="string">
            <text:p text:style-name="P622">Променена е групата собственик...</text:p>
          </table:table-cell>
        </table:table-row>
        <table:table-row>
          <table:table-cell table:style-name="Table7.A2" office:value-type="string">
            <text:p text:style-name="P630">Т</text:p>
          </table:table-cell>
          <table:table-cell table:style-name="Table7.B2" office:value-type="string">
            <text:p text:style-name="P623"><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28">.</text:p>
          </table:table-cell>
          <table:table-cell table:style-name="Table7.B2" office:value-type="string">
            <text:p text:style-name="P617"/>
          </table:table-cell>
        </table:table-row>
        <table:table-row>
          <table:table-cell table:style-name="Table7.A2" office:value-type="string">
            <text:p text:style-name="P628">c</text:p>
          </table:table-cell>
          <table:table-cell table:style-name="Table7.B2" office:value-type="string">
            <text:p text:style-name="P624">Тип<text:span text:style-name="T200">ът</text:span> на променен<text:span text:style-name="T200">ия</text:span> файл е конфигурационен.</text:p>
          </table:table-cell>
        </table:table-row>
        <table:table-row>
          <table:table-cell table:style-name="Table7.A2" office:value-type="string">
            <text:p text:style-name="P628">d</text:p>
          </table:table-cell>
          <table:table-cell table:style-name="Table7.B2" office:value-type="string">
            <text:p text:style-name="P625">Типът на променения файл е документационен.</text:p>
          </table:table-cell>
        </table:table-row>
        <table:table-row>
          <table:table-cell table:style-name="Table7.A2" office:value-type="string">
            <text:p text:style-name="P628">l</text:p>
          </table:table-cell>
          <table:table-cell table:style-name="Table7.B2" office:value-type="string">
            <text:p text:style-name="P626">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29">r</text:p>
          </table:table-cell>
          <table:table-cell table:style-name="Table7.B2" office:value-type="string">
            <text:p text:style-name="P627"/>
          </table:table-cell>
        </table:table-row>
      </table:table>
      <text:p text:style-name="P44"/>
      <text:p text:style-name="P45"/>
      <text:p text:style-name="P45">За да получим по-подробна инфор<text:span text:style-name="T202">мация:</text:span></text:p>
      <text:p text:style-name="Preformatted_20_Text">yum verify-rpm &lt;име на пакета&gt;</text:p>
      <text:p text:style-name="P46">За <text:span text:style-name="T203">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695"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05">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0">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07">ки за откриване на проблеми:</text:span></text:p>
      <text:list xml:id="list8436872737842990965" text:style-name="L6">
        <text:list-item>
          <text:p text:style-name="P667">конфигурационнен фа<text:span text:style-name="T206">йл на дадено приложение</text:span></text:p>
        </text:list-item>
        <text:list-item>
          <text:p text:style-name="P668">стартиране <text:span text:style-name="T208">на приложението</text:span> на преден фон в конзолата</text:p>
        </text:list-item>
        <text:list-item>
          <text:p text:style-name="P668">системен лог – какви съобщения е записало даденото приложение</text:p>
        </text:list-item>
        <text:list-item>
          <text:p text:style-name="P669">преглага ли приложението <text:span text:style-name="T10">debug mode</text:span>?</text:p>
        </text:list-item>
      </text:list>
      <text:p text:style-name="P69"/>
      <text:p text:style-name="P73">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09">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10">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695"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20">(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12">etc/polkit-1/rules.d/</text:span></text:p>
      <text:p text:style-name="P80">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2"/>
      <text:p text:style-name="P93"><text:span text:style-name="T9">К</text:span><text:span text:style-name="T6">акво е polkit?</text:span></text:p>
      <text:p text:style-name="P147">Виж man страницата на polkit.</text:p>
      <text:p text:style-name="P147">Polkit <text:s/>= Authorization Manager</text:p>
      <text:p text:style-name="P147"/>
      <text:p text:style-name="P148">Съставни чати на polkit</text:p>
      <text:p text:style-name="P148">authentication agent</text:p>
      <text:p text:style-name="P148">system bus = communitation goes through dbus</text:p>
      <text:p text:style-name="P148">polkitd</text:p>
      <text:p text:style-name="P148">subject</text:p>
      <text:p text:style-name="P149">mechanism</text:p>
      <text:p text:style-name="P150">policies</text:p>
      <text:p text:style-name="P150"><text:soft-page-break/>rules</text:p>
      <text:p text:style-name="P81"><text:span text:style-name="T214">Polkit има политики и действия. </text:span><text:span text:style-name="T215">Всяко е в отделна директория:</text:span></text:p>
      <text:p text:style-name="P188">/<text:span text:style-name="T216">usr/share/polkit-1/actions/</text:span></text:p>
      <text:p text:style-name="P189">/<text:span text:style-name="T216">usr/share/polkit-1/rules.d/</text:span></text:p>
      <text:p text:style-name="P82"/>
      <text:p text:style-name="P151">За какво служи loginctl</text:p>
      <text:p text:style-name="P83">Управлява системна услуга <text:span text:style-name="T10">systemd login manager.</text:span></text:p>
      <text:p text:style-name="P94">Кой може да ползва:</text:p>
      <text:p text:style-name="Preformatted_20_Text">loginctl list-users</text:p>
      <text:p text:style-name="P94"/>
      <text:p text:style-name="P94">В какво състояние са логнатите потреби<text:span text:style-name="T217">тели:</text:span></text:p>
      <text:p text:style-name="Preformatted_20_Text">loginctl user-status</text:p>
      <text:p text:style-name="P95"/>
      <text:p text:style-name="P95">Покажи информация за потребителя:</text:p>
      <text:p text:style-name="Preformatted_20_Text">loginctl show-users</text:p>
      <text:p text:style-name="P95"/>
      <text:p text:style-name="P95">Прекрати всички активни сесии на даден потребител:</text:p>
      <text:p text:style-name="P578"><text:span text:style-name="T3">loginctl </text:span><text:span text:style-name="T5">terminate-user</text:span><text:span text:style-name="T218"> USER</text:span></text:p>
      <text:p text:style-name="P96"/>
      <text:p text:style-name="P153">Какво означава дадено действие на polkit?</text:p>
      <text:p text:style-name="Preformatted_20_Text"><text:span text:style-name="T219">p</text:span>k<text:span text:style-name="T219">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695"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4">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1">/etc/colorizerc</text:p>
      <text:p text:style-name="P191">/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5">Видео запис на една GNOME сесия</text:p>
      <text:p text:style-name="P97">Как да променя имената на записаните файлове, така че да нямат празни пространства?</text:p>
      <text:p text:style-name="P97"/>
      <text:p text:style-name="P98">Инсталирай разширението <text:span text:style-name="T6">EasyScreenCast.</text:span></text:p>
      <text:p text:style-name="P99">Стартирай настройките чрез GNOME Tweak Tool.</text:p>
      <text:p text:style-name="P99">Когато отвориш настройките на <text:span text:style-name="T6">EasyScreenCast</text:span>, отвори секция File, после File Name.</text:p>
      <text:p text:style-name="P99">Там са правилата за даване на имената на видео записите.</text:p>
      <text:p text:style-name="P99"/>
      <text:p text:style-name="P100">Друга възможност е да се инсталира програма <text:span text:style-name="T10">vokoscreen</text:span>.</text:p>
      <text:p text:style-name="P100">Тя също предлага на<text:span text:style-name="T221">стройки от имената на видео записите.</text:span></text:p>
      <text:p text:style-name="P100"/>
      <text:p text:style-name="P100"/>
      <text:p text:style-name="P156">Стартиране на скрипт на заден фон</text:p>
      <text:p text:style-name="P101">Скрипт, който променя настройките на мрежата върху отдалечена машина,</text:p>
      <text:p text:style-name="P101">се извиква от моя лаптоп през SSH връзка.</text:p>
      <text:p text:style-name="P101">Как скриптът може да продължи изпълнение, когато SSH връзката се прекъсва, заради настройки на мрежата?</text:p>
      <text:p text:style-name="P102"/>
      <text:p text:style-name="P102">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3"/>
      <text:p text:style-name="P103">Разкачането на сесията става с:</text:p>
      <text:p text:style-name="P192">Ctrl+A, D</text:p>
      <text:p text:style-name="P102"/>
      <text:p text:style-name="P102">Дори след като скриптът промени мрежовите настройки на отдалечената машина и SSH връзката се разпадне, изпълнението му продължава до край.</text:p>
      <text:p text:style-name="P102"><text:soft-page-break/></text:p>
      <text:p text:style-name="P103">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4"/>
      <text:p text:style-name="P104">За да разберем какви сесии има оставени в разкачено състояние:</text:p>
      <text:p text:style-name="Preformatted_20_Text">screen -ls</text:p>
      <text:p text:style-name="P104"/>
      <text:p text:style-name="P104"/>
      <text:h text:style-name="P695" text:outline-level="1"><text:bookmark-start text:name="__RefHeading___Toc8186_939229110"/>Търсене и намиране на грешки в програмите<text:bookmark-end text:name="__RefHeading___Toc8186_939229110"/></text:h>
      <text:p text:style-name="P105"><text:date style:data-style-name="N36" text:date-value="2017-06-28T17:58:06.658642580" text:fixed="true">28.06.2017 г.</text:date></text:p>
      <text:p text:style-name="P105">Работа с GNU Debugger.</text:p>
      <text:p text:style-name="P106">Компилиране на програми с gcc. Да се вмъкнат информация за дебъгер:</text:p>
      <text:p text:style-name="Preformatted_20_Text">gcc &lt;source file&gt; -o &lt;binary file&gt; -<text:span text:style-name="T225">g</text:span></text:p>
      <text:p text:style-name="P106"/>
      <text:p text:style-name="P108">Търси грешките от програмите в системния лог. Грешка от тип <text:span text:style-name="T10">segmentation fault</text:span> със сигурност се записва там.</text:p>
      <text:p text:style-name="P108"/>
      <text:p text:style-name="P112">При разпадане на програмата, търси core.dump.</text:p>
      <text:p text:style-name="P112">Трябва да се настрои системата ми, за да се запази това състояние на паметта при забиване.</text:p>
      <text:p text:style-name="P113">1. Настройка на ulimit, за да премахне максимален размер на dump файла:</text:p>
      <text:p text:style-name="Preformatted_20_Text">ulimit -c <text:span text:style-name="T226">unlimited</text:span></text:p>
      <text:p text:style-name="P114">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2">Използвай: sysctl --help.</text:p>
      <text:p text:style-name="P143"/>
      <text:p text:style-name="Preformatted_20_Text">sysctl<text:tab/>-w kernel.core_uses_pid=1</text:p>
      <text:p text:style-name="Preformatted_20_Text">sysctl<text:tab/>-w kernel.core_pattern=/tmp/core-%e-%s-%u-%g-%p-%t</text:p>
      <text:p text:style-name="Preformatted_20_Text">sysctl<text:tab/>-w fs.suid_dumpable=2</text:p>
      <text:p text:style-name="P143">Не трябва да има празни места при параметрите. При настройка с параметър -w, настройките на ядрото се запазват само до следващ рестарт.</text:p>
      <text:p text:style-name="P140"/>
      <text:p text:style-name="P141"><text:span text:style-name="T239">За</text:span> дебъгване <text:span text:style-name="T239">на системи услуги </text:span>при Red Hat, като се използва <text:span text:style-name="T10">systemd</text:span>.</text:p>
      <text:p text:style-name="P114"/>
      <text:p text:style-name="P115">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5">Копирай dump <text:s/>файла при изпълнимия файл, за да се работи лесно с него.</text:p>
      <text:p text:style-name="P144"/>
      <text:p text:style-name="P144">Отварам с дебъгера изпълнимия файл и core dump файла едновременно.</text:p>
      <text:p text:style-name="Preformatted_20_Text">gdb &lt;изпълним файл&gt; &lt;core dump&gt;</text:p>
      <text:p text:style-name="P145">Показват се информации, <text:span text:style-name="T240">как и къде</text:span> е възникнала грешката. </text:p>
      <text:p text:style-name="P116">Извеждам backtrace.</text:p>
      <text:p text:style-name="Preformatted_20_Text">(gdb) bt full</text:p>
      <text:p text:style-name="P116"/>
      <text:p text:style-name="P116">Показва ми, къде се е случило точно разпадането. <text:span text:style-name="T228">Виждам функцията, при която е станал крашът, и от коя библиотека идва.</text:span></text:p>
      <text:p text:style-name="P116"/>
      <text:p text:style-name="P117">Включваме дебъг функциите:</text:p>
      <text:p text:style-name="Preformatted_20_Text">gdb &lt;source file&gt; -o &lt;binary file&gt; -ggdb</text:p>
      <text:p text:style-name="P109"/>
      <text:p text:style-name="P118">Отново отварям новия dump файл.</text:p>
      <text:p text:style-name="Preformatted_20_Text">gdb &lt;binary file&gt; &lt;core dump&gt;</text:p>
      <text:p text:style-name="P118"><text:soft-page-break/></text:p>
      <text:p text:style-name="P119">Този път се образуват дебъг символи, които дебъгерът разчита и използва.</text:p>
      <text:p text:style-name="P120">Когато напиша <text:span text:style-name="T10">bt full</text:span></text:p>
      <text:p text:style-name="P120">получавам много по-погробна информация за самата грешка, предизвикала разпадането.</text:p>
      <text:p text:style-name="P118"/>
      <text:p text:style-name="P121">За да изведа част от сорс кода, къде възниква грешката:</text:p>
      <text:p text:style-name="Preformatted_20_Text">(gdb) list</text:p>
      <text:p text:style-name="P110"/>
      <text:p text:style-name="P122">За да покажа стойността на променливите:</text:p>
      <text:p text:style-name="Preformatted_20_Text">(gdb) print &lt;variable&gt;</text:p>
      <text:p text:style-name="P110"/>
      <text:p text:style-name="P123">За да полаже указател към променлива в паметта:</text:p>
      <text:p text:style-name="P579">(gdb) print <text:span text:style-name="T36">&amp;</text:span>&lt;variable&gt;</text:p>
      <text:p text:style-name="P123"/>
      <text:p text:style-name="P157">Как да стартирам приложение директно с GDB , за да откривам грешките?</text:p>
      <text:p text:style-name="P124">1. gdb &lt;binary file&gt; само го зарежда</text:p>
      <text:p text:style-name="P124">2. (gdb) run за стартиране на приложението</text:p>
      <text:p text:style-name="P124">3. <text:span text:style-name="T229">стигам до точка на разпадане.</text:span></text:p>
      <text:p text:style-name="P125">4. указвам къде ще се съгранява бектрейс</text:p>
      <text:p text:style-name="P125">5. влючвам <text:span text:style-name="T230">логинг</text:span></text:p>
      <text:p text:style-name="P125">6. извеждам на бектрейс и поставяне в указания файл.</text:p>
      <text:p text:style-name="P126">7. изключване и съхранение на файла с бектрейс.</text:p>
      <text:p text:style-name="P125"/>
      <text:p text:style-name="P125"/>
      <text:p text:style-name="P158">Дебъгване с strace</text:p>
      <text:p text:style-name="P127">strace &lt;binary file&gt;</text:p>
      <text:p text:style-name="P128">Помага да видя стъпките на приложението. По-малко детайли <text:span text:style-name="T231">предлага в сравнение с GDB.</text:span></text:p>
      <text:p text:style-name="P128">Следи системни извиквания и сигнали.</text:p>
      <text:p text:style-name="P129"/>
      <text:p text:style-name="P129">Много време за четене е необходимо.</text:p>
      <text:p text:style-name="P130"/>
      <text:p text:style-name="P146">Дебъгерът <text:s/>GDB се намира в книгата:</text:p>
      <text:p text:style-name="P111">RD251-RHEL6, глава 9.</text:p>
      <text:p text:style-name="P107"/>
      <text:p text:style-name="P655">Ако искам да стана професионален софтурен тестер:</text:p>
      <text:p text:style-name="P656"><text:a xlink:type="simple" xlink:href="https://www.cyberciti.biz/tips/linux-core-dumps.html" text:style-name="Internet_20_link" text:visited-style-name="Visited_20_Internet_20_Link"><text:span text:style-name="T236">HowTo: Debug Crashed Linux Application Core Files Like A Pro</text:span></text:a></text:p>
      <text:p text:style-name="P657"><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43"><text:a xlink:type="simple" xlink:href="https://wiki.archlinux.org/index.php/Step-by-step_debugging_guide" text:style-name="Internet_20_link" text:visited-style-name="Visited_20_Internet_20_Link">Step-by-step debugging guide</text:a></text:p>
      <text:p text:style-name="P643"><text:a xlink:type="simple" xlink:href="https://wiki.archlinux.org/index.php/Debug_-_Getting_Traces" text:style-name="Internet_20_link" text:visited-style-name="Visited_20_Internet_20_Link">Debug - Getting Traces</text:a></text:p>
      <text:p text:style-name="P658"><text:a xlink:type="simple" xlink:href="https://fedoraproject.org/wiki/StackTraces" text:style-name="Internet_20_link" text:visited-style-name="Visited_20_Internet_20_Link"><text:span text:style-name="T237">StackTraces from Fedora Project</text:span></text:a></text:p>
      <text:p text:style-name="P644"><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45"><text:soft-page-break/><text:a xlink:type="simple" xlink:href="https://wiki.gentoo.org/wiki/Project:Quality_Assurance/Backtraces" text:style-name="Internet_20_link" text:visited-style-name="Visited_20_Internet_20_Link">Project:Quality Assurance/Backtraces </text:a></text:p>
      <text:p text:style-name="P645"><text:a xlink:type="simple" xlink:href="https://wiki.gentoo.org/wiki/Project:GNOME/GNOME3-Troubleshooting" text:style-name="Internet_20_link" text:visited-style-name="Visited_20_Internet_20_Link">Project:GNOME/GNOME3-Troubleshooting</text:a></text:p>
      <text:p text:style-name="P651">Виж</text:p>
      <text:p text:style-name="P653">Препоръки за описване на бъгове в Bugzilla: </text:p>
      <text:p text:style-name="P653"><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54"/>
      <text:p text:style-name="P331"/>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32"><text:span text:style-name="T233">Базирана на </text:span><text:s/>KVM. <text:span text:style-name="T224">Да се използва командния ред, но не графичния интерфейс.</text:span></text:p>
      <text:p text:style-name="P131">Network source: NAT <text:span text:style-name="T234">(default)</text:span></text:p>
      <text:p text:style-name="P131">Device model: virtio</text:p>
      <text:p text:style-name="P106"/>
      <text:p text:style-name="P132">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6"/>
      <text:p text:style-name="P133">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3"/>
      <text:p text:style-name="P134">При спиране на виртуалната машина, мрежовият интерфейс изчезва.</text:p>
      <text:p text:style-name="P134"/>
      <text:p text:style-name="P134">За постоянно запомняне на новия мрежови интервейс, въведи:</text:p>
      <text:p text:style-name="Preformatted_20_Text">sudo virsh attach-interface --domain RHEL-7.4 --type network --source default --model virtio --config</text:p>
      <text:p text:style-name="P135">В този случай машината трябва да е спряна.</text:p>
      <text:p text:style-name="P136"/>
      <text:p text:style-name="P136"/>
      <text:p text:style-name="P137">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4"/>
      <text:p text:style-name="P138">За проверка на конфигурацията на виртуалната машина:</text:p>
      <text:p text:style-name="Preformatted_20_Text">sudo virsh dumpxml &lt;име на машината&gt; | less</text:p>
      <text:p text:style-name="P139"/>
      <text:p text:style-name="P139">За да видя само интерфейсите, закачени за виртуалната машина:</text:p>
      <text:p text:style-name="Preformatted_20_Text">sudo virsh domiflist &lt;име на машината&gt;</text:p>
      <text:p text:style-name="P566"/>
      <text:p text:style-name="P566">Например</text:p>
      <text:p text:style-name="P418"><text:soft-page-break/>$ sudo virsh domiflist RHEL-7.4</text:p>
      <text:p text:style-name="P418">[sudo] password for pgeorgie: </text:p>
      <text:p text:style-name="P418">Interface <text:s/>Type <text:s text:c="6"/>Source <text:s text:c="4"/>Model <text:s text:c="6"/>MAC</text:p>
      <text:p text:style-name="P418">-------------------------------------------------------</text:p>
      <text:p text:style-name="P418">- <text:s text:c="9"/>network <text:s text:c="3"/>default <text:s text:c="3"/>virtio <text:s text:c="5"/>52:54:00:f3:70:93</text:p>
      <text:p text:style-name="P418">- <text:s text:c="9"/>network <text:s text:c="3"/>default <text:s text:c="3"/>virtio <text:s text:c="5"/>52:54:00:e9:56:6f</text:p>
      <text:p text:style-name="P418"/>
      <text:p text:style-name="P652"/>
      <text:p text:style-name="P652"/>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47"><text:date style:data-style-name="N36" text:date-value="2017-07-02T17:36:17.487511723" text:fixed="true">2.07.2017 г.</text:date></text:p>
      <text:p text:style-name="P646">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59"><text:a xlink:type="simple" xlink:href="https://www.server-world.info/en/note?os=CentOS_7&amp;p=download" office:target-frame-name="_blank" xlink:show="new" text:style-name="Internet_20_link" text:visited-style-name="Visited_20_Internet_20_Link">https://www.server-world.info/</text:a></text:p>
      <text:p text:style-name="P648"/>
      <text:p text:style-name="P648">Друг сайт на няколко вида Линукс. </text:p>
      <text:p text:style-name="P648"><text:a xlink:type="simple" xlink:href="https://www.howtoforge.com/" text:style-name="Internet_20_link" text:visited-style-name="Visited_20_Internet_20_Link">Howtoforge.com</text:a></text:p>
      <text:p text:style-name="P648"/>
      <text:p text:style-name="P649">Много интерестни статии за RHEL7. Практически ситуации и подготовка за изпити:</text:p>
      <text:p text:style-name="P649"><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49"/>
      <text:p text:style-name="P649">Много добра документация имат:</text:p>
      <text:p text:style-name="P649">RHEL 7 System Administration Guide</text:p>
      <text:p text:style-name="P649">RHEL 7 Networking Guide</text:p>
      <text:p text:style-name="P649"/>
      <text:p text:style-name="P650"><text:a xlink:type="simple" xlink:href="http://www.unixarena.com/" text:style-name="Internet_20_link" text:visited-style-name="Visited_20_Internet_20_Link">UnixArena</text:a> – неща свързани с RHEL7, OpenStack, VMWare.</text:p>
      <text:p text:style-name="P660"><text:a xlink:type="simple" xlink:href="https://www.cyberciti.biz/" text:style-name="Internet_20_link" text:visited-style-name="Visited_20_Internet_20_Link">Linux Tips, Hacks, Tutorials, And Ideas In Blog</text:a></text:p>
      <text:p text:style-name="Standard"/>
      <text:h text:style-name="P695" text:outline-level="1"><text:bookmark-start text:name="__RefHeading___Toc5872_366275700"/>Мрежова сигурност чрез IEEE 802.1x <text:span text:style-name="T243">и приложение hostapd</text:span><text:bookmark-end text:name="__RefHeading___Toc5872_366275700"/></text:h>
      <text:p text:style-name="P255"><text:date style:data-style-name="N36" text:date-value="2017-07-08T10:06:51.204564431" text:fixed="true">8.07.2017 г.</text:date></text:p>
      <text:p text:style-name="P193"/>
      <text:p text:style-name="P193">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5">Търси също примерни конфигурационни файлове, за да разбера, как се настройва hostapd.</text:p>
      <text:p text:style-name="P194">Използването на сертификати</text:p>
      <text:p text:style-name="P194">Да се разровя в интернет и да видя примери за автентикация при безжични мрежи чрез протокол 802.1x <text:span text:style-name="T242">+ hostapd</text:span>.</text:p>
      <text:p text:style-name="P194"/>
      <text:p text:style-name="P196">Примерни конфигурации и сорс мога да търся в GitHub.</text:p>
      <text:p text:style-name="P197"/>
      <text:p text:style-name="P197">Има публично достъпни сертификати в него. Сертификатите се събират в директория:</text:p>
      <text:p text:style-name="Text_20_body">/etc/pki</text:p>
      <text:p text:style-name="P197"/>
      <text:p text:style-name="P197">От инсталирания пакет излиза голяма база от данни с достоверни сертификати.</text:p>
      <text:p text:style-name="P199">Смени си отношението от безразлично на заинтересувано. Мнгоо по-лесно се работи.</text:p>
      <text:p text:style-name="P199"/>
      <text:p text:style-name="P202"><text:span text:style-name="T251">/etc/pki/</text:span><text:span text:style-name="T252">CA/certs</text:span>- база с достоверни сертификати</text:p>
      <text:p text:style-name="P201"/>
      <text:p text:style-name="P199">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9"/>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0"/>
      <text:p text:style-name="P201"><text:span text:style-name="T251">server_cert</text:span> – <text:span text:style-name="T245">публичен сертификат на сървъра.</text:span></text:p>
      <text:p text:style-name="P201"/>
      <text:p text:style-name="P201"><text:span text:style-name="T251">private_key</text:span> – <text:span text:style-name="T245">частният ключ на сървъра.</text:span></text:p>
      <text:p text:style-name="P201"/>
      <text:p text:style-name="P201"><text:span text:style-name="T246">Файлът </text:span>/<text:span text:style-name="T246">etc/hostapd.eap_user съдържа няколко начина за указване на автентикация. Това се намира на сървъра.</text:span></text:p>
      <text:p text:style-name="P201"/>
      <text:p text:style-name="P203">После идва ред на клиента.</text:p>
      <text:p text:style-name="P203">При RHEL 7 в мрежовите настойки имаме MD5, TLS, TTLS, <text:span text:style-name="T247">P</text:span>WD, FAST, PEAP.</text:p>
      <text:p text:style-name="P203">На работа използваме PEAP. При тестването ще пробваме TLS, където има сертификати.</text:p>
      <text:p text:style-name="P203"/>
      <text:p text:style-name="P204">Как да създадем сертификати?</text:p>
      <text:p text:style-name="P205">1. сървърен сертификат</text:p>
      <text:p text:style-name="P205">2. клиентски сертификат</text:p>
      <text:p text:style-name="P205"/>
      <text:h text:style-name="Heading_20_2" text:outline-level="2"><text:bookmark-start text:name="__RefHeading___Toc6509_1836195972"/><text:soft-page-break/>Създаване на сървърен сертификат<text:bookmark-end text:name="__RefHeading___Toc6509_1836195972"/></text:h>
      <text:p text:style-name="P198">Има пакет <text:span text:style-name="T260">с колекция от CA root сертификати, който използва Mozilla – ca-certificates.</text:span></text:p>
      <text:p text:style-name="P226"><text:span text:style-name="T267">Rpm </text:span>Инсталирай този пакет:</text:p>
      <text:p text:style-name="P596">yum install -y ca-certificates</text:p>
      <text:p text:style-name="P206"/>
      <text:p text:style-name="P206">Инсталирай пакета openssl-perl, който съдържа Perl скрипт. Служи за генериране на сертификати.</text:p>
      <text:p text:style-name="P598">yum install -y opens<text:span text:style-name="T248">s</text:span>l-perl</text:p>
      <text:p text:style-name="P206"/>
      <text:p text:style-name="P210">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7"/>
      <text:p text:style-name="P207">Има помощна инф<text:span text:style-name="T261">о</text:span>рмация тук:</text:p>
      <text:p text:style-name="Preformatted_20_Text">man CA.pl</text:p>
      <text:p text:style-name="P208"><text:span text:style-name="T249">1. </text:span>Създаване на CA йерархия, чрез скипта се създава Root certificate:</text:p>
      <text:p text:style-name="P597">cd /etc/pki/tls/misc</text:p>
      <text:p text:style-name="P595"><text:bookmark-start text:name="__DdeLink__6372_2030787114"/>./CA.pl -newca<text:bookmark-end text:name="__DdeLink__6372_2030787114"/></text:p>
      <text:p text:style-name="P211">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1">Образува<text:span text:style-name="T264">т</text:span> се <text:span text:style-name="T264">2 файла</text:span>:</text:p>
      <text:p text:style-name="P211"><text:span text:style-name="T250">/etc/pki/CA/cacert.pem</text:span> – публичен ключ, <text:span text:style-name="T253">този сертификат служи само за подписване</text:span></text:p>
      <text:p text:style-name="P211"><text:span text:style-name="T250">/etc/pki/CA/private/cakey.pem</text:span><text:span text:style-name="T254"> – частен ключ на самия сертификат, не е на сървъра, като машина.</text:span></text:p>
      <text:p text:style-name="P213"/>
      <text:p text:style-name="P213">Могат да се генерират сертификатите на 1 компютър и да се копират на друг и пак ще работя.</text:p>
      <text:p text:style-name="P214">Най-важното е CA name и след него Common Name.</text:p>
      <text:p text:style-name="P211"/>
      <text:p text:style-name="P209"><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2">С този параметър частния ключ не се шифрира и не изисква от потребителя въвеждане на парола.</text:p>
      <text:p text:style-name="P215">При common name мога да задам шаблонна маска:</text:p>
      <text:p text:style-name="Preformatted_20_Text">*.redhat.com</text:p>
      <text:p text:style-name="P215">Така ще бъде валидно за всеки един сървър, на който се стартира hostap.</text:p>
      <text:p text:style-name="P216">Макар host name да бъде различно.</text:p>
      <text:p text:style-name="P218"/>
      <text:p text:style-name="P218">Образува<text:span text:style-name="T263">т 2</text:span> файл<text:span text:style-name="T263">а: заявка за сертификат </text:span>newreq.pem <text:span text:style-name="T263">и частен ключ newkey.pem.</text:span></text:p>
      <text:p text:style-name="P217">Можеш да прочетеш REQ файла чрез:</text:p>
      <text:p text:style-name="Preformatted_20_Text">opens<text:span text:style-name="T263">s</text:span>l req -in newreq.pem -text</text:p>
      <text:p text:style-name="P209"/>
      <text:p text:style-name="P217">3. Подпис<text:span text:style-name="T256">ване на сертификата:</text:span></text:p>
      <text:p text:style-name="P594">./CA.pl -signreq</text:p>
      <text:p text:style-name="P228"><text:soft-page-break/>Root CA сертификатът се явява подписващ/издаващ за hostapd сървър/user сертификати.</text:p>
      <text:p text:style-name="P219">В<text:span text:style-name="T257">лагане на сертификата в базата от данни на Root CA с подписани сертификати.</text:span></text:p>
      <text:p text:style-name="P220">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1"/>
      <text:p text:style-name="P220">4. Преименуваме новообразуваните файлове, за да не бъдат презаписани при следващо генериране.</text:p>
      <text:p text:style-name="P220"/>
      <text:p text:style-name="P222">5. Генериране на Diffie-Hellman файл:</text:p>
      <text:p text:style-name="Preformatted_20_Text">openssl dhparam <text:span text:style-name="T266">2048</text:span> &gt; hostapd.dh.pem</text:p>
      <text:p text:style-name="Text_20_body">или</text:p>
      <text:p text:style-name="P599">openssl dhparam -out hostapd.dh.pem 2048</text:p>
      <text:p text:style-name="P227">Изча<text:span text:style-name="T272">ка</text:span>й генерирането.</text:p>
      <text:p text:style-name="P227"/>
      <text:p text:style-name="P222">6. Събери файловете на едно място:</text:p>
      <text:p text:style-name="Preformatted_20_Text">cp /etc/pki/CA/cacert.pem <text:s/>hostapd.ca.pem</text:p>
      <text:p text:style-name="P222"/>
      <text:p text:style-name="P224">На края трябва да има 4 файла:</text:p>
      <text:p text:style-name="P567">hostapd.ca.pem</text:p>
      <text:p text:style-name="P567">hostapd.cert.pem</text:p>
      <text:p text:style-name="P567">hostapd.dh.pem</text:p>
      <text:p text:style-name="P567">hostapd.key.pem</text:p>
      <text:p text:style-name="P223"/>
      <text:p text:style-name="P225">С това приключва генерирането на сертификати за програмата hostapt на сър<text:span text:style-name="T273">в</text:span>ъ<text:span text:style-name="T273">р</text:span>а.</text:p>
      <text:p text:style-name="P225"><text:span text:style-name="T274">Следва</text:span> клиентската част.</text:p>
      <text:p text:style-name="P225"/>
      <text:p text:style-name="P223"/>
      <text:h text:style-name="Heading_20_2" text:outline-level="2"><text:bookmark-start text:name="__RefHeading___Toc6511_1836195972"/>Приготвяне на клиентски сертификат<text:bookmark-end text:name="__RefHeading___Toc6511_1836195972"/></text:h>
      <text:p text:style-name="P229"><text:date style:data-style-name="N36" text:date-value="2017-07-16T16:13:02.553996099" text:fixed="true">16.07.2017 г.</text:date></text:p>
      <text:p text:style-name="P229">Създаване на заявка за клиенски сертификат:</text:p>
      <text:p text:style-name="Preformatted_20_Text">./CA.pl -newreq</text:p>
      <text:p text:style-name="P240"/>
      <text:p text:style-name="P240">Попълваме информация за сертификата:</text:p>
      <text:p text:style-name="P256">Country Name (2 letter code) [XX]:CZ\</text:p>
      <text:p text:style-name="P256">string is too long, it needs to be less than <text:s/>2 bytes long</text:p>
      <text:p text:style-name="P256">Country Name (2 letter code) [XX]:CZ</text:p>
      <text:p text:style-name="P256">State or Province Name (full name) []:Brno</text:p>
      <text:p text:style-name="P256">Locality Name (eg, city) [Default City]:Brno</text:p>
      <text:p text:style-name="P256">Organization Name (eg, company) [Default Company Ltd]:Test Company</text:p>
      <text:p text:style-name="P256">Organizational Unit Name (eg, section) []:</text:p>
      <text:p text:style-name="P256">Common Name (eg, your name or your server's hostname) []:<text:span text:style-name="T36">test_user</text:span></text:p>
      <text:p text:style-name="P256">Email Address []:<text:span text:style-name="T36">test_user@redhat.com</text:span></text:p>
      <text:p text:style-name="P256"/>
      <text:p text:style-name="P256"><text:soft-page-break/>Please enter the following 'extra' attributes</text:p>
      <text:p text:style-name="P256">to be sent with your certificate request</text:p>
      <text:p text:style-name="P256">A challenge password []:</text:p>
      <text:p text:style-name="P256">An optional company name []:</text:p>
      <text:p text:style-name="P235"/>
      <text:p text:style-name="P236">Има генерирани 2 файла:</text:p>
      <text:list xml:id="list8836682453761234488" text:style-name="L7">
        <text:list-item>
          <text:p text:style-name="P672">заявка за подписване: newreq.pem</text:p>
        </text:list-item>
        <text:list-item>
          <text:p text:style-name="P672">частен ключ: newkey.pem</text:p>
        </text:list-item>
      </text:list>
      <text:p text:style-name="P231"/>
      <text:p text:style-name="P230">Посписваме сертификата.</text:p>
      <text:p text:style-name="Preformatted_20_Text">./CA.pl -signreq</text:p>
      <text:p text:style-name="P237">Подписаният клиентски сертификат е тук: newcert.pem.</text:p>
      <text:p text:style-name="P237"/>
      <text:p text:style-name="P238">Преименуваме файлове<text:span text:style-name="T268">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4"/>
      <text:p text:style-name="P233"><text:span text:style-name="T269">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2"/>
      <text:p text:style-name="P239">Накрая имаме 3 файла:</text:p>
      <text:list xml:id="list7506947449687719513" text:style-name="L8">
        <text:list-item>
          <text:p text:style-name="P673"><text:span text:style-name="T271">t</text:span>est_user.ca.pem - публична част на CA root сертификата</text:p>
        </text:list-item>
        <text:list-item>
          <text:p text:style-name="P674">test_user.cert.pem - <text:span text:style-name="T270">публична част на клиентския сертификат</text:span></text:p>
        </text:list-item>
        <text:list-item>
          <text:p text:style-name="P674">test_user.key.pem - <text:span text:style-name="T270">частен ключ на клиентския сертификат</text:span></text:p>
        </text:list-item>
      </text:list>
      <text:p text:style-name="P241"/>
      <text:h text:style-name="P695" text:outline-level="1"><text:bookmark-start text:name="__RefHeading___Toc6525_1339909947"/>РЕШАВАНЕ НА ПРОБЛЕМИ ПРИ НАЧАЛНО ЗАРЕЖДАНЕ<text:bookmark-end text:name="__RefHeading___Toc6525_1339909947"/></text:h>
      <text:p text:style-name="P242"><text:date style:data-style-name="N36" text:date-value="2017-09-03T16:41:17.233902714" text:fixed="true">3.09.2017 г.</text:date></text:p>
      <text:p text:style-name="P243"><text:s/></text:p>
      <text:p text:style-name="P244">GRUB2 – Grand Unified Boot Loader 2</text:p>
      <text:p text:style-name="P244"/>
      <text:p text:style-name="P244"><text:date style:data-style-name="N36" text:date-value="2017-09-10T16:20:33.453535661" text:fixed="true">10.09.2017 г.</text:date></text:p>
      <text:p text:style-name="P244"/>
      <text:p text:style-name="P245">Конфигурационнен файл, който се генерира автоматично:</text:p>
      <text:p text:style-name="P245">/etc/grub2/grub.cfg</text:p>
      <text:p text:style-name="P245">Презаписва се автоматично при смяна на конфигурацията.</text:p>
      <text:p text:style-name="P245"/>
      <text:p text:style-name="P245">За добавяме на менюта, разгледай директорията:</text:p>
      <text:p text:style-name="Preformatted_20_Text">/etc/grub.d/</text:p>
      <text:p text:style-name="Text_20_body"/>
      <text:p text:style-name="P568">в следния файл могат да се променят параметрите на зареждането:</text:p>
      <text:p text:style-name="Preformatted_20_Text">/<text:span text:style-name="T275">etc/default/grub</text:span></text:p>
      <text:p text:style-name="P245"/>
      <text:p text:style-name="P245">И след това мога да прегенерирам файла за начално зареждане с командата:</text:p>
      <text:p text:style-name="Preformatted_20_Text">grub2-mkconfig -o &lt;output file&gt;</text:p>
      <text:p text:style-name="P245"/>
      <text:p text:style-name="P245">grub-install</text:p>
      <text:p text:style-name="P245"/>
      <text:p text:style-name="P245">Добавяне на диска, задаваме път към целия диск, не само към отделен дял:</text:p>
      <text:p text:style-name="P245">grub-install /dev/sda</text:p>
      <text:p text:style-name="P245"/>
      <text:p text:style-name="P246">Какво мога да направя, ако се повреди началното зареждане?</text:p>
      <text:p text:style-name="P246">Зареждам DVD with RHEL</text:p>
      <text:p text:style-name="P246">Стартирам „спасителен режим“.</text:p>
      <text:p text:style-name="P246">Прикачвам главния дял на инсталация от твърдия диск: (root partition)</text:p>
      <text:p text:style-name="Preformatted_20_Text">chroot /mnt/sysimage</text:p>
      <text:p text:style-name="P246"/>
      <text:p text:style-name="P246">После провери, дали root дялът е прикачен:</text:p>
      <text:p text:style-name="Preformatted_20_Text">cat /etc/fstab</text:p>
      <text:p text:style-name="P247">и после команда</text:p>
      <text:p text:style-name="P247">mount</text:p>
      <text:p text:style-name="P247"/>
      <text:p text:style-name="P248">Инталация на нов зареждащ модул в MBR на диска (не отделен цял):</text:p>
      <text:p text:style-name="Preformatted_20_Text">grub-install <text:s/>/dev/sda</text:p>
      <text:p text:style-name="P248"/>
      <text:h text:style-name="Heading_20_2" text:outline-level="2"><text:bookmark-start text:name="__RefHeading___Toc6527_1339909947"/>Начално зареждане на UEFI<text:bookmark-end text:name="__RefHeading___Toc6527_1339909947"/></text:h>
      <text:p text:style-name="P249">Никога не използвай grub2-install , когато имам UEFI зареждане.</text:p>
      <text:p text:style-name="P250">Вместо това се преинсталира следния модул:</text:p>
      <text:p text:style-name="Preformatted_20_Text">yum reinstall grub2-efi shim</text:p>
      <text:p text:style-name="P251"><text:soft-page-break/>Генерирането на нов grub config става по същия начин, както и при BIOS системите:</text:p>
      <text:p text:style-name="Preformatted_20_Text">grub2-mkconfig -o /boot/efi/EFI/redhat/grub.cfg</text:p>
      <text:p text:style-name="P251"/>
      <text:p text:style-name="P252">(директорията /boot/efi е отделен дял, който е форматиран с файлова система FAT.)</text:p>
      <text:p text:style-name="P253"/>
      <text:p text:style-name="P253">Как да определя реда на зареждане на операционни системи при UEFI?</text:p>
      <text:p text:style-name="Preformatted_20_Text">efiboo<text:span text:style-name="T276">t</text:span>mgr</text:p>
      <text:p text:style-name="P254">Виждам сегашната ОС, таймаут, ред на зареждане, <text:span text:style-name="T277">описание където се вижда какви системи са инсталирани.</text:span></text:p>
      <text:p text:style-name="P676"/>
      <text:p text:style-name="P676">За премахвене на ред от цонфигурацията:</text:p>
      <text:p text:style-name="Preformatted_20_Text">efibootmgr -b &lt;boot menu No. &gt; -B</text:p>
      <text:p text:style-name="P254"/>
      <text:p text:style-name="P677">Временно избиране на друго устройство:</text:p>
      <text:p text:style-name="Preformatted_20_Text">efibootmgr -n &lt;menu No.&gt;</text:p>
      <text:p text:style-name="P677"/>
      <text:h text:style-name="Heading_20_2" text:outline-level="2">Решаване на проблеми със системни услуги</text:h>
      <text:p text:style-name="P678">Бележка: при начално зареждане</text:p>
      <text:p text:style-name="P678"/>
      <text:p text:style-name="P670">SystemD съхранява описание на услугите тук:</text:p>
      <text:p text:style-name="Preformatted_20_Text">/usr/lib/systemd/system</text:p>
      <text:p text:style-name="P670"/>
      <text:p text:style-name="P671">Редактиране на 1 услуга</text:p>
      <text:p text:style-name="P699">/usr/lib/systemd/system/*.service</text:p>
      <text:p text:style-name="P679">Търси реда WantedBy – коя друга услуга изисква текущата услуга.</text:p>
      <text:p text:style-name="P679">Покажи зависимостите между услугите:</text:p>
      <text:p text:style-name="Preformatted_20_Text">systemctl list-dependencies &lt;service name&gt;</text:p>
      <text:p text:style-name="P680">ВНИМАНИЕ: Може проблем, който е възникнал извън текущата услуга да доведе ди нейното спиране, ако мястото представлява <text:span text:style-name="T278">друга </text:span>зависима услуга.</text:p>
      <text:p text:style-name="P682"/>
      <text:p text:style-name="P682">Пример с услуга SSH:</text:p>
      <text:p text:style-name="Preformatted_20_Text"><text:span text:style-name="T279">s</text:span>ystemctl list-dependencies sshd</text:p>
      <text:p text:style-name="P681"/>
      <text:p text:style-name="P683">След като редактирам файл с описание на услуга, трябва да презаредя услугите на systemd.</text:p>
      <text:p text:style-name="Preformatted_20_Text">systemctl deamon-reload</text:p>
      <text:p text:style-name="P684">Случва се една услуга да изисква втора услуга, а 2-та изисва 1-вата се получава зацикляне.</text:p>
      <text:p text:style-name="P684">Тогава пиша команда:</text:p>
      <text:p text:style-name="Preformatted_20_Text">systemct status -l &lt;име на услугата&gt;</text:p>
      <text:p text:style-name="P685">Там се вижда проблем с зациклянето.</text:p>
      <text:p text:style-name="P685"/>
      <text:p text:style-name="P6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9-10T17:51:25.243415898</dc:date>
    <meta:editing-duration>P2DT1H13M28S</meta:editing-duration>
    <meta:editing-cycles>1491</meta:editing-cycles>
    <meta:generator>LibreOffice/5.0.6.2$Linux_X86_64 LibreOffice_project/00$Build-2</meta:generator>
    <dc:creator>pgeorgie </dc:creator>
    <meta:document-statistic meta:table-count="12" meta:image-count="8" meta:object-count="1" meta:page-count="72" meta:paragraph-count="1830" meta:word-count="12351" meta:character-count="82511" meta:non-whitespace-character-count="715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